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5.75cm" fo:min-width="14.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5cm" fo:min-width="4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6d6d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cm" svg:stroke-color="#000000" draw:marker-end="Linienspitzen_20_1" draw:marker-end-width="0.2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45cm" loext:decorative="false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3faf46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false" fo:min-height="3.153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5cm" fo:min-width="1.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645cm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25cm" fo:min-width="3.75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5cm" fo:min-width="1.126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5cm" fo:min-width="1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a6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false" fo:min-height="3.153cm" fo:min-width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cm" fo:min-width="2.75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6cm" fo:min-width="3.25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cm" fo:min-width="1.126cm" style:writing-mode="lr-tb" loext:decorative="false"/>
      <style:paragraph-properties style:writing-mode="lr-tb"/>
    </style:style>
    <style:style style:name="gr41" style:family="graphic" style:parent-style-name="standard">
      <style:graphic-properties draw:marker-end="Linienspitzen_20_8" draw:marker-end-width="0.3cm" draw:textarea-horizontal-align="center" draw:textarea-vertical-align="middle" loext:decorative="false"/>
    </style:style>
    <style:style style:name="gr42" style:family="graphic" style:parent-style-name="standard">
      <style:graphic-properties draw:fill-color="#800080" draw:textarea-horizontal-align="justify" draw:textarea-vertical-align="middle" draw:auto-grow-height="false" fo:min-height="0.5cm" fo:min-width="2.75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0000" draw:textarea-horizontal-align="justify" draw:textarea-vertical-align="middle" draw:auto-grow-height="false" fo:min-height="0.5cm" fo:min-width="2.75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ff0000"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ffa6a6" draw:textarea-horizontal-align="justify" draw:textarea-vertical-align="middle" draw:auto-grow-height="false" fo:min-height="0.5cm" fo:min-width="1.126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ffa6a6" draw:textarea-horizontal-align="justify" draw:textarea-vertical-align="middle" draw:auto-grow-height="false" fo:min-height="0.75cm" fo:min-width="2.75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stroke="dash" draw:stroke-dash="Long_20_Dash_20__28_Rounded_29_" draw:marker-end="Linienspitzen_20_6" draw:marker-end-width="0.3cm" svg:stroke-linecap="round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 loext:decorative="false"/>
      <style:paragraph-properties style:writing-mode="lr-tb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0.104cm" fo:min-width="1.354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dedce6" draw:textarea-horizontal-align="justify" draw:textarea-vertical-align="middle" draw:auto-grow-height="false" fo:min-height="0.104cm" fo:min-width="1.35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5983b0" draw:textarea-horizontal-align="justify" draw:textarea-vertical-align="middle" draw:auto-grow-height="false" fo:min-height="0.104cm" fo:min-width="1.354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dde8cb" draw:textarea-horizontal-align="justify" draw:textarea-vertical-align="middle" draw:auto-grow-height="false" fo:min-height="0.104cm" fo:min-width="1.354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3faf46" draw:textarea-horizontal-align="justify" draw:textarea-vertical-align="middle" draw:auto-grow-height="false" fo:min-height="0.104cm" fo:min-width="1.354cm" style:writing-mode="lr-tb" loext:decorative="false"/>
      <style:paragraph-properties style:writing-mode="lr-tb"/>
    </style:style>
    <style:style style:name="gr5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1.75cm" fo:min-width="7.5cm" loext:decorative="fals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5cm" fo:min-width="0.75cm" style:writing-mode="lr-tb" loext:decorative="false"/>
      <style:paragraph-properties style:writing-mode="lr-tb"/>
    </style:style>
    <style:style style:name="gr56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2.75cm" fo:min-width="6.25cm" loext:decorative="false"/>
    </style:style>
    <style:style style:name="gr57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58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2.75cm" fo:min-width="7.5cm" loext:decorative="false"/>
    </style:style>
    <style:style style:name="gr59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1.75cm" fo:min-width="6.25cm" loext:decorative="false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25cm" fo:min-width="1.75cm" style:writing-mode="lr-tb" loext:decorative="false"/>
      <style:paragraph-properties style:writing-mode="lr-tb"/>
    </style:style>
    <style:style style:name="gr61" style:family="graphic" style:parent-style-name="objectwithoutfill">
      <style:graphic-properties svg:stroke-color="#000000" draw:marker-end="Linienspitzen_20_2" draw:marker-end-width="0.1cm" draw:fill="none" draw:textarea-vertical-align="middle" loext:decorative="false"/>
    </style:style>
    <style:style style:name="gr6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2.25cm" fo:min-width="6.25cm" loext:decorative="false"/>
    </style:style>
    <style:style style:name="gr6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1.5cm" fo:min-width="7.5cm" loext:decorative="false"/>
    </style:style>
    <style:style style:name="gr64" style:family="graphic" style:parent-style-name="standard">
      <style:graphic-properties draw:fill-color="#dedce6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5983b0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end="Linienspitzen_20_2" draw:marker-end-width="0.2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95cm" loext:decorative="false"/>
      <style:paragraph-properties style:writing-mode="lr-tb"/>
    </style:style>
    <style:style style:name="gr69" style:family="graphic" style:parent-style-name="objectwithoutfill">
      <style:graphic-properties draw:stroke="solid" draw:stroke-dash="Dash" svg:stroke-width="0cm" svg:stroke-color="#000000" draw:marker-end="Linienspitzen_20_1" draw:marker-end-width="0.2cm" draw:stroke-linejoin="round" svg:stroke-linecap="butt" draw:fill="none" draw:textarea-vertical-align="middle" loext:decorative="false"/>
    </style:style>
    <style:style style:name="gr70" style:family="graphic" style:parent-style-name="standard">
      <style:graphic-properties draw:fill="solid" draw:fill-color="#ff860d" loext:fill-use-slide-background="false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08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16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75" style:family="graphic" style:parent-style-name="standard">
      <style:graphic-properties draw:fill="solid" draw:fill-color="#ffa6a6" loext:fill-use-slide-background="false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ffa6a6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78" style:family="graphic" style:parent-style-name="standard">
      <style:graphic-properties draw:fill-color="#800080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ff860d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55cm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ffa6a6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84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0.606cm" style:writing-mode="lr-tb" loext:decorative="false"/>
      <style:paragraph-properties style:writing-mode="lr-tb"/>
    </style:style>
    <style:style style:name="gr85" style:family="graphic" style:parent-style-name="standard">
      <style:graphic-properties draw:fill-color="#dde8cb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86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87" style:family="graphic" style:parent-style-name="standard">
      <style:graphic-properties draw:fill-color="#ff860d" draw:textarea-horizontal-align="justify" draw:textarea-vertical-align="middle" draw:auto-grow-height="false" fo:min-height="0.25cm" fo:min-width="1.78cm" style:writing-mode="lr-tb" loext:decorative="false"/>
      <style:paragraph-properties style:writing-mode="lr-tb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0.104cm" fo:min-width="1.604cm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loext:decorative="false"/>
      <style:paragraph-properties style:writing-mode="lr-tb"/>
    </style:style>
    <style:style style:name="gr90" style:family="graphic" style:parent-style-name="standard">
      <style:graphic-properties draw:fill-color="#ff0000" draw:textarea-horizontal-align="justify" draw:textarea-vertical-align="middle" draw:auto-grow-height="false" fo:min-height="0.458cm" fo:min-width="1.708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0.25cm" fo:min-width="1.28cm" style:writing-mode="lr-tb" loext:decorative="false"/>
      <style:paragraph-properties style:writing-mode="lr-tb"/>
    </style:style>
    <style:style style:name="gr92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0.5cm" style:writing-mode="lr-tb" loext:decorative="false"/>
      <style:paragraph-properties style:writing-mode="lr-tb"/>
    </style:style>
    <style:style style:name="gr93" style:family="graphic" style:parent-style-name="standard">
      <style:graphic-properties draw:fill="solid" draw:fill-color="#ffa6a6" loext:fill-use-slide-background="false" draw:textarea-horizontal-align="justify" draw:textarea-vertical-align="middle" draw:auto-grow-height="false" fo:min-height="0.25cm" fo:min-width="1.126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ffff00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ff0000" draw:textarea-horizontal-align="justify" draw:textarea-vertical-align="middle" draw:auto-grow-height="false" fo:min-height="0.104cm" fo:min-width="1.604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ff860d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97" style:family="graphic" style:parent-style-name="standard">
      <style:graphic-properties draw:textarea-vertical-align="middle" draw:auto-grow-height="false" fo:min-height="0.065cm" fo:min-width="0cm" fo:wrap-option="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 loext:decorative="false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0.626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ffa6a6" draw:textarea-horizontal-align="justify" draw:textarea-vertical-align="middle" draw:auto-grow-height="false" fo:min-height="0.25cm" fo:min-width="1.78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0.626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ffffd7" draw:textarea-horizontal-align="justify" draw:textarea-vertical-align="middle" draw:auto-grow-height="false" fo:min-height="5.25cm" fo:min-width="4.75cm" loext:decorative="false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05" style:family="graphic" style:parent-style-name="standard">
      <style:graphic-properties draw:fill-color="#ff0000" draw:textarea-horizontal-align="justify" draw:textarea-vertical-align="middle" draw:auto-grow-height="false" fo:min-height="4.5cm" fo:min-width="3.25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07" style:family="graphic" style:parent-style-name="standard">
      <style:graphic-properties draw:stroke="dash" draw:stroke-dash="Long_20_Dash" svg:stroke-linecap="butt" draw:fill="none" loext:fill-use-slide-background="false" draw:textarea-horizontal-align="justify" draw:textarea-vertical-align="middle" draw:auto-grow-height="false" fo:min-height="11.25cm" fo:min-width="8cm" loext:decorative="false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09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0.626cm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fill-color="#ff860d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fill-color="#ffa6a6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01cm" loext:decorative="false"/>
      <style:paragraph-properties style:writing-mode="lr-tb"/>
    </style:style>
    <style:style style:name="gr11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114" style:family="graphic" style:parent-style-name="standard">
      <style:graphic-properties draw:fill-color="#dedce6" draw:textarea-horizontal-align="justify" draw:textarea-vertical-align="middle" draw:auto-grow-height="false" fo:min-height="0.282cm" fo:min-width="1.782cm" style:writing-mode="lr-tb" loext:decorative="false"/>
      <style:paragraph-properties style:writing-mode="lr-tb"/>
    </style:style>
    <style:style style:name="gr115" style:family="graphic" style:parent-style-name="standard">
      <style:graphic-properties draw:fill-color="#dde8cb" draw:textarea-horizontal-align="justify" draw:textarea-vertical-align="middle" draw:auto-grow-height="false" fo:min-height="0.282cm" fo:min-width="1.782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fill-color="#ff860d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fill-color="#ffa6a6" draw:textarea-horizontal-align="justify" draw:textarea-vertical-align="middle" draw:auto-grow-height="false" fo:min-height="0.25cm" fo:min-width="2.03cm" style:writing-mode="lr-tb" loext:decorative="false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25cm" fo:min-width="1.03cm" style:writing-mode="lr-tb" loext:decorative="false"/>
      <style:paragraph-properties style:writing-mode="lr-tb"/>
    </style:style>
    <style:style style:name="gr119" style:family="graphic" style:parent-style-name="standard">
      <style:graphic-properties draw:fill-color="#ffa6a6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120" style:family="graphic" style:parent-style-name="standard">
      <style:graphic-properties draw:fill="solid" draw:fill-color="#ffa6a6" loext:fill-use-slide-background="false" draw:textarea-horizontal-align="justify" draw:textarea-vertical-align="middle" draw:auto-grow-height="false" fo:min-height="0.376cm" fo:min-width="1.126cm" style:writing-mode="lr-tb" loext:decorative="false"/>
      <style:paragraph-properties style:writing-mode="lr-tb"/>
    </style:style>
    <style:style style:name="P1" style:family="paragraph">
      <style:paragraph-properties fo:text-align="center" style:text-autospace="none"/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P2" style:family="paragraph">
      <style:paragraph-properties fo:text-align="center" style:text-autospace="none" style:writing-mode="lr-tb"/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 style:text-autospace="none" style:writing-mode="lr-tb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5" style:family="paragraph">
      <style:paragraph-properties fo:text-align="center" style:text-autospace="none"/>
      <style:text-properties style:use-window-font-color="true" loext:opacity="0%" style:font-name="Consolas" fo:font-size="12pt" fo:background-color="transparent" style:font-name-asian="Consolas" style:font-size-asian="12pt" style:font-name-complex="Consolas" style:font-size-complex="12pt"/>
    </style:style>
    <style:style style:name="P6" style:family="paragraph">
      <style:paragraph-properties fo:text-align="center" style:text-autospace="none" style:writing-mode="lr-tb"/>
      <style:text-properties style:use-window-font-color="true" loext:opacity="0%" style:font-name="Consolas" fo:font-size="12pt" fo:background-color="transparent" style:font-name-asian="Consolas" style:font-size-asian="12pt" style:font-name-complex="Consolas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a6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text-autospace="none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14" style:family="paragraph">
      <loext:graphic-properties draw:fill-color="#ff6d6d"/>
      <style:paragraph-properties fo:text-align="center" style:text-autospace="none" style:writing-mode="lr-tb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1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6pt" style:font-size-asian="6pt" style:font-size-complex="6pt"/>
    </style:style>
    <style:style style:name="P17" style:family="paragraph">
      <loext:graphic-properties draw:fill-color="#dddddd"/>
      <style:paragraph-properties fo:text-align="center" style:text-autospace="none" style:writing-mode="lr-tb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18" style:family="paragraph">
      <loext:graphic-properties draw:fill-color="#3faf46"/>
      <style:paragraph-properties fo:text-align="center" style:text-autospace="none" style:writing-mode="lr-tb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-color="#800080"/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paragraph-properties fo:text-align="center"/>
      <style:text-properties fo:font-size="8pt" style:font-size-asian="8pt" style:font-size-complex="8pt"/>
    </style:style>
    <style:style style:name="P33" style:family="paragraph">
      <loext:graphic-properties draw:fill-color="#ffa6a6"/>
      <style:paragraph-properties fo:text-align="center" style:writing-mode="lr-tb"/>
      <style:text-properties fo:font-size="8pt" style:font-size-asian="8pt" style:font-size-complex="8pt"/>
    </style:style>
    <style:style style:name="P34" style:family="paragraph">
      <loext:graphic-properties draw:fill-color="#ffa6a6"/>
      <style:paragraph-properties fo:text-align="center" style:writing-mode="lr-tb"/>
      <style:text-properties fo:font-size="12pt" style:font-size-asian="12pt" style:font-size-complex="12pt"/>
    </style:style>
    <style:style style:name="P35" style:family="paragraph">
      <style:paragraph-properties fo:text-align="center" style:text-autospace="none"/>
      <style:text-properties fo:color="#000000" loext:opacity="100%" style:font-name="Consolas" fo:font-size="6pt" style:font-name-asian="Consolas" style:font-size-asian="6pt" style:font-name-complex="Consolas" style:font-size-complex="6pt"/>
    </style:style>
    <style:style style:name="P36" style:family="paragraph">
      <loext:graphic-properties draw:fill-color="#dddddd"/>
      <style:paragraph-properties fo:text-align="center" style:text-autospace="none" style:writing-mode="lr-tb"/>
      <style:text-properties fo:color="#000000" loext:opacity="100%" style:font-name="Consolas" fo:font-size="6pt" style:font-name-asian="Consolas" style:font-size-asian="6pt" style:font-name-complex="Consolas" style:font-size-complex="6pt"/>
    </style:style>
    <style:style style:name="P37" style:family="paragraph">
      <loext:graphic-properties draw:fill-color="#dedce6"/>
      <style:paragraph-properties fo:text-align="center" style:text-autospace="none" style:writing-mode="lr-tb"/>
      <style:text-properties fo:color="#000000" loext:opacity="100%" style:font-name="Consolas" fo:font-size="6pt" style:font-name-asian="Consolas" style:font-size-asian="6pt" style:font-name-complex="Consolas" style:font-size-complex="6pt"/>
    </style:style>
    <style:style style:name="P38" style:family="paragraph">
      <loext:graphic-properties draw:fill-color="#5983b0"/>
      <style:paragraph-properties fo:text-align="center" style:text-autospace="none" style:writing-mode="lr-tb"/>
      <style:text-properties fo:color="#000000" loext:opacity="100%" style:font-name="Consolas" fo:font-size="6pt" style:font-name-asian="Consolas" style:font-size-asian="6pt" style:font-name-complex="Consolas" style:font-size-complex="6pt"/>
    </style:style>
    <style:style style:name="P39" style:family="paragraph">
      <loext:graphic-properties draw:fill-color="#dde8cb"/>
      <style:paragraph-properties fo:text-align="center" style:text-autospace="none" style:writing-mode="lr-tb"/>
      <style:text-properties fo:color="#000000" loext:opacity="100%" style:font-name="Consolas" fo:font-size="6pt" style:font-name-asian="Consolas" style:font-size-asian="6pt" style:font-name-complex="Consolas" style:font-size-complex="6pt"/>
    </style:style>
    <style:style style:name="P40" style:family="paragraph">
      <loext:graphic-properties draw:fill-color="#3faf46"/>
      <style:paragraph-properties fo:text-align="center" style:text-autospace="none" style:writing-mode="lr-tb"/>
      <style:text-properties fo:color="#000000" loext:opacity="100%" style:font-name="Consolas" fo:font-size="6pt" style:font-name-asian="Consolas" style:font-size-asian="6pt" style:font-name-complex="Consolas" style:font-size-complex="6pt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4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Consolas" fo:font-size="8pt" style:font-name-asian="Consolas" style:font-size-asian="8pt" style:font-name-complex="Consolas" style:font-size-complex="8pt"/>
    </style:style>
    <style:style style:name="P43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44" style:family="paragraph">
      <style:paragraph-properties fo:text-align="center"/>
      <style:text-properties fo:font-size="6pt" style:font-size-asian="6pt" style:font-size-complex="6pt"/>
    </style:style>
    <style:style style:name="P45" style:family="paragraph">
      <loext:graphic-properties draw:fill-color="#ffffff"/>
      <style:paragraph-properties fo:text-align="center" style:writing-mode="lr-tb"/>
      <style:text-properties fo:font-size="6pt" style:font-size-asian="6pt" style:font-size-complex="6pt"/>
    </style:style>
    <style:style style:name="P4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47" style:family="paragraph">
      <style:paragraph-properties fo:text-align="center" style:text-autospace="none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48" style:family="paragraph">
      <loext:graphic-properties draw:fill-color="#dedce6"/>
      <style:paragraph-properties fo:text-align="center" style:text-autospace="none" style:writing-mode="lr-tb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49" style:family="paragraph">
      <loext:graphic-properties draw:fill-color="#5983b0"/>
      <style:paragraph-properties fo:text-align="center" style:text-autospace="none" style:writing-mode="lr-tb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50" style:family="paragraph">
      <style:paragraph-properties fo:margin-top="0cm" fo:margin-bottom="0cm" fo:text-align="center"/>
      <style:text-properties fo:font-size="6pt" style:font-size-asian="6pt" style:font-size-complex="6pt"/>
    </style:style>
    <style:style style:name="P51" style:family="paragraph">
      <loext:graphic-properties draw:fill-color="#ffffff"/>
      <style:paragraph-properties fo:margin-top="0cm" fo:margin-bottom="0cm" fo:text-align="center" style:writing-mode="lr-tb"/>
      <style:text-properties fo:font-size="6pt" style:font-size-asian="6pt" style:font-size-complex="6pt"/>
    </style:style>
    <style:style style:name="P52" style:family="paragraph">
      <loext:graphic-properties draw:fill="solid" draw:fill-color="#ff860d"/>
      <style:paragraph-properties fo:text-align="center" style:writing-mode="lr-tb"/>
      <style:text-properties fo:font-size="6pt" style:font-size-asian="6pt" style:font-size-complex="6pt"/>
    </style:style>
    <style:style style:name="P53" style:family="paragraph">
      <loext:graphic-properties draw:fill="solid" draw:fill-color="#ffa6a6"/>
      <style:paragraph-properties fo:text-align="center" style:writing-mode="lr-tb"/>
      <style:text-properties fo:font-size="6pt" style:font-size-asian="6pt" style:font-size-complex="6pt"/>
    </style:style>
    <style:style style:name="P54" style:family="paragraph">
      <loext:graphic-properties draw:fill-color="#ffa6a6"/>
      <style:paragraph-properties fo:margin-top="0cm" fo:margin-bottom="0cm" fo:text-align="center" style:writing-mode="lr-tb"/>
      <style:text-properties fo:font-size="6pt" style:font-size-asian="6pt" style:font-size-complex="6pt"/>
    </style:style>
    <style:style style:name="P55" style:family="paragraph">
      <loext:graphic-properties draw:fill-color="#800080"/>
      <style:paragraph-properties fo:margin-top="0cm" fo:margin-bottom="0cm" fo:text-align="center" style:writing-mode="lr-tb"/>
      <style:text-properties fo:font-size="6pt" style:font-size-asian="6pt" style:font-size-complex="6pt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57" style:family="paragraph">
      <loext:graphic-properties draw:fill-color="#ff860d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58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59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60" style:family="paragraph">
      <loext:graphic-properties draw:fill-color="#ffffff"/>
      <style:paragraph-properties fo:margin-top="0cm" fo:margin-bottom="0cm"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62" style:family="paragraph">
      <loext:graphic-properties draw:fill-color="#dde8cb"/>
      <style:paragraph-properties fo:text-align="center" style:text-autospace="none" style:writing-mode="lr-tb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63" style:family="paragraph">
      <loext:graphic-properties draw:fill-color="#ff860d"/>
      <style:paragraph-properties fo:margin-top="0cm" fo:margin-bottom="0cm" fo:text-align="center" style:writing-mode="lr-tb"/>
      <style:text-properties fo:font-size="6pt" style:font-size-asian="6pt" style:font-size-complex="6pt"/>
    </style:style>
    <style:style style:name="P6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65" style:family="paragraph">
      <loext:graphic-properties draw:fill-color="#3faf46"/>
      <style:paragraph-properties fo:text-align="center" style:text-autospace="none" style:writing-mode="lr-tb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66" style:family="paragraph">
      <loext:graphic-properties draw:fill-color="#ff0000"/>
      <style:paragraph-properties fo:text-align="center" style:text-autospace="none" style:writing-mode="lr-tb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67" style:family="paragraph">
      <loext:graphic-properties draw:fill-color="#ffff00"/>
      <style:paragraph-properties fo:margin-top="0cm" fo:margin-bottom="0cm" fo:text-align="center" style:writing-mode="lr-tb"/>
      <style:text-properties fo:font-size="6pt" style:font-size-asian="6pt" style:font-size-complex="6pt"/>
    </style:style>
    <style:style style:name="P68" style:family="paragraph">
      <style:paragraph-properties fo:text-align="center" style:writing-mode="lr-tb"/>
      <style:text-properties fo:font-size="6pt" style:font-size-asian="6pt" style:font-size-complex="6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70" style:family="paragraph">
      <loext:graphic-properties draw:fill-color="#ffffd7"/>
      <style:paragraph-properties fo:text-align="center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P7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8pt" fo:font-style="normal" fo:text-shadow="none" style:text-underline-style="none" fo:font-weight="normal" style:letter-kerning="true" style:font-name-asian="Consolas" style:font-size-asian="8pt" style:font-style-asian="normal" style:font-weight-asian="normal" style:font-name-complex="Consolas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6pt" fo:font-style="normal" fo:text-shadow="none" style:text-underline-style="none" fo:font-weight="normal" style:letter-kerning="true" style:font-name-asian="Consolas" style:font-size-asian="6pt" style:font-style-asian="normal" style:font-weight-asian="normal" style:font-name-complex="Consolas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cm" svg:x="6cm" svg:y="27cm">
          <text:p text:style-name="P1"><text:span text:style-name="T1">DownLinkUsartMpH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1.25cm" svg:x="9cm" svg:y="1cm">
          <draw:text-box>
            <text:p><text:span text:style-name="T2">Master</text:span></text:p>
          </draw:text-box>
        </draw:frame>
        <draw:custom-shape draw:style-name="gr1" draw:text-style-name="P2" draw:layer="layout" svg:width="5cm" svg:height="1cm" svg:x="5cm" svg:y="25cm">
          <text:p text:style-name="P1"><text:span text:style-name="T1">ComLinkUsartMpH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cm" svg:height="16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3cm" svg:y="6cm">
          <text:p text:style-name="P1"><text:span text:style-name="T1">Link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1cm" svg:x="2cm" svg:y="4cm">
          <text:p text:style-name="P5"><text:span text:style-name="T3">ComNode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cm" svg:height="0.75cm" svg:x="4cm" svg:y="8cm">
          <draw:text-box>
            <text:p text:style-name="P7"><text:span text:style-name="T1">SyncedLinkBase</text:span></text:p>
          </draw:text-box>
        </draw:frame>
        <draw:custom-shape draw:style-name="gr5" draw:text-style-name="P10" xml:id="id6" draw:id="id6" draw:layer="layout" svg:width="4cm" svg:height="1cm" svg:x="14.732cm" svg:y="15.981cm">
          <text:p text:style-name="P9"><text:span text:style-name="T4">VonEnterOffline</text:span></text:p>
          <text:p text:style-name="P9"><text:span text:style-name="T5">(</text:span><text:span text:style-name="T6">no Sync for 200ms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4" draw:id="id4" draw:layer="layout" svg:width="4.5cm" svg:height="1.75cm" svg:x="9.5cm" svg:y="10cm">
          <text:p text:style-name="P11"><text:span text:style-name="T6">OfflineCnt = 0ms</text:span></text:p>
          <text:p text:style-name="P11"><text:span text:style-name="T6">ResetComCnt = 0ms</text:span></text:p>
          <text:p text:style-name="P11"><text:span text:style-name="T6">NoSyncCnt = 0ms</text:span></text:p>
          <text:p text:style-name="P11"><text:span text:style-name="T6">OnlineTimeout = 200ms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5" draw:id="id5" draw:layer="layout" svg:width="2.5cm" svg:height="1cm" svg:x="10.5cm" svg:y="12.25cm">
          <text:p text:style-name="P13"><text:span text:style-name="T7">Offlin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16.5cm" svg:y1="20.75cm" svg:x2="16.75cm" svg:y2="19.5cm" draw:start-shape="id1" draw:start-glue-point="0" draw:end-shape="id2" draw:end-glue-point="6" svg:d="M16500 20750c0-936 250-311 250-1250" svg:viewBox="0 0 251 1251">
          <text:p/>
        </draw:connector>
        <draw:frame draw:style-name="gr9" draw:text-style-name="P16" draw:layer="layout" svg:width="2.145cm" svg:height="1cm" svg:x="11.605cm" svg:y="14.5cm">
          <draw:text-box>
            <text:p><text:span text:style-name="T8">OnSync</text:span></text:p>
          </draw:text-box>
        </draw:frame>
        <draw:custom-shape draw:style-name="gr10" draw:text-style-name="P17" xml:id="id3" draw:id="id3" draw:layer="layout" svg:width="2.5cm" svg:height="1cm" svg:x="10.5cm" svg:y="8.5cm">
          <text:p text:style-name="P13"><text:span text:style-name="T7">Ini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11.75cm" svg:y1="9.5cm" svg:x2="11.75cm" svg:y2="10cm" draw:start-shape="id3" draw:start-glue-point="2" draw:end-shape="id4" draw:end-glue-point="0" svg:d="M11750 9500v500" svg:viewBox="0 0 1 501">
          <text:p/>
        </draw:connector>
        <draw:connector draw:style-name="gr8" draw:text-style-name="P15" draw:layer="layout" draw:type="curve" svg:x1="11.75cm" svg:y1="11.75cm" svg:x2="11.75cm" svg:y2="12.25cm" draw:start-shape="id4" draw:start-glue-point="2" draw:end-shape="id5" draw:end-glue-point="0" svg:d="M11750 11750v500" svg:viewBox="0 0 1 501">
          <text:p/>
        </draw:connector>
        <draw:custom-shape draw:style-name="gr11" draw:text-style-name="P18" xml:id="id8" draw:id="id8" draw:layer="layout" svg:width="2.5cm" svg:height="1cm" svg:x="10.5cm" svg:y="21cm">
          <text:p text:style-name="P13"><text:span text:style-name="T7">Onlin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16.732cm" svg:y1="15.981cm" svg:x2="14.5cm" svg:y2="13.625cm" draw:start-shape="id6" draw:start-glue-point="0" draw:end-shape="id7" draw:end-glue-point="10" svg:d="M16732 15981c0-1571-744-2356-2232-2356" svg:viewBox="0 0 2233 2357">
          <text:p/>
        </draw:connector>
        <draw:custom-shape draw:style-name="gr12" draw:text-style-name="P20" draw:layer="layout" svg:width="5cm" svg:height="2cm" svg:x="33cm" svg:y="12.25cm">
          <text:p text:style-name="P19"><text:span text:style-name="T4">Reset ReInit Timeout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3cm" svg:y1="21.5cm" svg:x2="14.5cm" svg:y2="21.5cm" draw:start-shape="id8" draw:start-glue-point="7" draw:end-shape="id1" svg:d="M13000 21500h1500" svg:viewBox="0 0 1501 1">
          <text:p/>
        </draw:connector>
        <draw:frame draw:style-name="gr9" draw:text-style-name="P16" draw:layer="layout" svg:width="2.145cm" svg:height="1cm" svg:x="29.855cm" svg:y="10cm">
          <draw:text-box>
            <text:p><text:span text:style-name="T8">Stuck </text:span></text:p>
            <text:p><text:span text:style-name="T8">Timeout</text:span></text:p>
          </draw:text-box>
        </draw:frame>
        <draw:connector draw:style-name="gr8" draw:text-style-name="P15" draw:layer="layout" draw:type="curve" svg:x1="11.75cm" svg:y1="17cm" svg:x2="11.875cm" svg:y2="19.25cm" draw:start-shape="id9" draw:start-glue-point="2" draw:end-shape="id10" draw:end-glue-point="4" svg:d="M11750 17000c0 1687 125 563 125 2250" svg:viewBox="0 0 126 2251">
          <text:p/>
        </draw:connector>
        <draw:frame draw:style-name="gr9" draw:text-style-name="P16" draw:layer="layout" svg:width="2.145cm" svg:height="1cm" svg:x="28.355cm" svg:y="13.25cm">
          <draw:text-box>
            <text:p><text:span text:style-name="T8">PinError</text:span></text:p>
            <text:p><text:span text:style-name="T8">BusError</text:span></text:p>
            <text:p><text:span text:style-name="T8">ErIrq</text:span></text:p>
          </draw:text-box>
        </draw:frame>
        <draw:frame draw:style-name="gr13" draw:text-style-name="P22" draw:layer="layout" svg:width="5cm" svg:height="3.403cm" svg:x="32.5cm" svg:y="6.597cm">
          <draw:text-box>
            <text:p text:style-name="P21"><text:span text:style-name="T6">Wenn sich er Zustand der I2C-Master StateMaschine ändert oder die Sm im Idle ist, dann wird der Stuck Timeout zurückgesetzt. Dies soll verhindern, falls die Sm auf ein HW-Event wartet und das aber nicht kommt.</text:span></text:p>
          </draw:text-box>
        </draw:frame>
        <draw:connector draw:style-name="gr8" draw:text-style-name="P15" draw:layer="layout" draw:type="curve" svg:x1="29.786cm" svg:y1="10.75cm" svg:x2="35.536cm" svg:y2="12.25cm" svg:d="M29786 10750c3834 0 5750 500 5750 1500" svg:viewBox="0 0 5751 1501">
          <text:p/>
        </draw:connector>
        <draw:frame draw:style-name="gr14" draw:text-style-name="P23" draw:layer="layout" svg:width="3.25cm" svg:height="2cm" svg:x="26.75cm" svg:y="17.25cm">
          <draw:text-box>
            <text:p text:style-name="P21"><text:span text:style-name="T9">Slave</text:span><text:span text:style-name="T9"><text:line-break/></text:span><text:span text:style-name="T2">I2C-Treiber</text:span><text:span text:style-name="T2"><text:line-break/></text:span><text:span text:style-name="T2">Robustness</text:span></text:p>
          </draw:text-box>
        </draw:frame>
        <draw:custom-shape draw:style-name="gr15" draw:text-style-name="P20" xml:id="id1" draw:id="id1" draw:layer="layout" svg:width="4cm" svg:height="1.5cm" svg:x="14.5cm" svg:y="20.75cm">
          <text:p text:style-name="P19"><text:span text:style-name="T6">OfflineCnt = 0ms</text:span></text:p>
          <text:p text:style-name="P19"><text:span text:style-name="T6">ResetComCnt = 0ms</text:span></text:p>
          <text:p text:style-name="P19"><text:span text:style-name="T6">NoSyncCnt += 10m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9" draw:id="id9" draw:layer="layout" svg:width="4cm" svg:height="1.25cm" svg:x="9.75cm" svg:y="15.75cm">
          <text:p text:style-name="P11"><text:span text:style-name="T6">ResetComCnt = 0ms</text:span></text:p>
          <text:p text:style-name="P11"><text:span text:style-name="T6">NoSyncCnt = 0ms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1.75cm" svg:y1="13.25cm" svg:x2="11.75cm" svg:y2="15.75cm" draw:start-shape="id5" draw:start-glue-point="2" draw:end-shape="id9" draw:end-glue-point="0" svg:d="M11750 13250v2500" svg:viewBox="0 0 1 2501">
          <text:p/>
        </draw:connector>
        <draw:frame draw:style-name="gr9" draw:text-style-name="P16" draw:layer="layout" svg:width="2.145cm" svg:height="1cm" svg:x="13.105cm" svg:y="21cm">
          <draw:text-box>
            <text:p><text:span text:style-name="T8">10ms</text:span></text:p>
          </draw:text-box>
        </draw:frame>
        <draw:custom-shape draw:style-name="gr17" draw:text-style-name="P25" xml:id="id2" draw:id="id2" draw:layer="layout" svg:width="4cm" svg:height="1.5cm" svg:x="14.75cm" svg:y="18cm">
          <text:p text:style-name="P24"><text:span text:style-name="T10">NoSync</text:span></text:p>
          <text:p text:style-name="P24"><text:span text:style-name="T10">Cnt &gt;= </text:span><text:span text:style-name="T11">Online</text:span></text:p>
          <text:p text:style-name="P24"><text:span text:style-name="T11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6" xml:id="id10" draw:id="id10" draw:layer="layout" svg:width="0.25cm" svg:height="0.25cm" svg:x="11.75cm" svg:y="1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curve" svg:x1="11.875cm" svg:y1="19.5cm" svg:x2="11.75cm" svg:y2="21cm" draw:start-shape="id10" draw:start-glue-point="8" draw:end-shape="id8" draw:end-glue-point="0" svg:d="M11875 19500c0 1126-125 377-125 1500" svg:viewBox="0 0 126 1501">
          <text:p/>
        </draw:connector>
        <draw:connector draw:style-name="gr8" draw:text-style-name="P15" draw:layer="layout" draw:type="curve" svg:x1="14.75cm" svg:y1="18.75cm" svg:x2="12cm" svg:y2="19.375cm" draw:start-shape="id2" draw:start-glue-point="5" draw:end-shape="id10" draw:end-glue-point="10" svg:d="M14750 18750c-2061 0-686 625-2750 625" svg:viewBox="0 0 2751 626">
          <text:p/>
        </draw:connector>
        <draw:connector draw:style-name="gr8" draw:text-style-name="P15" draw:layer="layout" draw:type="curve" svg:x1="16.75cm" svg:y1="18cm" svg:x2="16.732cm" svg:y2="16.981cm" draw:start-shape="id2" draw:start-glue-point="4" draw:end-shape="id6" draw:end-glue-point="2" svg:d="M16750 18000c0-763-18-254-18-1019" svg:viewBox="0 0 19 1020">
          <text:p/>
        </draw:connector>
        <draw:frame draw:style-name="gr19" draw:text-style-name="P16" draw:layer="layout" svg:width="1.145cm" svg:height="0.5cm" svg:x="16.605cm" svg:y="17.5cm">
          <draw:text-box>
            <text:p><text:span text:style-name="T8">y</text:span></text:p>
          </draw:text-box>
        </draw:frame>
        <draw:frame draw:style-name="gr19" draw:text-style-name="P16" draw:layer="layout" svg:width="1.145cm" svg:height="0.5cm" svg:x="14.605cm" svg:y="18.25cm">
          <draw:text-box>
            <text:p><text:span text:style-name="T8">n</text:span></text:p>
          </draw:text-box>
        </draw:frame>
        <draw:connector draw:style-name="gr8" draw:text-style-name="P15" draw:layer="layout" draw:type="curve" svg:x1="10.5cm" svg:y1="12.75cm" svg:x2="8.75cm" svg:y2="12.75cm" draw:start-shape="id5" draw:start-glue-point="5" draw:end-shape="id11" svg:d="M10500 12750h-1750" svg:viewBox="0 0 1751 1">
          <text:p/>
        </draw:connector>
        <draw:custom-shape draw:style-name="gr20" draw:text-style-name="P20" xml:id="id11" draw:id="id11" draw:layer="layout" svg:width="4.25cm" svg:height="1.5cm" svg:x="4.5cm" svg:y="12cm">
          <text:p text:style-name="P19"><text:span text:style-name="T6">OfflineCnt += 10ms</text:span></text:p>
          <text:p text:style-name="P19"><text:span text:style-name="T6">ResetComCnt += 10ms</text:span></text:p>
          <text:p text:style-name="P19"><text:span text:style-name="T6">NoSyncCnt = 0ms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xml:id="id13" draw:id="id13" draw:layer="layout" svg:width="3.25cm" svg:height="1.5cm" svg:x="4.5cm" svg:y="15cm">
          <text:p text:style-name="P24"><text:span text:style-name="T10">Reset</text:span></text:p>
          <text:p text:style-name="P24"><text:span text:style-name="T10">ComCnt == 300m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5" draw:layer="layout" draw:type="curve" svg:x1="6.625cm" svg:y1="13.5cm" svg:x2="6.625cm" svg:y2="14.25cm" draw:start-shape="id11" draw:start-glue-point="2" draw:end-shape="id12" draw:end-glue-point="4" svg:d="M6625 13500v750" svg:viewBox="0 0 1 751">
          <text:p/>
        </draw:connector>
        <draw:custom-shape draw:style-name="gr22" draw:text-style-name="P25" xml:id="id17" draw:id="id17" draw:layer="layout" svg:width="3cm" svg:height="1.5cm" svg:x="7cm" svg:y="19.75cm">
          <text:p text:style-name="P24"><text:span text:style-name="T10">NoSyncOfflline == 10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6" xml:id="id12" draw:id="id12" draw:layer="layout" svg:width="0.25cm" svg:height="0.25cm" svg:x="6.5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curve" svg:x1="6.536cm" svg:y1="14.464cm" svg:x2="6.125cm" svg:y2="15cm" draw:start-shape="id12" draw:start-glue-point="7" draw:end-shape="id13" draw:end-glue-point="4" svg:d="M6536 14464c-274 0-411 178-411 536" svg:viewBox="0 0 412 537">
          <text:p/>
        </draw:connector>
        <draw:custom-shape draw:style-name="gr23" draw:text-style-name="P10" xml:id="id15" draw:id="id15" draw:layer="layout" svg:width="3.5cm" svg:height="1cm" svg:x="4.5cm" svg:y="18.5cm">
          <text:p text:style-name="P9"><text:span text:style-name="T4">VonResetCom</text:span></text:p>
          <text:p text:style-name="P9"><text:span text:style-name="T6">(Offline for 300ms)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xml:id="id14" draw:id="id14" draw:layer="layout" svg:width="3.5cm" svg:height="1cm" svg:x="4.5cm" svg:y="17cm">
          <text:p text:style-name="P19"><text:span text:style-name="T6">Reset ComFlags</text:span></text:p>
          <text:p text:style-name="P19"><text:span text:style-name="T6">Reset ComBuf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6.125cm" svg:y1="16.5cm" svg:x2="6.25cm" svg:y2="17cm" draw:start-shape="id13" draw:start-glue-point="6" draw:end-shape="id14" draw:end-glue-point="0" svg:d="M6125 16500c0 376 125 127 125 500" svg:viewBox="0 0 126 501">
          <text:p/>
        </draw:connector>
        <draw:connector draw:style-name="gr8" draw:text-style-name="P15" draw:layer="layout" draw:type="curve" svg:x1="6.25cm" svg:y1="18cm" svg:x2="6.25cm" svg:y2="18.5cm" draw:start-shape="id14" draw:start-glue-point="2" draw:end-shape="id15" draw:end-glue-point="0" svg:d="M6250 18000v500" svg:viewBox="0 0 1 501">
          <text:p/>
        </draw:connector>
        <draw:connector draw:style-name="gr8" draw:text-style-name="P15" draw:layer="layout" draw:type="curve" svg:x1="10.75cm" svg:y1="13.875cm" svg:x2="14.25cm" svg:y2="13.625cm" draw:start-shape="id16" draw:start-glue-point="10" draw:end-shape="id7" draw:end-glue-point="6" svg:d="M10750 13875c2626 0 877-250 3500-250" svg:viewBox="0 0 3501 251">
          <text:p/>
        </draw:connector>
        <draw:custom-shape draw:style-name="gr18" draw:text-style-name="P26" xml:id="id16" draw:id="id16" draw:layer="layout" svg:width="0.25cm" svg:height="0.25cm" svg:x="10.5cm" svg:y="1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curve" svg:x1="14.375cm" svg:y1="13.5cm" svg:x2="13cm" svg:y2="12.75cm" draw:start-shape="id7" draw:start-glue-point="4" draw:end-shape="id5" draw:end-glue-point="7" svg:d="M14375 13500c0-500-458-750-1375-750" svg:viewBox="0 0 1376 751">
          <text:p/>
        </draw:connector>
        <draw:custom-shape draw:style-name="gr18" draw:text-style-name="P26" xml:id="id7" draw:id="id7" draw:layer="layout" svg:width="0.25cm" svg:height="0.25cm" svg:x="14.25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.145cm" svg:height="0.5cm" svg:x="5.75cm" svg:y="16.5cm">
          <draw:text-box>
            <text:p><text:span text:style-name="T8">y</text:span></text:p>
          </draw:text-box>
        </draw:frame>
        <draw:frame draw:style-name="gr19" draw:text-style-name="P16" draw:layer="layout" svg:width="1.145cm" svg:height="0.5cm" svg:x="8.01cm" svg:y="15.15cm">
          <draw:text-box>
            <text:p><text:span text:style-name="T8">n</text:span></text:p>
          </draw:text-box>
        </draw:frame>
        <draw:connector draw:style-name="gr8" draw:text-style-name="P15" draw:layer="layout" draw:type="curve" svg:x1="6.75cm" svg:y1="14.375cm" svg:x2="8.5cm" svg:y2="19.75cm" draw:start-shape="id12" draw:start-glue-point="10" draw:end-shape="id17" draw:end-glue-point="4" svg:d="M6750 14375c1167 0 1750 1791 1750 5375" svg:viewBox="0 0 1751 5376">
          <text:p/>
        </draw:connector>
        <draw:custom-shape draw:style-name="gr23" draw:text-style-name="P10" xml:id="id18" draw:id="id18" draw:layer="layout" svg:width="3.5cm" svg:height="1cm" svg:x="4.5cm" svg:y="21.75cm">
          <text:p text:style-name="P9"><text:span text:style-name="T4">VOnOffline10s</text:span></text:p>
          <text:p text:style-name="P9"><text:span text:style-name="T6">(Offline for 10s)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7cm" svg:y1="20.5cm" svg:x2="6.25cm" svg:y2="21.75cm" draw:start-shape="id17" draw:start-glue-point="5" draw:end-shape="id18" draw:end-glue-point="0" svg:d="M7000 20500c-500 0-750 416-750 1250" svg:viewBox="0 0 751 1251">
          <text:p/>
        </draw:connector>
        <draw:connector draw:style-name="gr8" draw:text-style-name="P15" draw:layer="layout" draw:type="curve" svg:x1="10.375cm" svg:y1="19.75cm" svg:x2="8.875cm" svg:y2="15.25cm" draw:start-shape="id19" draw:start-glue-point="4" draw:end-shape="id20" draw:end-glue-point="8" svg:d="M10375 19750c0-3373-1500-1124-1500-4500" svg:viewBox="0 0 1501 4501">
          <text:p/>
        </draw:connector>
        <draw:frame draw:style-name="gr19" draw:text-style-name="P16" draw:layer="layout" svg:width="1.145cm" svg:height="0.5cm" svg:x="6.855cm" svg:y="20cm">
          <draw:text-box>
            <text:p><text:span text:style-name="T8">y</text:span></text:p>
          </draw:text-box>
        </draw:frame>
        <draw:connector draw:style-name="gr8" draw:text-style-name="P15" draw:layer="layout" draw:type="curve" svg:x1="9cm" svg:y1="15.125cm" svg:x2="10.5cm" svg:y2="13.875cm" draw:start-shape="id20" draw:start-glue-point="10" draw:end-shape="id16" draw:end-glue-point="6" svg:d="M9000 15125c1126 0 377-1250 1500-1250" svg:viewBox="0 0 1501 1251">
          <text:p/>
        </draw:connector>
        <draw:custom-shape draw:style-name="gr18" draw:text-style-name="P26" xml:id="id20" draw:id="id20" draw:layer="layout" svg:width="0.25cm" svg:height="0.25cm" svg:x="8.7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curve" svg:x1="7.75cm" svg:y1="15.75cm" svg:x2="8.75cm" svg:y2="15.125cm" draw:end-shape="id20" draw:end-glue-point="6" svg:d="M7750 15750c375 0-125-625 1000-625" svg:viewBox="0 0 1001 626">
          <text:p/>
        </draw:connector>
        <draw:connector draw:style-name="gr8" draw:text-style-name="P15" draw:layer="layout" draw:type="curve" svg:x1="8cm" svg:y1="22.25cm" svg:x2="10.375cm" svg:y2="20cm" draw:start-shape="id18" draw:start-glue-point="1" draw:end-shape="id19" draw:end-glue-point="8" svg:d="M8000 22250c1584 0 2375-750 2375-2250" svg:viewBox="0 0 2376 2251">
          <text:p/>
        </draw:connector>
        <draw:custom-shape draw:style-name="gr18" draw:text-style-name="P26" xml:id="id19" draw:id="id19" draw:layer="layout" svg:width="0.25cm" svg:height="0.25cm" svg:x="10.25cm" svg:y="1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curve" svg:x1="10cm" svg:y1="20.5cm" svg:x2="10.5cm" svg:y2="19.875cm" draw:start-shape="id17" draw:start-glue-point="7" draw:end-shape="id19" draw:end-glue-point="10" svg:d="M10000 20500c1503 0 1253-625 500-625" svg:viewBox="0 0 1100 626">
          <text:p/>
        </draw:connector>
      </draw:page>
      <draw:page draw:name="page2" draw:style-name="dp1" draw:master-page-name="Standard">
        <draw:custom-shape draw:style-name="gr25" draw:text-style-name="P27" xml:id="id22" draw:id="id22" draw:layer="layout" svg:width="5cm" svg:height="2cm" svg:x="1.5cm" svg:y="10cm">
          <text:p text:style-name="P9"><text:span text:style-name="T4">Reset ReInit Timeout</text:span><text:span text:style-name="T4"><text:line-break/></text:span><text:span text:style-name="T4">ReInitHw</text:span><text:span text:style-name="T4"><text:line-break/></text:span><text:span text:style-name="T4">ReInitAllSlaves</text:span><text:span text:style-name="T4"><text:line-break/></text:span><text:span text:style-name="T4">Set UnLo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24" draw:id="id24" draw:layer="layout" svg:width="4.5cm" svg:height="2cm" svg:x="7.75cm" svg:y="5cm">
          <text:p text:style-name="P19"><text:span text:style-name="T4">Reset ReInit Timeout (100ms)</text:span><text:span text:style-name="T4"><text:line-break/></text:span><text:span text:style-name="T4">Reset Stuck Timeout</text:span></text:p>
          <text:p text:style-name="P19"><text:span text:style-name="T4">(2000ms)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5cm" svg:height="2cm" svg:x="8.5cm" svg:y="1.033cm">
          <draw:text-box>
            <text:p text:style-name="P21"><text:span text:style-name="T9">Master</text:span><text:span text:style-name="T9"><text:line-break/></text:span><text:span text:style-name="T9">UsartMdHd</text:span><text:span text:style-name="T2"><text:line-break/></text:span><text:span text:style-name="T2">Robustness</text:span></text:p>
          </draw:text-box>
        </draw:frame>
        <draw:custom-shape draw:style-name="gr10" draw:text-style-name="P17" xml:id="id25" draw:id="id25" draw:layer="layout" svg:width="2.5cm" svg:height="1cm" svg:x="8.75cm" svg:y="8cm">
          <text:p text:style-name="P13"><text:span text:style-name="T7">No Err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8.75cm" svg:y1="13.5cm" svg:x2="4cm" svg:y2="12cm" draw:start-shape="id21" draw:start-glue-point="5" draw:end-shape="id22" draw:end-glue-point="2" svg:d="M8750 13500c-3167 0-4750-500-4750-1500" svg:viewBox="0 0 4751 1501">
          <text:p/>
        </draw:connector>
        <draw:frame draw:style-name="gr9" draw:text-style-name="P16" draw:layer="layout" svg:width="2.145cm" svg:height="1cm" svg:x="7.105cm" svg:y="12.75cm">
          <draw:text-box>
            <text:p><text:span text:style-name="T8">ReInit </text:span><text:span text:style-name="T8"><text:line-break/></text:span><text:span text:style-name="T8">Timeout</text:span></text:p>
          </draw:text-box>
        </draw:frame>
        <draw:custom-shape draw:style-name="gr10" draw:text-style-name="P17" xml:id="id23" draw:id="id23" draw:layer="layout" svg:width="2.5cm" svg:height="1cm" svg:x="8.75cm" svg:y="3.25cm">
          <text:p text:style-name="P13"><text:span text:style-name="T7">Ini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10cm" svg:y1="4.25cm" svg:x2="10cm" svg:y2="5cm" draw:start-shape="id23" draw:start-glue-point="2" draw:end-shape="id24" draw:end-glue-point="0" svg:d="M10000 4250v750" svg:viewBox="0 0 1 751">
          <text:p/>
        </draw:connector>
        <draw:connector draw:style-name="gr8" draw:text-style-name="P15" draw:layer="layout" draw:type="curve" svg:x1="10cm" svg:y1="7cm" svg:x2="10cm" svg:y2="8cm" draw:start-shape="id24" draw:start-glue-point="2" draw:end-shape="id25" draw:end-glue-point="0" svg:d="M10000 7000v1000" svg:viewBox="0 0 1 1001">
          <text:p/>
        </draw:connector>
        <draw:custom-shape draw:style-name="gr10" draw:text-style-name="P17" xml:id="id21" draw:id="id21" draw:layer="layout" svg:width="2.5cm" svg:height="1cm" svg:x="8.75cm" svg:y="13cm">
          <text:p text:style-name="P13"><text:span text:style-name="T7">Err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4cm" svg:y1="10cm" svg:x2="8.75cm" svg:y2="8.5cm" draw:start-shape="id22" draw:start-glue-point="0" draw:end-shape="id25" draw:end-glue-point="5" svg:d="M4000 10000c0-1000 1583-1500 4750-1500" svg:viewBox="0 0 4751 1501">
          <text:p/>
        </draw:connector>
        <draw:custom-shape draw:style-name="gr28" draw:text-style-name="P20" xml:id="id26" draw:id="id26" draw:layer="layout" svg:width="5cm" svg:height="2cm" svg:x="14.5cm" svg:y="10cm">
          <text:p text:style-name="P19"><text:span text:style-name="T4">Reset ReInit Timeout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7cm" svg:y1="12cm" svg:x2="11.25cm" svg:y2="13.5cm" draw:start-shape="id26" draw:start-glue-point="2" draw:end-shape="id21" draw:end-glue-point="7" svg:d="M17000 12000c0 1000-1916 1500-5750 1500" svg:viewBox="0 0 5751 1501">
          <text:p/>
        </draw:connector>
        <draw:connector draw:style-name="gr8" draw:text-style-name="P15" draw:layer="layout" draw:type="curve" svg:x1="11.25cm" svg:y1="8.5cm" svg:x2="17cm" svg:y2="10cm" draw:start-shape="id25" draw:start-glue-point="7" draw:end-shape="id26" draw:end-glue-point="0" svg:d="M11250 8500c3834 0 5750 500 5750 1500" svg:viewBox="0 0 5751 1501">
          <text:p/>
        </draw:connector>
        <draw:frame draw:style-name="gr9" draw:text-style-name="P16" draw:layer="layout" svg:width="2.145cm" svg:height="1cm" svg:x="11.355cm" svg:y="7.75cm">
          <draw:text-box>
            <text:p><text:span text:style-name="T8">Stuck </text:span></text:p>
            <text:p><text:span text:style-name="T8">Timeout</text:span></text:p>
          </draw:text-box>
        </draw:frame>
        <draw:connector draw:style-name="gr8" draw:text-style-name="P15" draw:layer="layout" draw:type="curve" svg:x1="10cm" svg:y1="9cm" svg:x2="10cm" svg:y2="13cm" draw:start-shape="id25" draw:end-shape="id21" draw:end-glue-point="0" svg:d="M10000 9000v4000" svg:viewBox="0 0 1 4001">
          <text:p/>
        </draw:connector>
        <draw:frame draw:style-name="gr9" draw:text-style-name="P16" draw:layer="layout" svg:width="2.145cm" svg:height="1cm" svg:x="9.855cm" svg:y="11cm">
          <draw:text-box>
            <text:p><text:span text:style-name="T8">PinError</text:span></text:p>
            <text:p><text:span text:style-name="T8">BusError</text:span></text:p>
            <text:p><text:span text:style-name="T8">ErIrq</text:span></text:p>
          </draw:text-box>
        </draw:frame>
        <draw:frame draw:style-name="gr29" draw:text-style-name="P22" draw:layer="layout" svg:width="5cm" svg:height="3.403cm" svg:x="14cm" svg:y="4.347cm">
          <draw:text-box>
            <text:p text:style-name="P21"><text:span text:style-name="T6">Wenn sich er Zustand der Master StateMaschine ändert oder die Sm im Idle ist, dann wird der Stuck Timeout zurückgesetzt. Dies soll verhindern, falls die Sm auf ein HW-Event wartet und das aber nicht kommt.</text:span></text:p>
          </draw:text-box>
        </draw:frame>
        <draw:connector draw:style-name="gr8" draw:text-style-name="P15" draw:layer="layout" draw:type="curve" svg:x1="11.286cm" svg:y1="8.5cm" svg:x2="17.036cm" svg:y2="10cm" svg:d="M11286 8500c3834 0 5750 500 5750 1500" svg:viewBox="0 0 5751 1501">
          <text:p/>
        </draw:connector>
        <draw:frame draw:style-name="gr30" draw:text-style-name="P23" draw:layer="layout" svg:width="3.25cm" svg:height="2cm" svg:x="8.25cm" svg:y="15cm">
          <draw:text-box>
            <text:p text:style-name="P21"><text:span text:style-name="T9">Slave</text:span><text:span text:style-name="T9"><text:line-break/></text:span><text:span text:style-name="T9">UsartMdHd</text:span><text:span text:style-name="T2"><text:line-break/></text:span><text:span text:style-name="T2">Robustness</text:span></text:p>
          </draw:text-box>
        </draw:frame>
        <draw:custom-shape draw:style-name="gr31" draw:text-style-name="P20" draw:layer="layout" svg:width="5cm" svg:height="2cm" svg:x="7.25cm" svg:y="17cm">
          <text:p text:style-name="P19"><text:span text:style-name="T4">Slave hat nix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32" draw:text-style-name="P28" draw:layer="layout" svg:x1="10cm" svg:y1="2cm" svg:x2="10cm" svg:y2="28cm">
          <text:p/>
        </draw:line>
        <draw:frame draw:style-name="gr33" draw:text-style-name="P3" draw:layer="layout" svg:width="2.222cm" svg:height="0.806cm" svg:x="4.25cm" svg:y="1.444cm">
          <draw:text-box>
            <text:p><text:span text:style-name="T2">Link</text:span></text:p>
          </draw:text-box>
        </draw:frame>
        <draw:frame draw:style-name="gr34" draw:text-style-name="P3" draw:layer="layout" svg:width="3.75cm" svg:height="1.361cm" svg:x="13.75cm" svg:y="1.389cm">
          <draw:text-box>
            <text:p text:style-name="P29"><text:span text:style-name="T2">UsartMdHd-Treiber</text:span></text:p>
          </draw:text-box>
        </draw:frame>
        <draw:custom-shape draw:style-name="gr35" draw:text-style-name="P27" xml:id="id29" draw:id="id29" draw:layer="layout" svg:width="3.25cm" svg:height="0.75cm" svg:x="16cm" svg:y="3cm">
          <text:p text:style-name="P9"><text:span text:style-name="T4">1m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27" draw:id="id27" draw:layer="layout" svg:width="3.25cm" svg:height="0.75cm" svg:x="2.75cm" svg:y="3.25cm">
          <text:p text:style-name="P9"><text:span text:style-name="T4">Sync</text:span></text:p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2.75cm" svg:height="1.361cm" svg:x="7.75cm" svg:y="3.25cm">
          <draw:text-box>
            <text:p><text:span text:style-name="T2">Start Request</text:span></text:p>
          </draw:text-box>
        </draw:frame>
        <draw:custom-shape draw:style-name="gr35" draw:text-style-name="P27" xml:id="id28" draw:id="id28" draw:layer="layout" svg:width="3.25cm" svg:height="0.75cm" svg:x="13cm" svg:y="4.5cm">
          <text:p text:style-name="P9"><text:span text:style-name="T4">StartNext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6cm" svg:y1="3.625cm" svg:x2="13cm" svg:y2="4.875cm" draw:start-shape="id27" draw:start-glue-point="1" draw:end-shape="id28" draw:end-glue-point="3" svg:d="M6000 3625l7000 1250" svg:viewBox="0 0 7001 1251">
          <text:p/>
        </draw:connector>
        <draw:connector draw:style-name="gr37" draw:text-style-name="P28" draw:layer="layout" draw:type="line" svg:x1="16cm" svg:y1="3.375cm" svg:x2="14.625cm" svg:y2="4.5cm" draw:start-shape="id29" draw:start-glue-point="3" draw:end-shape="id28" draw:end-glue-point="0" svg:d="M16000 3375l-1375 1125" svg:viewBox="0 0 1376 1126">
          <text:p/>
        </draw:connector>
        <draw:custom-shape draw:style-name="gr35" draw:text-style-name="P27" xml:id="id30" draw:id="id30" draw:layer="layout" svg:width="3.25cm" svg:height="0.75cm" svg:x="2.75cm" svg:y="5.25cm">
          <text:p text:style-name="P9"><text:span text:style-name="T4">ComStart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3cm" svg:y1="4.875cm" svg:x2="6cm" svg:y2="5.625cm" draw:start-shape="id28" draw:start-glue-point="3" draw:end-shape="id30" draw:end-glue-point="1" svg:d="M13000 4875l-7000 750" svg:viewBox="0 0 7001 751">
          <text:p/>
        </draw:connector>
        <draw:frame draw:style-name="gr2" draw:text-style-name="P3" draw:layer="layout" svg:width="2.75cm" svg:height="1.25cm" svg:x="7.75cm" svg:y="5.25cm">
          <draw:text-box>
            <text:p><text:span text:style-name="T2">ComStart</text:span></text:p>
          </draw:text-box>
        </draw:frame>
        <draw:connector draw:style-name="gr36" draw:text-style-name="P28" draw:layer="layout" draw:type="line" svg:x1="6cm" svg:y1="3.625cm" svg:x2="13cm" svg:y2="4.875cm" svg:d="M6000 3625l7000 1250" svg:viewBox="0 0 7001 1251">
          <text:p/>
        </draw:connector>
        <draw:custom-shape draw:style-name="gr35" draw:text-style-name="P27" xml:id="id32" draw:id="id32" draw:layer="layout" svg:width="3.25cm" svg:height="0.75cm" svg:x="2.75cm" svg:y="8.965cm">
          <text:p text:style-name="P9"><text:span text:style-name="T4">Sm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4.375cm" svg:y1="8cm" svg:x2="4.375cm" svg:y2="8.965cm" draw:start-shape="id31" draw:start-glue-point="2" draw:end-shape="id32" draw:end-glue-point="0" svg:d="M4375 8000v965" svg:viewBox="0 0 1 966">
          <text:p/>
        </draw:connector>
        <draw:frame draw:style-name="gr33" draw:text-style-name="P3" draw:layer="layout" svg:width="2.75cm" svg:height="0.806cm" svg:x="4.25cm" svg:y="8cm">
          <draw:text-box>
            <text:p><text:span text:style-name="T2">Start</text:span></text:p>
          </draw:text-box>
        </draw:frame>
        <draw:custom-shape draw:style-name="gr35" draw:text-style-name="P27" xml:id="id33" draw:id="id33" draw:layer="layout" svg:width="3.25cm" svg:height="0.75cm" svg:x="13.25cm" svg:y="9.5cm">
          <text:p text:style-name="P9"><text:span text:style-name="T4">StartMsg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6cm" svg:y1="9.34cm" svg:x2="13.25cm" svg:y2="9.875cm" draw:start-shape="id32" draw:start-glue-point="1" draw:end-shape="id33" draw:end-glue-point="3" svg:d="M6000 9340l7250 535" svg:viewBox="0 0 7251 536">
          <text:p/>
        </draw:connector>
        <draw:frame draw:style-name="gr2" draw:text-style-name="P3" draw:layer="layout" svg:width="2.75cm" svg:height="1.25cm" svg:x="7.75cm" svg:y="8.75cm">
          <draw:text-box>
            <text:p><text:span text:style-name="T2">Start Msg</text:span></text:p>
          </draw:text-box>
        </draw:frame>
        <draw:connector draw:style-name="gr36" draw:text-style-name="P28" draw:layer="layout" draw:type="line" svg:x1="6cm" svg:y1="3.625cm" svg:x2="13cm" svg:y2="4.875cm" svg:d="M6000 3625l7000 1250" svg:viewBox="0 0 7001 1251">
          <text:p/>
        </draw:connector>
        <draw:custom-shape draw:style-name="gr35" draw:text-style-name="P27" xml:id="id34" draw:id="id34" draw:layer="layout" svg:width="3.25cm" svg:height="0.75cm" svg:x="13.25cm" svg:y="11.25cm">
          <text:p text:style-name="P9"><text:span text:style-name="T4">Sm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4.875cm" svg:y1="10.25cm" svg:x2="14.875cm" svg:y2="11.25cm" draw:start-shape="id33" draw:start-glue-point="2" draw:end-shape="id34" draw:end-glue-point="0" svg:d="M14875 10250v1000" svg:viewBox="0 0 1 1001">
          <text:p/>
        </draw:connector>
        <draw:frame draw:style-name="gr33" draw:text-style-name="P3" draw:layer="layout" svg:width="2.75cm" svg:height="0.806cm" svg:x="14.75cm" svg:y="10.194cm">
          <draw:text-box>
            <text:p><text:span text:style-name="T2">Start</text:span></text:p>
          </draw:text-box>
        </draw:frame>
        <draw:custom-shape draw:style-name="gr35" draw:text-style-name="P27" xml:id="id35" draw:id="id35" draw:layer="layout" svg:width="3.25cm" svg:height="0.75cm" svg:x="11.25cm" svg:y="14.25cm">
          <text:p text:style-name="P9"><text:span text:style-name="T4">Sm</text:span></text:p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2.75cm" svg:height="0.806cm" svg:x="12.5cm" svg:y="12.75cm">
          <draw:text-box>
            <text:p><text:span text:style-name="T2">Done</text:span></text:p>
          </draw:text-box>
        </draw:frame>
        <draw:connector draw:style-name="gr38" draw:text-style-name="P28" draw:layer="layout" draw:type="line" svg:x1="14.875cm" svg:y1="12cm" svg:x2="12.875cm" svg:y2="14.25cm" draw:start-shape="id34" draw:start-glue-point="2" draw:end-shape="id35" draw:end-glue-point="0" svg:d="M14875 12000l-2000 2250" svg:viewBox="0 0 2001 2251">
          <text:p/>
        </draw:connector>
        <draw:custom-shape draw:style-name="gr39" draw:text-style-name="P30" xml:id="id36" draw:id="id36" draw:layer="layout" svg:width="3.75cm" svg:height="6.25cm" svg:x="15.25cm" svg:y="14.25cm">
          <text:p/>
          <draw:enhanced-geometry svg:viewBox="0 0 21600 21600" draw:type="rectangle" draw:enhanced-path="M 0 0 L 21600 0 21600 21600 0 21600 0 0 Z N"/>
        </draw:custom-shape>
        <draw:connector draw:style-name="gr38" draw:text-style-name="P28" draw:layer="layout" draw:type="line" svg:x1="14.875cm" svg:y1="12cm" svg:x2="17.125cm" svg:y2="14.25cm" draw:start-shape="id34" draw:start-glue-point="2" draw:end-shape="id36" draw:end-glue-point="0" svg:d="M14875 12000l2250 2250" svg:viewBox="0 0 2251 2251">
          <text:p/>
        </draw:connector>
        <draw:frame draw:style-name="gr33" draw:text-style-name="P3" draw:layer="layout" svg:width="2.75cm" svg:height="0.806cm" svg:x="15.75cm" svg:y="12.75cm">
          <draw:text-box>
            <text:p><text:span text:style-name="T2">Error</text:span></text:p>
          </draw:text-box>
        </draw:frame>
        <draw:custom-shape draw:style-name="gr35" draw:text-style-name="P27" xml:id="id37" draw:id="id37" draw:layer="layout" svg:width="3.25cm" svg:height="0.75cm" svg:x="2.75cm" svg:y="14.75cm">
          <text:p text:style-name="P9"><text:span text:style-name="T4">ComDone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1.25cm" svg:y1="14.625cm" svg:x2="6cm" svg:y2="15.125cm" draw:start-shape="id35" draw:start-glue-point="3" draw:end-shape="id37" draw:end-glue-point="1" svg:d="M11250 14625l-5250 500" svg:viewBox="0 0 5251 501">
          <text:p/>
        </draw:connector>
        <draw:frame draw:style-name="gr33" draw:text-style-name="P3" draw:layer="layout" svg:width="2.75cm" svg:height="0.806cm" svg:x="8cm" svg:y="14.194cm">
          <draw:text-box>
            <text:p><text:span text:style-name="T2">Done</text:span></text:p>
          </draw:text-box>
        </draw:frame>
        <draw:custom-shape draw:style-name="gr35" draw:text-style-name="P27" xml:id="id38" draw:id="id38" draw:layer="layout" svg:width="3.25cm" svg:height="0.75cm" svg:x="2.75cm" svg:y="16.5cm">
          <text:p text:style-name="P9"><text:span text:style-name="T4">Sm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4.375cm" svg:y1="15.5cm" svg:x2="4.375cm" svg:y2="16.5cm" draw:start-shape="id37" draw:start-glue-point="2" draw:end-shape="id38" draw:end-glue-point="0" svg:d="M4375 15500v1000" svg:viewBox="0 0 1 1001">
          <text:p/>
        </draw:connector>
        <draw:custom-shape draw:style-name="gr35" draw:text-style-name="P27" xml:id="id41" draw:id="id41" draw:layer="layout" svg:width="3.25cm" svg:height="0.75cm" svg:x="2.75cm" svg:y="27.25cm">
          <text:p text:style-name="P9"><text:span text:style-name="T4">End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39" draw:id="id39" draw:layer="layout" svg:width="3.25cm" svg:height="1.5cm" svg:x="2.75cm" svg:y="18.25cm">
          <text:p text:style-name="P9"><text:span text:style-name="T4">Finish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28" draw:layer="layout" draw:type="line" svg:x1="4.375cm" svg:y1="17.25cm" svg:x2="4.375cm" svg:y2="18.25cm" draw:start-shape="id38" draw:start-glue-point="2" draw:end-shape="id39" draw:end-glue-point="4" svg:d="M4375 17250v1000" svg:viewBox="0 0 1 1001">
          <text:p/>
        </draw:connector>
        <draw:connector draw:style-name="gr36" draw:text-style-name="P28" draw:layer="layout" draw:type="line" svg:x1="4.375cm" svg:y1="26.25cm" svg:x2="4.375cm" svg:y2="27.25cm" draw:start-shape="id40" draw:start-glue-point="2" draw:end-shape="id41" draw:end-glue-point="0" svg:d="M4375 26250v1000" svg:viewBox="0 0 1 1001">
          <text:p/>
        </draw:connector>
        <draw:frame draw:style-name="gr33" draw:text-style-name="P3" draw:layer="layout" svg:width="2.75cm" svg:height="0.806cm" svg:x="4.5cm" svg:y="19.75cm">
          <draw:text-box>
            <text:p><text:span text:style-name="T2">y</text:span></text:p>
          </draw:text-box>
        </draw:frame>
        <draw:connector draw:style-name="gr41" draw:text-style-name="P29" draw:layer="layout" draw:line-skew="-0.499cm" svg:x1="2.75cm" svg:y1="19cm" svg:x2="2.75cm" svg:y2="9.34cm" draw:start-shape="id39" draw:start-glue-point="5" draw:end-shape="id32" draw:end-glue-point="3" svg:d="M2750 19000h-1000v-9660h1000" svg:viewBox="0 0 1001 9661">
          <text:p/>
        </draw:connector>
        <draw:frame draw:style-name="gr33" draw:text-style-name="P3" draw:layer="layout" svg:width="2.75cm" svg:height="0.806cm" svg:x="2cm" svg:y="18.194cm">
          <draw:text-box>
            <text:p><text:span text:style-name="T2">n</text:span></text:p>
          </draw:text-box>
        </draw:frame>
        <draw:custom-shape draw:style-name="gr42" draw:text-style-name="P31" xml:id="id31" draw:id="id31" draw:layer="layout" svg:width="3.25cm" svg:height="0.75cm" svg:x="2.75cm" svg:y="7.25cm">
          <text:p text:style-name="P9"><text:span text:style-name="T4">Lock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4.375cm" svg:y1="6cm" svg:x2="4.375cm" svg:y2="7.25cm" draw:start-shape="id30" draw:start-glue-point="2" draw:end-shape="id31" draw:end-glue-point="0" svg:d="M4375 6000v1250" svg:viewBox="0 0 1 1251">
          <text:p/>
        </draw:connector>
        <draw:connector draw:style-name="gr36" draw:text-style-name="P28" draw:layer="layout" draw:type="line" svg:x1="4.375cm" svg:y1="8cm" svg:x2="4.375cm" svg:y2="9.25cm" draw:start-shape="id31" draw:start-glue-point="2" svg:d="M4375 8000v1250" svg:viewBox="0 0 1 1251">
          <text:p/>
        </draw:connector>
        <draw:connector draw:style-name="gr36" draw:text-style-name="P28" draw:layer="layout" draw:type="line" svg:x1="6cm" svg:y1="7.625cm" svg:x2="13.86cm" svg:y2="7.632cm" draw:start-shape="id31" draw:start-glue-point="1" svg:d="M6000 7625l7860 7" svg:viewBox="0 0 7861 8">
          <text:p/>
        </draw:connector>
        <draw:custom-shape draw:style-name="gr42" draw:text-style-name="P31" xml:id="id40" draw:id="id40" draw:layer="layout" svg:width="3.25cm" svg:height="0.75cm" svg:x="2.75cm" svg:y="25.5cm">
          <text:p text:style-name="P9"><text:span text:style-name="T4">UnLock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4.375cm" svg:y1="19.75cm" svg:x2="4.375cm" svg:y2="25.5cm" draw:end-shape="id40" draw:end-glue-point="0" svg:d="M4375 19750v5750" svg:viewBox="0 0 1 5751">
          <text:p/>
        </draw:connector>
        <draw:custom-shape draw:style-name="gr43" draw:text-style-name="P30" xml:id="id42" draw:id="id42" draw:layer="layout" svg:width="3.25cm" svg:height="0.75cm" svg:x="5.725cm" svg:y="21.556cm">
          <text:p text:style-name="P9"><text:span text:style-name="T4">Error</text:span></text:p>
          <draw:enhanced-geometry svg:viewBox="0 0 21600 21600" draw:type="rectangle" draw:enhanced-path="M 0 0 L 21600 0 21600 21600 0 21600 0 0 Z N"/>
        </draw:custom-shape>
        <draw:connector draw:style-name="gr38" draw:text-style-name="P28" draw:layer="layout" draw:type="line" svg:x1="7.35cm" svg:y1="22.306cm" svg:x2="4.375cm" svg:y2="25.5cm" draw:start-shape="id42" draw:start-glue-point="2" draw:end-shape="id40" draw:end-glue-point="0" svg:d="M7350 22306l-2975 3194" svg:viewBox="0 0 2976 3195">
          <text:p/>
        </draw:connector>
        <draw:custom-shape draw:style-name="gr42" draw:text-style-name="P31" draw:layer="layout" svg:width="3.25cm" svg:height="0.75cm" svg:x="13.75cm" svg:y="7.25cm">
          <text:p text:style-name="P9"><text:span text:style-name="T4">Set Lock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44" draw:id="id44" draw:layer="layout" svg:width="3.25cm" svg:height="0.75cm" svg:x="13.75cm" svg:y="25.75cm">
          <text:p text:style-name="P9"><text:span text:style-name="T4">Set Lock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5.75cm" svg:y1="14.87cm" svg:x2="7.35cm" svg:y2="21.556cm" draw:start-shape="id43" draw:start-glue-point="3" draw:end-shape="id42" draw:end-glue-point="0" svg:d="M15750 14870l-8400 6686" svg:viewBox="0 0 8401 6687">
          <text:p/>
        </draw:connector>
        <draw:connector draw:style-name="gr38" draw:text-style-name="P28" draw:layer="layout" draw:type="line" svg:x1="6cm" svg:y1="25.875cm" svg:x2="13.75cm" svg:y2="26.125cm" draw:start-shape="id40" draw:start-glue-point="1" draw:end-shape="id44" draw:end-glue-point="3" svg:d="M6000 25875l7750 250" svg:viewBox="0 0 7751 251">
          <text:p/>
        </draw:connector>
        <draw:custom-shape draw:style-name="gr44" draw:text-style-name="P30" xml:id="id43" draw:id="id43" draw:layer="layout" svg:width="2.75cm" svg:height="0.75cm" svg:x="15.75cm" svg:y="14.495cm">
          <text:p text:style-name="P9"><text:span text:style-name="T4">Error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46" draw:id="id46" draw:layer="layout" svg:width="3.25cm" svg:height="0.75cm" svg:x="15.5cm" svg:y="19.5cm">
          <text:p text:style-name="P9"><text:span text:style-name="T4">UnLock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45" draw:id="id45" draw:layer="layout" svg:width="3.25cm" svg:height="0.75cm" svg:x="15.5cm" svg:y="18cm">
          <text:p text:style-name="P9"><text:span text:style-name="T4">StopHW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7.125cm" svg:y1="18.75cm" svg:x2="17.125cm" svg:y2="19.5cm" draw:start-shape="id45" draw:end-shape="id46" draw:end-glue-point="0" svg:d="M17125 18750v750" svg:viewBox="0 0 1 751">
          <text:p/>
        </draw:connector>
        <draw:connector draw:style-name="gr38" draw:text-style-name="P28" draw:layer="layout" draw:type="line" svg:x1="17.125cm" svg:y1="15.245cm" svg:x2="17.125cm" svg:y2="16cm" draw:start-shape="id43" draw:start-glue-point="2" draw:end-shape="id47" svg:d="M17125 15245v755" svg:viewBox="0 0 1 756">
          <text:p/>
        </draw:connector>
        <draw:custom-shape draw:style-name="gr45" draw:text-style-name="P33" xml:id="id47" draw:id="id47" draw:layer="layout" svg:width="3.25cm" svg:height="1.5cm" svg:x="15.5cm" svg:y="16cm">
          <text:p text:style-name="P32"><text:span text:style-name="T11">Error Handl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28" draw:layer="layout" draw:type="line" svg:x1="17.125cm" svg:y1="17.5cm" svg:x2="17.125cm" svg:y2="18cm" draw:start-shape="id47" draw:start-glue-point="6" draw:end-shape="id45" draw:end-glue-point="0" svg:d="M17125 17500v500" svg:viewBox="0 0 1 501">
          <text:p/>
        </draw:connector>
        <draw:custom-shape draw:style-name="gr46" draw:text-style-name="P34" xml:id="id48" draw:id="id48" draw:layer="layout" svg:width="3.25cm" svg:height="1cm" svg:x="11.25cm" svg:y="21.5cm">
          <text:p text:style-name="P9"><text:span text:style-name="T4">Set Error Handler</text:span></text:p>
          <draw:enhanced-geometry svg:viewBox="0 0 21600 21600" draw:type="rectangle" draw:enhanced-path="M 0 0 L 21600 0 21600 21600 0 21600 0 0 Z N"/>
        </draw:custom-shape>
        <draw:connector draw:style-name="gr47" draw:text-style-name="P28" draw:layer="layout" draw:type="line" svg:x1="6cm" svg:y1="25.875cm" svg:x2="11.25cm" svg:y2="22cm" draw:end-shape="id48" draw:end-glue-point="3" svg:d="M6000 25875l5250-3875" svg:viewBox="0 0 5251 3876">
          <text:p/>
        </draw:connector>
        <draw:connector draw:style-name="gr47" draw:text-style-name="P28" draw:layer="layout" draw:type="line" svg:x1="12.875cm" svg:y1="21.5cm" svg:x2="15.5cm" svg:y2="16.75cm" draw:start-shape="id48" draw:start-glue-point="0" draw:end-shape="id47" draw:end-glue-point="5" svg:d="M12875 21500l2625-4750" svg:viewBox="0 0 2626 4751">
          <text:p/>
        </draw:connector>
        <draw:frame draw:style-name="gr2" draw:text-style-name="P3" draw:layer="layout" svg:width="2.75cm" svg:height="1.25cm" svg:x="9cm" svg:y="1cm">
          <draw:text-box>
            <text:p><text:span text:style-name="T2">Master</text:span></text:p>
          </draw:text-box>
        </draw:frame>
      </draw:page>
      <draw:page draw:name="page4" draw:style-name="dp1" draw:master-page-name="Standard">
        <draw:line draw:style-name="gr32" draw:text-style-name="P28" draw:layer="layout" svg:x1="10cm" svg:y1="2cm" svg:x2="10cm" svg:y2="28cm">
          <text:p/>
        </draw:line>
        <draw:frame draw:style-name="gr33" draw:text-style-name="P3" draw:layer="layout" svg:width="2.222cm" svg:height="0.806cm" svg:x="4.25cm" svg:y="1.444cm">
          <draw:text-box>
            <text:p><text:span text:style-name="T2">Master</text:span></text:p>
          </draw:text-box>
        </draw:frame>
        <draw:frame draw:style-name="gr48" draw:text-style-name="P3" draw:layer="layout" svg:width="3cm" svg:height="0.861cm" svg:x="13.75cm" svg:y="1.389cm">
          <draw:text-box>
            <text:p><text:span text:style-name="T2">Slave</text:span></text:p>
          </draw:text-box>
        </draw:frame>
        <draw:custom-shape draw:style-name="gr49" draw:text-style-name="P36" draw:layer="layout" svg:width="2cm" svg:height="0.5cm" svg:x="2.987cm" svg:y="2.696cm">
          <text:p text:style-name="P35"><text:span text:style-name="T12">Idl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0" draw:text-style-name="P37" draw:layer="layout" svg:width="2cm" svg:height="0.5cm" svg:x="3cm" svg:y="6.25cm">
          <text:p text:style-name="P35"><text:span text:style-name="T12">Sync</text:span></text:p>
          <text:p text:style-name="P35"><text:span text:style-name="T12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0" draw:text-style-name="P37" draw:layer="layout" svg:width="2cm" svg:height="0.5cm" svg:x="3cm" svg:y="7.25cm">
          <text:p text:style-name="P35"><text:span text:style-name="T12">Sync</text:span></text:p>
          <text:p text:style-name="P35"><text:span text:style-name="T12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3cm" svg:y="10.25cm">
          <text:p text:style-name="P35"><text:span text:style-name="T12">Data</text:span></text:p>
          <text:p text:style-name="P35"><text:span text:style-name="T12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3cm" svg:y="11.25cm">
          <text:p text:style-name="P35"><text:span text:style-name="T12">Data</text:span></text:p>
          <text:p text:style-name="P35"><text:span text:style-name="T12">DoneT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3cm" svg:y="8.25cm">
          <text:p text:style-name="P35"><text:span text:style-name="T12">Data</text:span></text:p>
          <text:p text:style-name="P35"><text:span text:style-name="T12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2" draw:text-style-name="P39" xml:id="id63" draw:id="id63" draw:layer="layout" svg:width="2cm" svg:height="0.5cm" svg:x="3cm" svg:y="12.25cm">
          <text:p text:style-name="P35"><text:span text:style-name="T12">Sync</text:span></text:p>
          <text:p text:style-name="P35"><text:span text:style-name="T12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2" draw:text-style-name="P39" draw:layer="layout" svg:width="2cm" svg:height="0.5cm" svg:x="3cm" svg:y="16.25cm">
          <text:p text:style-name="P35"><text:span text:style-name="T12">Sync</text:span></text:p>
          <text:p text:style-name="P35"><text:span text:style-name="T12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40" xml:id="id66" draw:id="id66" draw:layer="layout" svg:width="2cm" svg:height="0.5cm" svg:x="3cm" svg:y="17.25cm">
          <text:p text:style-name="P35"><text:span text:style-name="T12">Data</text:span></text:p>
          <text:p text:style-name="P35"><text:span text:style-name="T12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40" xml:id="id71" draw:id="id71" draw:layer="layout" svg:width="2cm" svg:height="0.5cm" svg:x="3cm" svg:y="20cm">
          <text:p text:style-name="P35"><text:span text:style-name="T12">Data</text:span></text:p>
          <text:p text:style-name="P35"><text:span text:style-name="T12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2" draw:text-style-name="P39" xml:id="id65" draw:id="id65" draw:layer="layout" svg:width="2cm" svg:height="0.5cm" svg:x="3cm" svg:y="13.25cm">
          <text:p text:style-name="P35"><text:span text:style-name="T12">Sync</text:span></text:p>
          <text:p text:style-name="P35"><text:span text:style-name="T12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40" xml:id="id68" draw:id="id68" draw:layer="layout" svg:width="2cm" svg:height="0.5cm" svg:x="3cm" svg:y="19cm">
          <text:p text:style-name="P35"><text:span text:style-name="T12">Data</text:span></text:p>
          <text:p text:style-name="P35"><text:span text:style-name="T12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9" draw:text-style-name="P42" xml:id="id70" draw:id="id70" draw:layer="layout" svg:width="2cm" svg:height="0.5cm" svg:x="3cm" svg:y="21.5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2" draw:text-style-name="P39" xml:id="id60" draw:id="id60" draw:layer="layout" svg:width="2cm" svg:height="0.5cm" svg:x="11.987cm" svg:y="4.409cm">
          <text:p text:style-name="P35"><text:span text:style-name="T12">Sync</text:span></text:p>
          <text:p text:style-name="P35"><text:span text:style-name="T12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2" draw:text-style-name="P39" xml:id="id51" draw:id="id51" draw:layer="layout" svg:width="2cm" svg:height="0.5cm" svg:x="12cm" svg:y="7.25cm">
          <text:p text:style-name="P35"><text:span text:style-name="T12">Sync</text:span></text:p>
          <text:p text:style-name="P35"><text:span text:style-name="T12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40" draw:layer="layout" svg:width="2cm" svg:height="0.5cm" svg:x="12cm" svg:y="9.25cm">
          <text:p text:style-name="P35"><text:span text:style-name="T12">DataWait</text:span></text:p>
          <text:p text:style-name="P35"><text:span text:style-name="T12">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40" xml:id="id54" draw:id="id54" draw:layer="layout" svg:width="2cm" svg:height="0.5cm" svg:x="11.962cm" svg:y="11.25cm">
          <text:p text:style-name="P35"><text:span text:style-name="T12">DataDone</text:span></text:p>
          <text:p text:style-name="P35"><text:span text:style-name="T12">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2" draw:text-style-name="P39" xml:id="id62" draw:id="id62" draw:layer="layout" svg:width="2cm" svg:height="0.5cm" svg:x="12cm" svg:y="5.5cm">
          <text:p text:style-name="P35"><text:span text:style-name="T12">Sync</text:span></text:p>
          <text:p text:style-name="P35"><text:span text:style-name="T12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3" draw:text-style-name="P40" xml:id="id53" draw:id="id53" draw:layer="layout" svg:width="2cm" svg:height="0.5cm" svg:x="11.962cm" svg:y="8.21cm">
          <text:p text:style-name="P35"><text:span text:style-name="T12">Data</text:span></text:p>
          <text:p text:style-name="P35"><text:span text:style-name="T12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0" draw:text-style-name="P37" draw:layer="layout" svg:width="2cm" svg:height="0.5cm" svg:x="12cm" svg:y="14.75cm">
          <text:p text:style-name="P35"><text:span text:style-name="T12">Sync</text:span></text:p>
          <text:p text:style-name="P35"><text:span text:style-name="T12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0" draw:text-style-name="P37" draw:layer="layout" svg:width="2cm" svg:height="0.5cm" svg:x="12cm" svg:y="16.25cm">
          <text:p text:style-name="P35"><text:span text:style-name="T12">Sync</text:span></text:p>
          <text:p text:style-name="P35"><text:span text:style-name="T12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9" draw:text-style-name="P42" draw:layer="layout" svg:width="2cm" svg:height="0.5cm" svg:x="12cm" svg:y="21.5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12cm" svg:y="19.5cm">
          <text:p text:style-name="P35"><text:span text:style-name="T12">Data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12cm" svg:y="20.5cm">
          <text:p text:style-name="P35"><text:span text:style-name="T12">DataDone</text:span></text:p>
          <text:p text:style-name="P35"><text:span text:style-name="T12">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0" draw:text-style-name="P37" xml:id="id57" draw:id="id57" draw:layer="layout" svg:width="2cm" svg:height="0.5cm" svg:x="12cm" svg:y="12.25cm">
          <text:p text:style-name="P35"><text:span text:style-name="T12">Sync</text:span></text:p>
          <text:p text:style-name="P35"><text:span text:style-name="T12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12cm" svg:y="17.25cm">
          <text:p text:style-name="P35"><text:span text:style-name="T12">Data</text:span></text:p>
          <text:p text:style-name="P35"><text:span text:style-name="T12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4" draw:text-style-name="P28" draw:layer="layout" svg:width="8cm" svg:height="2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18.25cm" svg:y="7cm">
          <text:p text:style-name="P24"><text:span text:style-name="T11">max.50us</text:span>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6.75cm" svg:height="3cm" svg:x="2.7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8.25cm" svg:y="7cm">
          <text:p text:style-name="P32"><text:span text:style-name="T11">min.</text:span></text:p>
          <text:p text:style-name="P32"><text:span text:style-name="T11">75us</text:span></text:p>
          <draw:enhanced-geometry svg:viewBox="0 0 21600 21600" draw:type="rectangle" draw:enhanced-path="M 0 0 L 21600 0 21600 21600 0 21600 0 0 Z N"/>
        </draw:custom-shape>
        <draw:line draw:style-name="gr57" draw:text-style-name="P28" draw:layer="layout" svg:x1="5cm" svg:y1="6.5cm" svg:x2="12cm" svg:y2="5.75cm">
          <text:p/>
        </draw:line>
        <draw:custom-shape draw:style-name="gr58" draw:text-style-name="P28" draw:layer="layout" svg:width="8cm" svg:height="3cm" svg:x="11.5cm" svg:y="1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8cm" svg:height="3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18.25cm" svg:y="11cm">
          <text:p text:style-name="P24"><text:span text:style-name="T11">min.</text:span></text:p>
          <text:p text:style-name="P24"><text:span text:style-name="T11">75us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18.25cm" svg:y="16cm">
          <text:p text:style-name="P24"><text:span text:style-name="T11">min.</text:span></text:p>
          <text:p text:style-name="P24"><text:span text:style-name="T11">75us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6.75cm" svg:height="2cm" svg:x="2.75cm" svg:y="1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8.25cm" svg:y="11cm">
          <text:p text:style-name="P24"><text:span text:style-name="T11">max.50us</text:span></text:p>
          <draw:enhanced-geometry svg:viewBox="0 0 21600 21600" draw:type="rectangle" draw:enhanced-path="M 0 0 L 21600 0 21600 21600 0 21600 0 0 Z N"/>
        </draw:custom-shape>
        <draw:line draw:style-name="gr57" draw:text-style-name="P28" draw:layer="layout" svg:x1="12cm" svg:y1="15cm" svg:x2="5cm" svg:y2="13.5cm">
          <text:p/>
        </draw:line>
        <draw:custom-shape draw:style-name="gr59" draw:text-style-name="P28" draw:layer="layout" svg:width="6.75cm" svg:height="2cm" svg:x="2.75cm" svg:y="1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8.25cm" svg:y="16cm">
          <text:p text:style-name="P32"><text:span text:style-name="T11">max.50us</text:span></text:p>
          <draw:enhanced-geometry svg:viewBox="0 0 21600 21600" draw:type="rectangle" draw:enhanced-path="M 0 0 L 21600 0 21600 21600 0 21600 0 0 Z N"/>
        </draw:custom-shape>
        <draw:line draw:style-name="gr57" draw:text-style-name="P28" draw:layer="layout" svg:x1="12cm" svg:y1="19.75cm" svg:x2="5cm" svg:y2="19.25cm">
          <text:p/>
        </draw:line>
        <draw:custom-shape draw:style-name="gr60" draw:text-style-name="P45" xml:id="id50" draw:id="id50" draw:layer="layout" svg:width="2.25cm" svg:height="0.5cm" svg:x="5.75cm" svg:y="4.25cm">
          <text:p text:style-name="P44"><text:span text:style-name="T8">Get and Prepare Tx Ms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7" xml:id="id49" draw:id="id49" draw:layer="layout" svg:width="2cm" svg:height="0.5cm" svg:x="3cm" svg:y="4.25cm">
          <text:p text:style-name="P35"><text:span text:style-name="T12">Sync</text:span></text:p>
          <text:p text:style-name="P35"><text:span text:style-name="T12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1" draw:text-style-name="P28" draw:layer="layout" draw:type="curve" svg:x1="5cm" svg:y1="4.5cm" svg:x2="5.75cm" svg:y2="4.5cm" draw:start-shape="id49" draw:start-glue-point="7" draw:end-shape="id50" draw:end-glue-point="3" svg:d="M5000 4500h750" svg:viewBox="0 0 751 1">
          <text:p/>
        </draw:connector>
        <draw:custom-shape draw:style-name="gr60" draw:text-style-name="P45" xml:id="id52" draw:id="id52" draw:layer="layout" svg:width="2.25cm" svg:height="0.5cm" svg:x="14.75cm" svg:y="7.25cm">
          <text:p text:style-name="P44"><text:span text:style-name="T8">PrepareFor</text:span></text:p>
          <text:p text:style-name="P44"><text:span text:style-name="T8">Data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28" draw:layer="layout" draw:type="curve" svg:x1="14cm" svg:y1="7.5cm" svg:x2="14.75cm" svg:y2="7.5cm" draw:start-shape="id51" draw:start-glue-point="7" draw:end-shape="id52" draw:end-glue-point="3" svg:d="M14000 7500h750" svg:viewBox="0 0 751 1">
          <text:p/>
        </draw:connector>
        <draw:connector draw:style-name="gr61" draw:text-style-name="P28" draw:layer="layout" draw:type="curve" svg:x1="15.875cm" svg:y1="7.75cm" svg:x2="13.962cm" svg:y2="8.46cm" draw:start-shape="id52" draw:start-glue-point="2" draw:end-shape="id53" draw:end-glue-point="7" svg:d="M15875 7750c0 474-637 710-1913 710" svg:viewBox="0 0 1914 711">
          <text:p/>
        </draw:connector>
        <draw:custom-shape draw:style-name="gr60" draw:text-style-name="P45" xml:id="id55" draw:id="id55" draw:layer="layout" svg:width="2.25cm" svg:height="0.5cm" svg:x="14.75cm" svg:y="11.25cm">
          <text:p text:style-name="P44"><text:span text:style-name="T8">PutRx</text:span></text:p>
          <draw:enhanced-geometry svg:viewBox="0 0 21600 21600" draw:type="rectangle" draw:enhanced-path="M 0 0 L 21600 0 21600 21600 0 21600 0 0 Z N"/>
        </draw:custom-shape>
        <draw:connector draw:style-name="gr61" draw:text-style-name="P28" draw:layer="layout" draw:type="curve" svg:x1="13.962cm" svg:y1="11.5cm" svg:x2="14.75cm" svg:y2="11.5cm" draw:start-shape="id54" draw:start-glue-point="7" draw:end-shape="id55" draw:end-glue-point="3" svg:d="M13962 11500h788" svg:viewBox="0 0 789 1">
          <text:p/>
        </draw:connector>
        <draw:connector draw:style-name="gr61" draw:text-style-name="P28" draw:layer="layout" draw:type="curve" svg:x1="15.875cm" svg:y1="11.75cm" svg:x2="14.25cm" svg:y2="11.875cm" draw:start-shape="id55" draw:start-glue-point="2" draw:end-shape="id56" draw:end-glue-point="10" svg:d="M15875 11750c0 84-541 125-1625 125" svg:viewBox="0 0 1626 126">
          <text:p/>
        </draw:connector>
        <draw:custom-shape draw:style-name="gr60" draw:text-style-name="P45" xml:id="id58" draw:id="id58" draw:layer="layout" svg:width="2.25cm" svg:height="0.5cm" svg:x="14.75cm" svg:y="12.25cm">
          <text:p text:style-name="P44"><text:span text:style-name="T8">Get and Prepare Tx Msgs</text:span></text:p>
          <draw:enhanced-geometry svg:viewBox="0 0 21600 21600" draw:type="rectangle" draw:enhanced-path="M 0 0 L 21600 0 21600 21600 0 21600 0 0 Z N"/>
        </draw:custom-shape>
        <draw:connector draw:style-name="gr61" draw:text-style-name="P28" draw:layer="layout" draw:type="curve" svg:x1="14cm" svg:y1="12.5cm" svg:x2="14.75cm" svg:y2="12.5cm" draw:start-shape="id57" draw:start-glue-point="7" draw:end-shape="id58" draw:end-glue-point="3" svg:d="M14000 12500h750" svg:viewBox="0 0 751 1">
          <text:p/>
        </draw:connector>
        <draw:connector draw:style-name="gr61" draw:text-style-name="P28" draw:layer="layout" draw:type="curve" svg:x1="15.875cm" svg:y1="12.75cm" svg:x2="14cm" svg:y2="13.5cm" draw:start-shape="id58" draw:start-glue-point="2" draw:end-shape="id59" draw:end-glue-point="7" svg:d="M15875 12750c0 500-625 750-1875 750" svg:viewBox="0 0 1876 751">
          <text:p/>
        </draw:connector>
        <draw:custom-shape draw:style-name="gr60" draw:text-style-name="P45" xml:id="id61" draw:id="id61" draw:layer="layout" svg:width="2.25cm" svg:height="0.5cm" svg:x="14.737cm" svg:y="4.409cm">
          <text:p text:style-name="P44"><text:span text:style-name="T8">PrepareFor</text:span></text:p>
          <text:p text:style-name="P44"><text:span text:style-name="T8">Sync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28" draw:layer="layout" draw:type="curve" svg:x1="13.987cm" svg:y1="4.659cm" svg:x2="14.737cm" svg:y2="4.659cm" draw:start-shape="id60" draw:end-shape="id61" draw:end-glue-point="3" svg:d="M13987 4659h750" svg:viewBox="0 0 751 1">
          <text:p/>
        </draw:connector>
        <draw:connector draw:style-name="gr61" draw:text-style-name="P28" draw:layer="layout" draw:type="curve" svg:x1="15.862cm" svg:y1="4.909cm" svg:x2="14cm" svg:y2="5.75cm" draw:start-shape="id61" draw:start-glue-point="2" draw:end-shape="id62" draw:end-glue-point="7" svg:d="M15862 4909c0 561-620 841-1862 841" svg:viewBox="0 0 1863 842">
          <text:p/>
        </draw:connector>
        <draw:custom-shape draw:style-name="gr60" draw:text-style-name="P45" xml:id="id64" draw:id="id64" draw:layer="layout" svg:width="2.25cm" svg:height="0.5cm" svg:x="5.75cm" svg:y="12.25cm">
          <text:p text:style-name="P44"><text:span text:style-name="T8">PrepareFor</text:span></text:p>
          <text:p text:style-name="P44"><text:span text:style-name="T8">Sync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28" draw:layer="layout" draw:type="curve" svg:x1="5cm" svg:y1="12.5cm" svg:x2="5.75cm" svg:y2="12.5cm" draw:start-shape="id63" draw:start-glue-point="7" draw:end-shape="id64" draw:end-glue-point="3" svg:d="M5000 12500h750" svg:viewBox="0 0 751 1">
          <text:p/>
        </draw:connector>
        <draw:connector draw:style-name="gr61" draw:text-style-name="P28" draw:layer="layout" draw:type="curve" svg:x1="6.875cm" svg:y1="12.75cm" svg:x2="5cm" svg:y2="13.5cm" draw:start-shape="id64" draw:start-glue-point="2" draw:end-shape="id65" draw:end-glue-point="7" svg:d="M6875 12750c0 500-625 750-1875 750" svg:viewBox="0 0 1876 751">
          <text:p/>
        </draw:connector>
        <draw:custom-shape draw:style-name="gr60" draw:text-style-name="P45" xml:id="id67" draw:id="id67" draw:layer="layout" svg:width="2.25cm" svg:height="0.5cm" svg:x="5.75cm" svg:y="17.25cm">
          <text:p text:style-name="P44"><text:span text:style-name="T8">PrepareFor</text:span></text:p>
          <text:p text:style-name="P44"><text:span text:style-name="T8">Data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28" draw:layer="layout" draw:type="curve" svg:x1="5cm" svg:y1="17.5cm" svg:x2="5.75cm" svg:y2="17.5cm" draw:start-shape="id66" draw:start-glue-point="7" draw:end-shape="id67" draw:end-glue-point="3" svg:d="M5000 17500h750" svg:viewBox="0 0 751 1">
          <text:p/>
        </draw:connector>
        <draw:connector draw:style-name="gr61" draw:text-style-name="P28" draw:layer="layout" draw:type="curve" svg:x1="6.875cm" svg:y1="17.75cm" svg:x2="5cm" svg:y2="19.25cm" draw:start-shape="id67" draw:start-glue-point="2" draw:end-shape="id68" draw:end-glue-point="7" svg:d="M6875 17750c0 1000-625 1500-1875 1500" svg:viewBox="0 0 1876 1501">
          <text:p/>
        </draw:connector>
        <draw:custom-shape draw:style-name="gr60" draw:text-style-name="P45" draw:layer="layout" svg:width="2.25cm" svg:height="0.5cm" svg:x="14.75cm" svg:y="11.25cm">
          <text:p text:style-name="P44"><text:span text:style-name="T8">PutDataRx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xml:id="id69" draw:id="id69" draw:layer="layout" svg:width="2.25cm" svg:height="0.5cm" svg:x="5.75cm" svg:y="20cm">
          <text:p text:style-name="P44"><text:span text:style-name="T8">PutDataRx</text:span></text:p>
          <draw:enhanced-geometry svg:viewBox="0 0 21600 21600" draw:type="rectangle" draw:enhanced-path="M 0 0 L 21600 0 21600 21600 0 21600 0 0 Z N"/>
        </draw:custom-shape>
        <draw:connector draw:style-name="gr61" draw:text-style-name="P28" draw:layer="layout" draw:type="curve" svg:x1="6.875cm" svg:y1="20.5cm" svg:x2="5cm" svg:y2="21.75cm" draw:start-shape="id69" draw:start-glue-point="2" draw:end-shape="id70" draw:end-glue-point="7" svg:d="M6875 20500c0 834-625 1250-1875 1250" svg:viewBox="0 0 1876 1251">
          <text:p/>
        </draw:connector>
        <draw:connector draw:style-name="gr61" draw:text-style-name="P28" draw:layer="layout" draw:type="curve" svg:x1="5cm" svg:y1="20.25cm" svg:x2="5.75cm" svg:y2="20.25cm" draw:start-shape="id71" draw:start-glue-point="7" draw:end-shape="id69" draw:end-glue-point="3" svg:d="M5000 20250h750" svg:viewBox="0 0 751 1">
          <text:p/>
        </draw:connector>
        <draw:custom-shape draw:style-name="gr51" draw:text-style-name="P38" draw:layer="layout" svg:width="2cm" svg:height="0.5cm" svg:x="3cm" svg:y="9.25cm">
          <text:p text:style-name="P35"><text:span text:style-name="T12">Data</text:span></text:p>
          <text:p text:style-name="P35"><text:span text:style-name="T12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26" xml:id="id56" draw:id="id56" draw:layer="layout" svg:width="0.25cm" svg:height="0.25cm" svg:x="14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28" draw:layer="layout" draw:type="curve" svg:x1="14cm" svg:y1="11.875cm" svg:x2="13cm" svg:y2="12.25cm" draw:start-shape="id56" draw:start-glue-point="6" draw:end-shape="id57" draw:end-glue-point="0" svg:d="M14000 11875c-667 0-1000 125-1000 375" svg:viewBox="0 0 1001 376">
          <text:p/>
        </draw:connector>
        <draw:custom-shape draw:style-name="gr50" draw:text-style-name="P37" xml:id="id59" draw:id="id59" draw:layer="layout" svg:width="2cm" svg:height="0.5cm" svg:x="12cm" svg:y="13.25cm">
          <text:p text:style-name="P35"><text:span text:style-name="T12">Sync</text:span></text:p>
          <text:p text:style-name="P35"><text:span text:style-name="T12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1" draw:text-style-name="P38" draw:layer="layout" svg:width="2cm" svg:height="0.5cm" svg:x="12cm" svg:y="18.25cm">
          <text:p text:style-name="P35"><text:span text:style-name="T12">Data 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1" draw:text-style-name="P28" draw:layer="layout" draw:type="curve" svg:x1="6.875cm" svg:y1="4.75cm" svg:x2="5.5cm" svg:y2="4.875cm" draw:start-shape="id50" draw:start-glue-point="2" draw:end-shape="id72" draw:end-glue-point="10" svg:d="M6875 4750c0 84-458 125-1375 125" svg:viewBox="0 0 1376 126">
          <text:p/>
        </draw:connector>
        <draw:custom-shape draw:style-name="gr18" draw:text-style-name="P26" xml:id="id72" draw:id="id72" draw:layer="layout" svg:width="0.25cm" svg:height="0.25cm" svg:x="5.25cm" svg:y="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28" draw:layer="layout" draw:type="curve" svg:x1="5.25cm" svg:y1="4.875cm" svg:x2="4cm" svg:y2="5.25cm" draw:start-shape="id72" draw:start-glue-point="6" draw:end-shape="id73" draw:end-glue-point="0" svg:d="M5250 4875c-834 0-1250 125-1250 375" svg:viewBox="0 0 1251 376">
          <text:p/>
        </draw:connector>
        <draw:custom-shape draw:style-name="gr50" draw:text-style-name="P37" xml:id="id73" draw:id="id73" draw:layer="layout" svg:width="2cm" svg:height="0.5cm" svg:x="3cm" svg:y="5.25cm">
          <text:p text:style-name="P35"><text:span text:style-name="T12">Sync</text:span></text:p>
          <text:p text:style-name="P35"><text:span text:style-name="T12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2" draw:text-style-name="P28" draw:layer="layout" svg:width="6.75cm" svg:height="2.5cm" svg:x="2.75cm" svg:y="3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75cm" svg:x="8.25cm" svg:y="3.5cm">
          <text:p text:style-name="P32"><text:span text:style-name="T11">min.</text:span></text:p>
          <text:p text:style-name="P32"><text:span text:style-name="T11">75us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8cm" svg:height="1.7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6" draw:layer="layout" svg:width="1.25cm" svg:height="0.75cm" svg:x="18.25cm" svg:y="3.5cm">
          <text:p text:style-name="P24"><text:span text:style-name="T11">max.50us</text:span></text:p>
          <draw:enhanced-geometry svg:viewBox="0 0 21600 21600" draw:type="rectangle" draw:enhanced-path="M 0 0 L 21600 0 21600 21600 0 21600 0 0 Z N"/>
        </draw:custom-shape>
        <draw:line draw:style-name="gr57" draw:text-style-name="P28" draw:layer="layout" svg:x1="5cm" svg:y1="10.447cm" svg:x2="12cm" svg:y2="9.447cm">
          <text:p/>
        </draw:line>
      </draw:page>
      <draw:page draw:name="page5" draw:style-name="dp1" draw:master-page-name="Standard">
        <draw:custom-shape draw:style-name="gr10" draw:text-style-name="P17" xml:id="id78" draw:id="id78" draw:layer="layout" svg:width="2.5cm" svg:height="1cm" svg:x="3.75cm" svg:y="3cm">
          <text:p text:style-name="P13"><text:span text:style-name="T7">Idl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4" draw:text-style-name="P48" xml:id="id74" draw:id="id74" draw:layer="layout" svg:width="2.5cm" svg:height="1cm" svg:x="3.75cm" svg:y="5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4" draw:text-style-name="P48" xml:id="id84" draw:id="id84" draw:layer="layout" svg:width="2.5cm" svg:height="1cm" svg:x="3.75cm" svg:y="11cm">
          <text:p text:style-name="P47"><text:span text:style-name="T7">Sync</text:span></text:p>
          <text:p text:style-name="P47"><text:span text:style-name="T7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49" xml:id="id85" draw:id="id85" draw:layer="layout" svg:width="2.5cm" svg:height="1cm" svg:x="3.732cm" svg:y="17cm">
          <text:p text:style-name="P47"><text:span text:style-name="T7">Data</text:span></text:p>
          <text:p text:style-name="P47"><text:span text:style-name="T7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49" xml:id="id87" draw:id="id87" draw:layer="layout" svg:width="2.5cm" svg:height="1cm" svg:x="3.75cm" svg:y="19cm">
          <text:p text:style-name="P47"><text:span text:style-name="T7">Data</text:span></text:p>
          <text:p text:style-name="P47"><text:span text:style-name="T7">DoneTx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6" draw:text-style-name="P51" xml:id="id75" draw:id="id75" draw:layer="layout" svg:width="2cm" svg:height="0.5cm" svg:x="8cm" svg:y="3.5cm">
          <text:p text:style-name="P50"><text:span text:style-name="T8">Set Timeout to 20ms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6.25cm" svg:y1="5.5cm" svg:x2="8cm" svg:y2="3.75cm" draw:start-shape="id74" draw:start-glue-point="7" draw:end-shape="id75" draw:end-glue-point="3" svg:d="M6250 5500c1314 0 439-1750 1750-1750" svg:viewBox="0 0 1751 1751">
          <text:p/>
        </draw:connector>
        <draw:connector draw:style-name="gr67" draw:text-style-name="P28" draw:layer="layout" draw:type="curve" svg:x1="9cm" svg:y1="6cm" svg:x2="9.25cm" svg:y2="6.5cm" draw:start-shape="id76" draw:start-glue-point="2" draw:end-shape="id77" draw:end-glue-point="5" svg:d="M9000 6000c0 334 83 500 250 500" svg:viewBox="0 0 251 501">
          <text:p/>
        </draw:connector>
        <draw:frame draw:style-name="gr68" draw:text-style-name="P16" draw:layer="layout" svg:width="1.395cm" svg:height="0.489cm" svg:x="4.855cm" svg:y="8.25cm">
          <draw:text-box>
            <text:p><text:span text:style-name="T8">75us</text:span></text:p>
          </draw:text-box>
        </draw:frame>
        <draw:connector draw:style-name="gr69" draw:text-style-name="P15" draw:layer="layout" draw:type="curve" svg:x1="5cm" svg:y1="4cm" svg:x2="5cm" svg:y2="5cm" draw:start-shape="id78" draw:start-glue-point="2" draw:end-shape="id74" draw:end-glue-point="0" svg:d="M5000 4000v1000" svg:viewBox="0 0 1 1001">
          <text:p/>
        </draw:connector>
        <draw:custom-shape draw:style-name="gr70" draw:text-style-name="P52" xml:id="id77" draw:id="id77" draw:layer="layout" svg:width="2.5cm" svg:height="1cm" svg:x="9.25cm" svg:y="6cm">
          <text:p text:style-name="P44"><text:span text:style-name="T8">Ack</text:span></text:p>
          <text:p text:style-name="P44"><text:span text:style-name="T8">DataT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0.5cm" svg:y1="6cm" svg:x2="12.5cm" svg:y2="3.75cm" draw:start-shape="id77" draw:start-glue-point="4" draw:end-shape="id79" draw:end-glue-point="3" svg:d="M10500 6000c0-1500 666-2250 2000-2250" svg:viewBox="0 0 2001 2251">
          <text:p/>
        </draw:connector>
        <draw:custom-shape draw:style-name="gr71" draw:text-style-name="P51" xml:id="id79" draw:id="id79" draw:layer="layout" svg:width="2.53cm" svg:height="0.5cm" svg:x="12.5cm" svg:y="3.5cm">
          <text:p text:style-name="P50"><text:span text:style-name="T8">Get Data</text:span></text:p>
          <draw:enhanced-geometry svg:viewBox="0 0 21600 21600" draw:type="rectangle" draw:enhanced-path="M 0 0 L 21600 0 21600 21600 0 21600 0 0 Z N"/>
        </draw:custom-shape>
        <draw:custom-shape draw:style-name="gr71" draw:text-style-name="P51" xml:id="id81" draw:id="id81" draw:layer="layout" svg:width="2.53cm" svg:height="0.5cm" svg:x="12.5cm" svg:y="5.25cm">
          <text:p text:style-name="P50"><text:span text:style-name="T8">MsgCntTx++ 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3.765cm" svg:y1="4cm" svg:x2="13.765cm" svg:y2="4.5cm" draw:start-shape="id79" draw:start-glue-point="2" draw:end-shape="id80" draw:end-glue-point="0" svg:d="M13765 4000v500" svg:viewBox="0 0 1 501">
          <text:p/>
        </draw:connector>
        <draw:custom-shape draw:style-name="gr71" draw:text-style-name="P51" xml:id="id80" draw:id="id80" draw:layer="layout" svg:width="2.53cm" svg:height="0.5cm" svg:x="12.5cm" svg:y="4.5cm">
          <text:p text:style-name="P50"><text:span text:style-name="T8">Checksumme berechnen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3.765cm" svg:y1="5cm" svg:x2="13.765cm" svg:y2="5.25cm" draw:start-shape="id80" draw:start-glue-point="2" draw:end-shape="id81" draw:end-glue-point="0" svg:d="M13765 5000v250" svg:viewBox="0 0 1 251">
          <text:p/>
        </draw:connector>
        <draw:frame draw:style-name="gr72" draw:text-style-name="P16" draw:layer="layout" svg:width="0.608cm" svg:height="0.489cm" svg:x="10.5cm" svg:y="5.511cm">
          <draw:text-box>
            <text:p><text:span text:style-name="T8">y</text:span></text:p>
          </draw:text-box>
        </draw:frame>
        <draw:frame draw:style-name="gr73" draw:text-style-name="P16" draw:layer="layout" svg:width="0.616cm" svg:height="0.489cm" svg:x="11.5cm" svg:y="6.011cm">
          <draw:text-box>
            <text:p><text:span text:style-name="T8">n</text:span></text:p>
          </draw:text-box>
        </draw:frame>
        <draw:frame draw:style-name="gr74" draw:text-style-name="P16" draw:layer="layout" svg:width="0.972cm" svg:height="0.489cm" svg:x="5cm" svg:y="4.011cm">
          <draw:text-box>
            <text:p><text:span text:style-name="T8">Loop</text:span></text:p>
          </draw:text-box>
        </draw:frame>
        <draw:custom-shape draw:style-name="gr75" draw:text-style-name="P53" xml:id="id82" draw:id="id82" draw:layer="layout" svg:width="3cm" svg:height="1cm" svg:x="8.134cm" svg:y="11cm">
          <text:p text:style-name="P44"><text:span text:style-name="T8">DataT and (!SBusy)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28" draw:layer="layout" draw:type="curve" svg:x1="9.634cm" svg:y1="12cm" svg:x2="5cm" svg:y2="13cm" draw:start-shape="id82" draw:start-glue-point="6" draw:end-shape="id83" draw:end-glue-point="0" svg:d="M9634 12000c0 251-610 502-1221 502-610 0-1220-1-1220-2 0 0-548-1-1097-1-548 0-1096 251-1096 501" svg:viewBox="0 0 4635 1001">
          <text:p/>
        </draw:connector>
        <draw:connector draw:style-name="gr69" draw:text-style-name="P15" draw:layer="layout" draw:type="curve" svg:x1="6.25cm" svg:y1="11.5cm" svg:x2="8.134cm" svg:y2="11.5cm" draw:start-shape="id84" draw:start-glue-point="7" draw:end-shape="id82" draw:end-glue-point="5" svg:d="M6250 11500h1884" svg:viewBox="0 0 1885 1">
          <text:p/>
        </draw:connector>
        <draw:frame draw:style-name="gr74" draw:text-style-name="P16" draw:layer="layout" svg:width="1.476cm" svg:height="0.489cm" svg:x="6.25cm" svg:y="11.011cm">
          <draw:text-box>
            <text:p><text:span text:style-name="T8">ComDone</text:span></text:p>
          </draw:text-box>
        </draw:frame>
        <draw:custom-shape draw:style-name="gr76" draw:text-style-name="P51" xml:id="id86" draw:id="id86" draw:layer="layout" svg:width="1.75cm" svg:height="0.5cm" svg:x="7cm" svg:y="18.25cm">
          <text:p text:style-name="P50"><text:span text:style-name="T8">Start DataT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6.232cm" svg:y1="17.5cm" svg:x2="7.875cm" svg:y2="18.25cm" draw:start-shape="id85" draw:start-glue-point="7" draw:end-shape="id86" draw:end-glue-point="0" svg:d="M6232 17500c1096 0 1643 250 1643 750" svg:viewBox="0 0 1644 751">
          <text:p/>
        </draw:connector>
        <draw:connector draw:style-name="gr67" draw:text-style-name="P28" draw:layer="layout" draw:type="curve" svg:x1="7cm" svg:y1="18.5cm" svg:x2="5cm" svg:y2="19cm" draw:start-shape="id86" draw:start-glue-point="3" draw:end-shape="id87" draw:end-glue-point="0" svg:d="M7000 18500c-1334 0-2000 166-2000 500" svg:viewBox="0 0 2001 501">
          <text:p/>
        </draw:connector>
        <draw:frame draw:style-name="gr74" draw:text-style-name="P16" draw:layer="layout" svg:width="0.972cm" svg:height="0.489cm" svg:x="6.278cm" svg:y="13.011cm">
          <draw:text-box>
            <text:p><text:span text:style-name="T8">Loop</text:span></text:p>
          </draw:text-box>
        </draw:frame>
        <draw:connector draw:style-name="gr67" draw:text-style-name="P28" draw:layer="layout" draw:type="curve" svg:x1="5cm" svg:y1="20cm" svg:x2="4.992cm" svg:y2="22.093cm" draw:start-shape="id87" draw:start-glue-point="2" draw:end-shape="id88" draw:end-glue-point="4" svg:d="M5000 20000c0 1570-8 524-8 2093" svg:viewBox="0 0 9 2094">
          <text:p/>
        </draw:connector>
        <draw:connector draw:style-name="gr67" draw:text-style-name="P28" draw:layer="layout" draw:type="curve" svg:x1="2.375cm" svg:y1="28cm" svg:x2="3.75cm" svg:y2="3.5cm" draw:start-shape="id89" draw:start-glue-point="4" draw:end-shape="id78" draw:end-glue-point="5" svg:d="M2375 28000c0-16334 458-24500 1375-24500" svg:viewBox="0 0 1376 24501">
          <text:p/>
        </draw:connector>
        <draw:connector draw:style-name="gr69" draw:text-style-name="P15" draw:layer="layout" draw:type="curve" svg:x1="13.765cm" svg:y1="5.75cm" svg:x2="13.765cm" svg:y2="6.25cm" draw:start-shape="id81" draw:start-glue-point="2" draw:end-shape="id90" draw:end-glue-point="0" svg:d="M13765 5750v500" svg:viewBox="0 0 1 501">
          <text:p/>
        </draw:connector>
        <draw:connector draw:style-name="gr69" draw:text-style-name="P15" draw:layer="layout" draw:type="curve" svg:x1="11.75cm" svg:y1="6.5cm" svg:x2="12.5cm" svg:y2="6.5cm" draw:start-shape="id77" draw:start-glue-point="7" draw:end-shape="id90" draw:end-glue-point="3" svg:d="M11750 6500h750" svg:viewBox="0 0 751 1">
          <text:p/>
        </draw:connector>
        <draw:custom-shape draw:style-name="gr77" draw:text-style-name="P54" xml:id="id90" draw:id="id90" draw:layer="layout" svg:width="2.53cm" svg:height="0.5cm" svg:x="12.5cm" svg:y="6.25cm">
          <text:p text:style-name="P50"><text:span text:style-name="T8">Update MBusy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3.765cm" svg:y1="6.75cm" svg:x2="14.22cm" svg:y2="7.5cm" draw:start-shape="id90" draw:start-glue-point="2" draw:end-shape="id91" draw:end-glue-point="3" svg:d="M13765 6750c0 500 151 750 455 750" svg:viewBox="0 0 456 751">
          <text:p/>
        </draw:connector>
        <draw:custom-shape draw:style-name="gr78" draw:text-style-name="P55" xml:id="id76" draw:id="id76" draw:layer="layout" svg:width="1.5cm" svg:height="0.5cm" svg:x="8.25cm" svg:y="5.5cm">
          <text:p text:style-name="P50"><text:span text:style-name="T8">Set Com Lock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9cm" svg:y1="4cm" svg:x2="9cm" svg:y2="4.5cm" draw:start-shape="id75" draw:start-glue-point="2" draw:end-shape="id92" draw:end-glue-point="0" svg:d="M9000 4000v500" svg:viewBox="0 0 1 501">
          <text:p/>
        </draw:connector>
        <draw:custom-shape draw:style-name="gr10" draw:text-style-name="P17" xml:id="id93" draw:id="id93" draw:layer="layout" svg:width="2.5cm" svg:height="1cm" svg:x="7.75cm" svg:y="1.25cm">
          <text:p text:style-name="P13"><text:span text:style-name="T7">Star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10.25cm" svg:y1="1.75cm" svg:x2="11.47cm" svg:y2="1.75cm" draw:start-shape="id93" draw:start-glue-point="7" draw:end-shape="id94" draw:end-glue-point="3" svg:d="M10250 1750h1220" svg:viewBox="0 0 1221 1">
          <text:p/>
        </draw:connector>
        <draw:custom-shape draw:style-name="gr79" draw:text-style-name="P57" xml:id="id94" draw:id="id94" draw:layer="layout" svg:width="2.53cm" svg:height="0.5cm" svg:x="11.47cm" svg:y="1.5cm">
          <text:p text:style-name="P56"><text:span text:style-name="T8">AckDataTx = 1</text:span></text:p>
          <text:p text:style-name="P56"><text:span text:style-name="T8">AckDataRx = 0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2.735cm" svg:y1="2cm" svg:x2="12.735cm" svg:y2="2.5cm" draw:start-shape="id94" draw:start-glue-point="2" draw:end-shape="id95" draw:end-glue-point="0" svg:d="M12735 2000v500" svg:viewBox="0 0 1 501">
          <text:p/>
        </draw:connector>
        <draw:frame draw:style-name="gr74" draw:text-style-name="P16" draw:layer="layout" svg:width="0.972cm" svg:height="0.489cm" svg:x="10.278cm" svg:y="1.261cm">
          <draw:text-box>
            <text:p><text:span text:style-name="T8">Loop</text:span></text:p>
          </draw:text-box>
        </draw:frame>
        <draw:frame draw:style-name="gr72" draw:text-style-name="P16" draw:layer="layout" svg:width="0.608cm" svg:height="0.489cm" svg:x="9.526cm" svg:y="12cm">
          <draw:text-box>
            <text:p><text:span text:style-name="T8">y</text:span></text:p>
          </draw:text-box>
        </draw:frame>
        <draw:frame draw:style-name="gr73" draw:text-style-name="P16" draw:layer="layout" svg:width="0.616cm" svg:height="0.489cm" svg:x="11.134cm" svg:y="11.25cm">
          <draw:text-box>
            <text:p><text:span text:style-name="T8">n</text:span></text:p>
          </draw:text-box>
        </draw:frame>
        <draw:frame draw:style-name="gr80" draw:text-style-name="P16" draw:layer="layout" svg:width="1.455cm" svg:height="0.489cm" svg:x="5cm" svg:y="20.011cm">
          <draw:text-box>
            <text:p><text:span text:style-name="T8">ComDone</text:span></text:p>
          </draw:text-box>
        </draw:frame>
        <draw:custom-shape draw:style-name="gr81" draw:text-style-name="P58" xml:id="id95" draw:id="id95" draw:layer="layout" svg:width="2.53cm" svg:height="0.5cm" svg:x="11.47cm" svg:y="2.5cm">
          <text:p text:style-name="P56"><text:span text:style-name="T8">SBusy = 0</text:span></text:p>
          <text:p text:style-name="P56"><text:span text:style-name="T8">Mbusy = 0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1.47cm" svg:y1="2.75cm" svg:x2="5cm" svg:y2="3cm" draw:start-shape="id95" draw:start-glue-point="3" draw:end-shape="id78" draw:end-glue-point="0" svg:d="M11470 2750c-3913 0-3261-126-3900-251s-2570-250-2570 501" svg:viewBox="0 0 6471 596">
          <text:p/>
        </draw:connector>
        <draw:connector draw:style-name="gr67" draw:text-style-name="P28" draw:layer="layout" draw:type="curve" svg:x1="11.134cm" svg:y1="11.5cm" svg:x2="5.117cm" svg:y2="22.218cm" draw:start-shape="id82" draw:start-glue-point="7" draw:end-shape="id88" draw:end-glue-point="10" svg:d="M11134 11500c753 0 3761 10718-6017 10718" svg:viewBox="0 0 7046 10719">
          <text:p/>
        </draw:connector>
        <draw:custom-shape draw:style-name="gr18" draw:text-style-name="P26" xml:id="id89" draw:id="id89" draw:layer="layout" svg:width="0.25cm" svg:height="0.25cm" svg:x="2.25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60" draw:layer="layout" svg:width="4cm" svg:height="2cm" svg:x="16cm" svg:y="1cm">
          <text:p text:style-name="P59"><text:span text:style-name="T2">Master 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1" xml:id="id91" draw:id="id91" draw:layer="layout" svg:width="2.53cm" svg:height="0.5cm" svg:x="14.22cm" svg:y="7.25cm">
          <text:p text:style-name="P50"><text:span text:style-name="T8">Create Sync</text:span></text:p>
          <draw:enhanced-geometry svg:viewBox="0 0 21600 21600" draw:type="rectangle" draw:enhanced-path="M 0 0 L 21600 0 21600 21600 0 21600 0 0 Z N"/>
        </draw:custom-shape>
        <draw:custom-shape draw:style-name="gr83" draw:text-style-name="P51" xml:id="id96" draw:id="id96" draw:layer="layout" svg:width="2.5cm" svg:height="0.5cm" svg:x="14.25cm" svg:y="8.25cm">
          <text:p text:style-name="P50"><text:span text:style-name="T8">SetMsg(SyncT)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5.485cm" svg:y1="7.75cm" svg:x2="15.5cm" svg:y2="8.25cm" draw:start-shape="id91" draw:start-glue-point="2" draw:end-shape="id96" draw:end-glue-point="0" svg:d="M15485 7750c0 375 15 125 15 500" svg:viewBox="0 0 16 501">
          <text:p/>
        </draw:connector>
        <draw:custom-shape draw:style-name="gr84" draw:text-style-name="P61" xml:id="id97" draw:id="id97" draw:layer="layout" svg:width="2.211cm" svg:height="1cm" svg:x="16.066cm" svg:y="4.25cm">
          <text:p text:style-name="P44"><text:span text:style-name="T8">No</text:span></text:p>
          <text:p text:style-name="P44"><text:span text:style-name="T8">Chec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6.066cm" svg:y1="4.75cm" svg:x2="15.027cm" svg:y2="4.75cm" draw:start-shape="id97" draw:start-glue-point="5" svg:d="M16066 4750h-1039" svg:viewBox="0 0 1040 1">
          <text:p/>
        </draw:connector>
        <draw:connector draw:style-name="gr69" draw:text-style-name="P15" draw:layer="layout" draw:type="curve" svg:x1="17.172cm" svg:y1="5.25cm" svg:x2="17.235cm" svg:y2="6.25cm" draw:start-shape="id97" draw:start-glue-point="6" draw:end-shape="id98" draw:end-glue-point="0" svg:d="M17172 5250c0 751 63 252 63 1000" svg:viewBox="0 0 64 1001">
          <text:p/>
        </draw:connector>
        <draw:custom-shape draw:style-name="gr77" draw:text-style-name="P54" xml:id="id98" draw:id="id98" draw:layer="layout" svg:width="2.53cm" svg:height="0.5cm" svg:x="15.97cm" svg:y="6.25cm">
          <text:p text:style-name="P50"><text:span text:style-name="T8">Mbusy = 0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7.235cm" svg:y1="6.75cm" svg:x2="16.75cm" svg:y2="7.5cm" draw:start-shape="id98" draw:start-glue-point="2" draw:end-shape="id91" draw:end-glue-point="1" svg:d="M17235 6750c0 500-161 750-485 750" svg:viewBox="0 0 486 751">
          <text:p/>
        </draw:connector>
        <draw:frame draw:style-name="gr73" draw:text-style-name="P16" draw:layer="layout" svg:width="0.616cm" svg:height="0.489cm" svg:x="15.661cm" svg:y="4.261cm">
          <draw:text-box>
            <text:p><text:span text:style-name="T8">n</text:span></text:p>
          </draw:text-box>
        </draw:frame>
        <draw:frame draw:style-name="gr72" draw:text-style-name="P16" draw:layer="layout" svg:width="0.608cm" svg:height="0.489cm" svg:x="17.027cm" svg:y="5.25cm">
          <draw:text-box>
            <text:p><text:span text:style-name="T8">y</text:span></text:p>
          </draw:text-box>
        </draw:frame>
        <draw:connector draw:style-name="gr69" draw:text-style-name="P15" draw:layer="layout" draw:type="curve" svg:x1="15.03cm" svg:y1="3.75cm" svg:x2="17.172cm" svg:y2="4.25cm" draw:start-shape="id79" draw:start-glue-point="1" draw:end-shape="id97" draw:end-glue-point="4" svg:d="M15030 3750c777 0 646 0 988-63s1154-188 1154 563" svg:viewBox="0 0 2143 613">
          <text:p/>
        </draw:connector>
        <draw:custom-shape draw:style-name="gr18" draw:text-style-name="P26" xml:id="id99" draw:id="id99" draw:layer="layout" svg:width="0.25cm" svg:height="0.25cm" svg:x="10.2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4.25cm" svg:y1="8.5cm" svg:x2="10.5cm" svg:y2="7.625cm" draw:start-shape="id96" draw:start-glue-point="3" draw:end-shape="id99" draw:end-glue-point="10" svg:d="M14250 8500c-2811 0-936-875-3750-875" svg:viewBox="0 0 3751 876">
          <text:p/>
        </draw:connector>
        <draw:custom-shape draw:style-name="gr85" draw:text-style-name="P62" xml:id="id102" draw:id="id102" draw:layer="layout" svg:width="2.5cm" svg:height="1cm" svg:x="3.75cm" svg:y="25cm">
          <text:p text:style-name="P47"><text:span text:style-name="T7">Sync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26" xml:id="id100" draw:id="id100" draw:layer="layout" svg:width="0.25cm" svg:height="0.25cm" svg:x="4.866cm" svg:y="22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4.991cm" svg:y1="22.342cm" svg:x2="5cm" svg:y2="23cm" draw:start-shape="id100" draw:start-glue-point="8" draw:end-shape="id101" draw:end-glue-point="4" svg:d="M4991 22342c0 495 9 166 9 658" svg:viewBox="0 0 10 659">
          <text:p/>
        </draw:connector>
        <draw:custom-shape draw:style-name="gr86" draw:text-style-name="P61" xml:id="id101" draw:id="id101" draw:layer="layout" svg:width="2.5cm" svg:height="1cm" svg:x="3.75cm" svg:y="23cm">
          <text:p text:style-name="P44"><text:span text:style-name="T8">One</text:span></text:p>
          <text:p text:style-name="P44"><text:span text:style-name="T8">Way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28" draw:layer="layout" draw:type="curve" svg:x1="5cm" svg:y1="24cm" svg:x2="5cm" svg:y2="25cm" draw:start-shape="id101" draw:start-glue-point="6" draw:end-shape="id102" draw:end-glue-point="0" svg:d="M5000 24000v1000" svg:viewBox="0 0 1 1001">
          <text:p/>
        </draw:connector>
        <draw:frame draw:style-name="gr73" draw:text-style-name="P16" draw:layer="layout" svg:width="0.616cm" svg:height="0.489cm" svg:x="4.537cm" svg:y="24.007cm">
          <draw:text-box>
            <text:p><text:span text:style-name="T8">n</text:span></text:p>
          </draw:text-box>
        </draw:frame>
        <draw:custom-shape draw:style-name="gr87" draw:text-style-name="P63" xml:id="id103" draw:id="id103" draw:layer="layout" svg:width="2.28cm" svg:height="0.5cm" svg:x="7.757cm" svg:y="23.007cm">
          <text:p text:style-name="P50"><text:span text:style-name="T8">AckDataTx = 1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6.25cm" svg:y1="23.5cm" svg:x2="7.757cm" svg:y2="23.257cm" draw:start-shape="id101" draw:start-glue-point="7" draw:end-shape="id103" draw:end-glue-point="3" svg:d="M6250 23500c1131 0 378-243 1507-243" svg:viewBox="0 0 1508 244">
          <text:p/>
        </draw:connector>
        <draw:frame draw:style-name="gr72" draw:text-style-name="P16" draw:layer="layout" svg:width="0.608cm" svg:height="0.489cm" svg:x="6.287cm" svg:y="23.018cm">
          <draw:text-box>
            <text:p><text:span text:style-name="T8">y</text:span></text:p>
          </draw:text-box>
        </draw:frame>
        <draw:custom-shape draw:style-name="gr18" draw:text-style-name="P26" xml:id="id88" draw:id="id88" draw:layer="layout" svg:width="0.25cm" svg:height="0.25cm" svg:x="4.867cm" svg:y="22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2" xml:id="id104" draw:id="id104" draw:layer="layout" svg:width="2.25cm" svg:height="0.5cm" svg:x="16.787cm" svg:y="22.507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10.037cm" svg:y1="23.257cm" svg:x2="16.787cm" svg:y2="22.757cm" draw:start-shape="id103" draw:start-glue-point="1" draw:end-shape="id104" draw:end-glue-point="5" svg:d="M10037 23257c5062 0 1688-500 6750-500" svg:viewBox="0 0 6751 501">
          <text:p/>
        </draw:connector>
        <draw:custom-shape draw:style-name="gr83" draw:text-style-name="P51" xml:id="id106" draw:id="id106" draw:layer="layout" svg:width="2.5cm" svg:height="0.5cm" svg:x="7.75cm" svg:y="9.25cm">
          <text:p text:style-name="P50"><text:span text:style-name="T8">Start SyncT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6.25cm" svg:y1="9.5cm" svg:x2="7.75cm" svg:y2="9.5cm" draw:start-shape="id105" draw:start-glue-point="7" draw:end-shape="id106" draw:end-glue-point="3" svg:d="M6250 9500h1500" svg:viewBox="0 0 1501 1">
          <text:p/>
        </draw:connector>
        <draw:custom-shape draw:style-name="gr65" draw:text-style-name="P49" xml:id="id83" draw:id="id83" draw:layer="layout" svg:width="2.5cm" svg:height="1cm" svg:x="3.75cm" svg:y="13cm">
          <text:p text:style-name="P47"><text:span text:style-name="T13">Data</text:span></text:p>
          <text:p text:style-name="P47"><text:span text:style-name="T13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6.25cm" svg:y1="13.5cm" svg:x2="7.5cm" svg:y2="13.5cm" draw:start-shape="id83" draw:start-glue-point="7" draw:end-shape="id107" draw:end-glue-point="3" svg:d="M6250 13500h1250" svg:viewBox="0 0 1251 1">
          <text:p/>
        </draw:connector>
        <draw:custom-shape draw:style-name="gr76" draw:text-style-name="P51" xml:id="id107" draw:id="id107" draw:layer="layout" svg:width="1.75cm" svg:height="0.5cm" svg:x="7.5cm" svg:y="13.25cm">
          <text:p text:style-name="P50"><text:span text:style-name="T8">Start Timer </text:span></text:p>
          <text:p text:style-name="P50"><text:span text:style-name="T8">75us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5cm" svg:y1="16cm" svg:x2="4.982cm" svg:y2="17cm" draw:start-shape="id108" draw:start-glue-point="2" draw:end-shape="id85" draw:end-glue-point="0" svg:d="M5000 16000c0 751-18 252-18 1000" svg:viewBox="0 0 19 1001">
          <text:p/>
        </draw:connector>
        <draw:frame draw:style-name="gr89" draw:text-style-name="P64" draw:layer="layout" svg:width="1.476cm" svg:height="0.727cm" svg:x="5cm" svg:y="16cm">
          <draw:text-box>
            <text:p text:style-name="P29"><text:span text:style-name="T8">Timer</text:span></text:p>
            <text:p text:style-name="P29"><text:span text:style-name="T8">75us</text:span></text:p>
          </draw:text-box>
        </draw:frame>
        <draw:custom-shape draw:style-name="gr64" draw:text-style-name="P48" xml:id="id105" draw:id="id105" draw:layer="layout" svg:width="2.5cm" svg:height="1cm" svg:x="3.75cm" svg:y="9cm">
          <text:p text:style-name="P47"><text:span text:style-name="T7">Sync</text:span></text:p>
          <text:p text:style-name="P47"><text:span text:style-name="T7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9cm" svg:y1="9.75cm" svg:x2="5cm" svg:y2="11cm" draw:start-shape="id106" draw:start-glue-point="2" draw:end-shape="id84" draw:end-glue-point="0" svg:d="M9000 9750c0 313-1000 625-2000 625s-2000 313-2000 625" svg:viewBox="0 0 4001 1251">
          <text:p/>
        </draw:connector>
        <draw:frame draw:style-name="gr74" draw:text-style-name="P16" draw:layer="layout" svg:width="0.972cm" svg:height="0.489cm" svg:x="6.25cm" svg:y="5cm">
          <draw:text-box>
            <text:p><text:span text:style-name="T8">Loop</text:span></text:p>
          </draw:text-box>
        </draw:frame>
        <draw:connector draw:style-name="gr67" draw:text-style-name="P28" draw:layer="layout" draw:type="curve" svg:x1="10.25cm" svg:y1="7.625cm" svg:x2="5cm" svg:y2="7cm" draw:start-shape="id99" draw:start-glue-point="6" draw:end-shape="id109" draw:end-glue-point="0" svg:d="M10250 7625c-2998 0-2498-563-3061-907s-2189-469-2189 282" svg:viewBox="0 0 5251 1180">
          <text:p/>
        </draw:connector>
        <draw:connector draw:style-name="gr67" draw:text-style-name="P28" draw:layer="layout" draw:type="curve" svg:x1="5cm" svg:y1="8cm" svg:x2="5cm" svg:y2="9cm" draw:start-shape="id109" draw:start-glue-point="2" draw:end-shape="id105" draw:end-glue-point="0" svg:d="M5000 8000v1000" svg:viewBox="0 0 1 1001">
          <text:p/>
        </draw:connector>
        <draw:custom-shape draw:style-name="gr64" draw:text-style-name="P48" xml:id="id109" draw:id="id109" draw:layer="layout" svg:width="2.5cm" svg:height="1cm" svg:x="3.75cm" svg:y="7cm">
          <text:p text:style-name="P47"><text:span text:style-name="T7">Sync</text:span></text:p>
          <text:p text:style-name="P47"><text:span text:style-name="T7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6" draw:text-style-name="P51" xml:id="id92" draw:id="id92" draw:layer="layout" svg:width="2cm" svg:height="0.5cm" svg:x="8cm" svg:y="4.5cm">
          <text:p text:style-name="P50"><text:span text:style-name="T8">Start Timer </text:span></text:p>
          <text:p text:style-name="P50"><text:span text:style-name="T8">75us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9cm" svg:y1="5cm" svg:x2="9cm" svg:y2="5.5cm" draw:start-shape="id92" draw:start-glue-point="2" draw:end-shape="id76" draw:end-glue-point="0" svg:d="M9000 5000v500" svg:viewBox="0 0 1 501">
          <text:p/>
        </draw:connector>
        <draw:frame draw:style-name="gr74" draw:text-style-name="P16" draw:layer="layout" svg:width="1.476cm" svg:height="0.489cm" svg:x="6.25cm" svg:y="9.011cm">
          <draw:text-box>
            <text:p><text:span text:style-name="T8">ComStart</text:span></text:p>
          </draw:text-box>
        </draw:frame>
        <draw:custom-shape draw:style-name="gr65" draw:text-style-name="P49" xml:id="id108" draw:id="id108" draw:layer="layout" svg:width="2.5cm" svg:height="1cm" svg:x="3.75cm" svg:y="15cm">
          <text:p text:style-name="P47"><text:span text:style-name="T7">Data</text:span></text:p>
          <text:p text:style-name="P47"><text:span text:style-name="T7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8.375cm" svg:y1="13.75cm" svg:x2="5cm" svg:y2="15cm" draw:start-shape="id107" draw:start-glue-point="2" draw:end-shape="id108" draw:end-glue-point="0" svg:d="M8375 13750c0 937-3375 313-3375 1250" svg:viewBox="0 0 3376 1251">
          <text:p/>
        </draw:connector>
        <draw:frame draw:style-name="gr74" draw:text-style-name="P16" draw:layer="layout" svg:width="1.476cm" svg:height="0.489cm" svg:x="6.25cm" svg:y="17cm">
          <draw:text-box>
            <text:p><text:span text:style-name="T8">ComStart</text:span></text:p>
          </draw:text-box>
        </draw:frame>
      </draw:page>
      <draw:page draw:name="page6" draw:style-name="dp1" draw:master-page-name="Standard">
        <draw:custom-shape draw:style-name="gr10" draw:text-style-name="P17" xml:id="id135" draw:id="id135" draw:layer="layout" svg:width="2.5cm" svg:height="1cm" svg:x="1.75cm" svg:y="2cm">
          <text:p text:style-name="P13"><text:span text:style-name="T7">Idl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5" draw:text-style-name="P62" xml:id="id110" draw:id="id110" draw:layer="layout" svg:width="2.5cm" svg:height="1cm" svg:x="3.75cm" svg:y="4cm">
          <text:p text:style-name="P47"><text:span text:style-name="T7">Sync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5" draw:text-style-name="P62" xml:id="id116" draw:id="id116" draw:layer="layout" svg:width="2.5cm" svg:height="1cm" svg:x="3.75cm" svg:y="10.75cm">
          <text:p text:style-name="P47"><text:span text:style-name="T7">Sync</text:span></text:p>
          <text:p text:style-name="P47"><text:span text:style-name="T7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5" xml:id="id119" draw:id="id119" draw:layer="layout" svg:width="2.5cm" svg:height="1cm" svg:x="3.75cm" svg:y="14cm">
          <text:p text:style-name="P47"><text:span text:style-name="T7">Data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5" xml:id="id122" draw:id="id122" draw:layer="layout" svg:width="2.5cm" svg:height="1cm" svg:x="3.75cm" svg:y="18cm">
          <text:p text:style-name="P47"><text:span text:style-name="T7">Data</text:span></text:p>
          <text:p text:style-name="P47"><text:span text:style-name="T7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0" draw:text-style-name="P66" xml:id="id137" draw:id="id137" draw:layer="layout" svg:width="2.5cm" svg:height="1cm" svg:x="3.75cm" svg:y="25cm">
          <text:p text:style-name="P47"><text:span text:style-name="T7">End</text:span></text:p>
          <text:p text:style-name="P47"><text:span text:style-name="T7">Err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42" xml:id="id133" draw:id="id133" draw:layer="layout" svg:width="2.5cm" svg:height="1cm" svg:x="3.75cm" svg:y="23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4" draw:text-style-name="P16" draw:layer="layout" svg:width="0.972cm" svg:height="0.489cm" svg:x="6.278cm" svg:y="10.761cm">
          <draw:text-box>
            <text:p><text:span text:style-name="T8">Loop</text:span></text:p>
          </draw:text-box>
        </draw:frame>
        <draw:custom-shape draw:style-name="gr91" draw:text-style-name="P51" xml:id="id111" draw:id="id111" draw:layer="layout" svg:width="1.78cm" svg:height="0.5cm" svg:x="6.75cm" svg:y="5cm">
          <text:p text:style-name="P50"><text:span text:style-name="T8">Start SyncR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6.25cm" svg:y1="4.5cm" svg:x2="7.64cm" svg:y2="5cm" draw:start-shape="id110" draw:start-glue-point="7" draw:end-shape="id111" draw:end-glue-point="0" svg:d="M6250 4500c927 0 1390 166 1390 500" svg:viewBox="0 0 1391 501">
          <text:p/>
        </draw:connector>
        <draw:connector draw:style-name="gr67" draw:text-style-name="P28" draw:layer="layout" draw:type="curve" svg:x1="6.75cm" svg:y1="5.25cm" svg:x2="5cm" svg:y2="6cm" draw:start-shape="id111" draw:start-glue-point="3" draw:end-shape="id112" draw:end-glue-point="0" svg:d="M6750 5250c-1167 0-1750 250-1750 750" svg:viewBox="0 0 1751 751">
          <text:p/>
        </draw:connector>
        <draw:custom-shape draw:style-name="gr92" draw:text-style-name="P61" xml:id="id113" draw:id="id113" draw:layer="layout" svg:width="2cm" svg:height="1cm" svg:x="13.25cm" svg:y="6cm">
          <text:p text:style-name="P44"><text:span text:style-name="T8">Sync 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53" xml:id="id118" draw:id="id118" draw:layer="layout" svg:width="3.25cm" svg:height="1cm" svg:x="9.384cm" svg:y="11.75cm">
          <text:p text:style-name="P44"><text:span text:style-name="T8">DataR and (!MBusy)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67" xml:id="id114" draw:id="id114" draw:layer="layout" svg:width="1.5cm" svg:height="0.5cm" svg:x="16.72cm" svg:y="6.5cm">
          <text:p text:style-name="P50"><text:span text:style-name="T8">Sync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5.25cm" svg:y1="6.5cm" svg:x2="16.72cm" svg:y2="6.75cm" draw:start-shape="id113" draw:start-glue-point="7" draw:end-shape="id114" draw:end-glue-point="3" svg:d="M15250 6500c1104 0 369 250 1470 250" svg:viewBox="0 0 1471 251">
          <text:p/>
        </draw:connector>
        <draw:connector draw:style-name="gr67" draw:text-style-name="P28" draw:layer="layout" draw:type="curve" svg:x1="13.875cm" svg:y1="9.499cm" svg:x2="5cm" svg:y2="10.75cm" draw:start-shape="id115" draw:start-glue-point="8" draw:end-shape="id116" draw:end-glue-point="0" svg:d="M13875 9499c0 939-8875 314-8875 1251" svg:viewBox="0 0 8876 1252">
          <text:p/>
        </draw:connector>
        <draw:frame draw:style-name="gr72" draw:text-style-name="P16" draw:layer="layout" svg:width="0.608cm" svg:height="0.489cm" svg:x="15cm" svg:y="6.011cm">
          <draw:text-box>
            <text:p><text:span text:style-name="T8">y</text:span></text:p>
          </draw:text-box>
        </draw:frame>
        <draw:connector draw:style-name="gr67" draw:text-style-name="P28" draw:layer="layout" draw:type="curve" svg:x1="14.25cm" svg:y1="6cm" svg:x2="16.5cm" svg:y2="4.75cm" draw:start-shape="id113" draw:start-glue-point="4" draw:end-shape="id117" draw:end-glue-point="5" svg:d="M14250 6000c0-834 750-1250 2250-1250" svg:viewBox="0 0 2251 1251">
          <text:p/>
        </draw:connector>
        <draw:frame draw:style-name="gr73" draw:text-style-name="P16" draw:layer="layout" svg:width="0.616cm" svg:height="0.489cm" svg:x="13.75cm" svg:y="5.511cm">
          <draw:text-box>
            <text:p><text:span text:style-name="T8">n</text:span></text:p>
          </draw:text-box>
        </draw:frame>
        <draw:custom-shape draw:style-name="gr95" draw:text-style-name="P66" xml:id="id117" draw:id="id117" draw:layer="layout" svg:width="2.25cm" svg:height="0.5cm" svg:x="16.5cm" svg:y="4.5cm">
          <text:p text:style-name="P47"><text:span text:style-name="T7">End Err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9.384cm" svg:y1="12.25cm" svg:x2="5cm" svg:y2="14cm" draw:start-shape="id118" draw:start-glue-point="5" draw:end-shape="id119" draw:end-glue-point="0" svg:d="M9384 12250c-2923 0-4384 583-4384 1750" svg:viewBox="0 0 4385 1751">
          <text:p/>
        </draw:connector>
        <draw:frame draw:style-name="gr72" draw:text-style-name="P16" draw:layer="layout" svg:width="0.608cm" svg:height="0.489cm" svg:x="8.884cm" svg:y="11.761cm">
          <draw:text-box>
            <text:p><text:span text:style-name="T8">y</text:span></text:p>
          </draw:text-box>
        </draw:frame>
        <draw:frame draw:style-name="gr73" draw:text-style-name="P16" draw:layer="layout" svg:width="0.616cm" svg:height="0.489cm" svg:x="12.384cm" svg:y="11.761cm">
          <draw:text-box>
            <text:p><text:span text:style-name="T8">n</text:span></text:p>
          </draw:text-box>
        </draw:frame>
        <draw:custom-shape draw:style-name="gr91" draw:text-style-name="P51" xml:id="id120" draw:id="id120" draw:layer="layout" svg:width="1.78cm" svg:height="0.5cm" svg:x="6.97cm" svg:y="15.25cm">
          <text:p text:style-name="P50"><text:span text:style-name="T8">Start DataR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6.25cm" svg:y1="14.5cm" svg:x2="7.86cm" svg:y2="15.25cm" draw:start-shape="id119" draw:start-glue-point="7" draw:end-shape="id120" draw:end-glue-point="0" svg:d="M6250 14500c1074 0 1610 250 1610 750" svg:viewBox="0 0 1611 751">
          <text:p/>
        </draw:connector>
        <draw:connector draw:style-name="gr67" draw:text-style-name="P28" draw:layer="layout" draw:type="curve" svg:x1="6.97cm" svg:y1="15.5cm" svg:x2="5cm" svg:y2="16cm" draw:start-shape="id120" draw:start-glue-point="3" draw:end-shape="id121" draw:end-glue-point="0" svg:d="M6970 15500c-1314 0-1970 166-1970 500" svg:viewBox="0 0 1971 501">
          <text:p/>
        </draw:connector>
        <draw:connector draw:style-name="gr69" draw:text-style-name="P15" draw:layer="layout" draw:type="curve" svg:x1="6.25cm" svg:y1="18.5cm" svg:x2="7.25cm" svg:y2="18.75cm" draw:start-shape="id122" draw:start-glue-point="7" draw:end-shape="id123" draw:end-glue-point="5" svg:d="M6250 18500c751 0 252 250 1000 250" svg:viewBox="0 0 1001 251">
          <text:p/>
        </draw:connector>
        <draw:connector draw:style-name="gr67" draw:text-style-name="P28" draw:layer="layout" draw:type="curve" svg:x1="12.634cm" svg:y1="12.25cm" svg:x2="17.875cm" svg:y2="19.75cm" draw:start-shape="id118" draw:start-glue-point="7" draw:end-shape="id124" draw:end-glue-point="4" svg:d="M12634 12250c3494 0 5241 2500 5241 7500" svg:viewBox="0 0 5242 7501">
          <text:p/>
        </draw:connector>
        <draw:frame draw:style-name="gr74" draw:text-style-name="P16" draw:layer="layout" svg:width="1.476cm" svg:height="0.489cm" svg:x="5cm" svg:y="17.25cm">
          <draw:text-box>
            <text:p><text:span text:style-name="T8">ComDone</text:span></text:p>
          </draw:text-box>
        </draw:frame>
        <draw:custom-shape draw:style-name="gr86" draw:text-style-name="P61" xml:id="id125" draw:id="id125" draw:layer="layout" svg:width="2.5cm" svg:height="1cm" svg:x="10.25cm" svg:y="18.75cm">
          <text:p text:style-name="P44"><text:span text:style-name="T8">Check-sum 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2.75cm" svg:y1="19.25cm" svg:x2="13.5cm" svg:y2="19.75cm" draw:start-shape="id125" draw:start-glue-point="7" draw:end-shape="id126" draw:end-glue-point="5" svg:d="M12750 19250c564 0 189 500 750 500" svg:viewBox="0 0 751 501">
          <text:p/>
        </draw:connector>
        <draw:custom-shape draw:style-name="gr86" draw:text-style-name="P61" xml:id="id126" draw:id="id126" draw:layer="layout" svg:width="2.5cm" svg:height="1cm" svg:x="13.5cm" svg:y="19.25cm">
          <text:p text:style-name="P44"><text:span text:style-name="T8">IsNew-Data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8.375cm" svg:y1="19.25cm" svg:x2="13.5cm" svg:y2="21cm" draw:start-shape="id123" draw:start-glue-point="6" draw:end-shape="id127" draw:end-glue-point="3" svg:d="M8375 19250c0 1167 1708 1750 5125 1750" svg:viewBox="0 0 5126 1751">
          <text:p/>
        </draw:connector>
        <draw:custom-shape draw:style-name="gr71" draw:text-style-name="P51" xml:id="id127" draw:id="id127" draw:layer="layout" svg:width="2.53cm" svg:height="0.5cm" svg:x="13.5cm" svg:y="20.75cm">
          <text:p text:style-name="P50"><text:span text:style-name="T8">Put Data</text:span></text:p>
          <draw:enhanced-geometry svg:viewBox="0 0 21600 21600" draw:type="rectangle" draw:enhanced-path="M 0 0 L 21600 0 21600 21600 0 21600 0 0 Z N"/>
        </draw:custom-shape>
        <draw:custom-shape draw:style-name="gr96" draw:text-style-name="P63" xml:id="id128" draw:id="id128" draw:layer="layout" svg:width="2.53cm" svg:height="0.5cm" svg:x="13.5cm" svg:y="21.75cm">
          <text:p text:style-name="P50"><text:span text:style-name="T8">AckDataRx = 1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6cm" svg:y1="19.75cm" svg:x2="16.03cm" svg:y2="22cm" draw:start-shape="id126" draw:start-glue-point="7" draw:end-shape="id128" draw:end-glue-point="1" svg:d="M16000 19750c796 0 781 2250 30 2250" svg:viewBox="0 0 596 2251">
          <text:p/>
        </draw:connector>
        <draw:frame draw:style-name="gr72" draw:text-style-name="P16" draw:layer="layout" svg:width="0.608cm" svg:height="0.489cm" svg:x="12.642cm" svg:y="18.761cm">
          <draw:text-box>
            <text:p><text:span text:style-name="T8">y</text:span></text:p>
          </draw:text-box>
        </draw:frame>
        <draw:frame draw:style-name="gr72" draw:text-style-name="P16" draw:layer="layout" svg:width="0.608cm" svg:height="0.489cm" svg:x="14.75cm" svg:y="20.25cm">
          <draw:text-box>
            <text:p><text:span text:style-name="T8">y</text:span></text:p>
          </draw:text-box>
        </draw:frame>
        <draw:frame draw:style-name="gr73" draw:text-style-name="P16" draw:layer="layout" svg:width="0.616cm" svg:height="0.489cm" svg:x="16cm" svg:y="19.261cm">
          <draw:text-box>
            <text:p><text:span text:style-name="T8">n</text:span></text:p>
          </draw:text-box>
        </draw:frame>
        <draw:frame draw:style-name="gr73" draw:text-style-name="P16" draw:layer="layout" svg:width="0.616cm" svg:height="0.489cm" svg:x="11.384cm" svg:y="19.75cm">
          <draw:text-box>
            <text:p><text:span text:style-name="T8">n</text:span></text:p>
          </draw:text-box>
        </draw:frame>
        <draw:connector draw:style-name="gr67" draw:text-style-name="P28" draw:layer="layout" draw:type="curve" svg:x1="14.765cm" svg:y1="22.25cm" svg:x2="14.875cm" svg:y2="22.75cm" draw:start-shape="id128" draw:start-glue-point="2" draw:end-shape="id129" draw:end-glue-point="4" svg:d="M14765 22250c0 375 110 125 110 500" svg:viewBox="0 0 111 501">
          <text:p/>
        </draw:connector>
        <draw:connector draw:style-name="gr67" draw:text-style-name="P28" draw:layer="layout" draw:type="curve" svg:x1="11.5cm" svg:y1="19.75cm" svg:x2="11.125cm" svg:y2="22.75cm" draw:start-shape="id125" draw:start-glue-point="6" draw:end-shape="id130" draw:end-glue-point="4" svg:d="M11500 19750c0 2251-375 752-375 3000" svg:viewBox="0 0 376 3001">
          <text:p/>
        </draw:connector>
        <draw:custom-shape draw:style-name="gr18" draw:text-style-name="P26" xml:id="id132" draw:id="id132" draw:layer="layout" svg:width="0.25cm" svg:height="0.25cm" svg:x="2.5cm" svg:y="2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2.625cm" svg:y1="24cm" svg:x2="2.625cm" svg:y2="23.5cm" draw:start-shape="id131" draw:start-glue-point="0" draw:end-shape="id132" draw:end-glue-point="8" svg:d="M2625 24000v-500" svg:viewBox="0 0 1 501">
          <text:p/>
        </draw:connector>
        <draw:connector draw:style-name="gr67" draw:text-style-name="P28" draw:layer="layout" draw:type="curve" svg:x1="3.75cm" svg:y1="23.5cm" svg:x2="2.75cm" svg:y2="23.375cm" draw:start-shape="id133" draw:start-glue-point="5" draw:end-shape="id132" draw:end-glue-point="10" svg:d="M3750 23500c-748 0-249-125-1000-125" svg:viewBox="0 0 1001 126">
          <text:p/>
        </draw:connector>
        <draw:connector draw:style-name="gr67" draw:text-style-name="P28" draw:layer="layout" draw:type="curve" svg:x1="2.75cm" svg:y1="19.75cm" svg:x2="3cm" svg:y2="3cm" draw:start-shape="id134" draw:start-glue-point="0" draw:end-shape="id135" draw:end-glue-point="2" svg:d="M2750 19750c0-12561 250-4186 250-16750" svg:viewBox="0 0 251 16751">
          <text:p/>
        </draw:connector>
        <draw:frame draw:style-name="gr74" draw:text-style-name="P16" draw:layer="layout" svg:width="0.972cm" svg:height="0.489cm" svg:x="2.778cm" svg:y="25cm">
          <draw:text-box>
            <text:p><text:span text:style-name="T8">Loop</text:span></text:p>
          </draw:text-box>
        </draw:frame>
        <draw:frame draw:style-name="gr74" draw:text-style-name="P16" draw:layer="layout" svg:width="0.972cm" svg:height="0.489cm" svg:x="3cm" svg:y="23.011cm">
          <draw:text-box>
            <text:p><text:span text:style-name="T8">Loop</text:span></text:p>
          </draw:text-box>
        </draw:frame>
        <draw:custom-shape draw:style-name="gr97" draw:text-style-name="P68" xml:id="id136" draw:id="id136" draw:layer="layout" svg:width="0.999cm" svg:height="0.999cm" svg:x="9.251cm" svg:y="25.001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98" draw:text-style-name="P16" draw:layer="layout" svg:width="1.895cm" svg:height="0.965cm" svg:x="7.105cm" svg:y="25.035cm">
          <draw:text-box>
            <text:p><text:span text:style-name="T8">Any HW error</text:span><text:span text:style-name="T8"><text:line-break/></text:span><text:span text:style-name="T8"><text:line-break/></text:span><text:span text:style-name="T8">Timeout</text:span></text:p>
          </draw:text-box>
        </draw:frame>
        <draw:connector draw:style-name="gr67" draw:text-style-name="P28" draw:layer="layout" draw:type="curve" svg:x1="9.251cm" svg:y1="25.5cm" svg:x2="6.25cm" svg:y2="25.5cm" draw:start-shape="id136" draw:start-glue-point="3" draw:end-shape="id137" draw:end-glue-point="7" svg:d="M9251 25500h-3001" svg:viewBox="0 0 3002 1">
          <text:p/>
        </draw:connector>
        <draw:custom-shape draw:style-name="gr96" draw:text-style-name="P63" xml:id="id141" draw:id="id141" draw:layer="layout" svg:width="2.53cm" svg:height="0.5cm" svg:x="16.22cm" svg:y="8.75cm">
          <text:p text:style-name="P50"><text:span text:style-name="T8">Update AckDataTx</text:span></text:p>
          <draw:enhanced-geometry svg:viewBox="0 0 21600 21600" draw:type="rectangle" draw:enhanced-path="M 0 0 L 21600 0 21600 21600 0 21600 0 0 Z N"/>
        </draw:custom-shape>
        <draw:custom-shape draw:style-name="gr76" draw:text-style-name="P51" xml:id="id131" draw:id="id131" draw:layer="layout" svg:width="1.75cm" svg:height="0.5cm" svg:x="1.75cm" svg:y="24cm">
          <text:p text:style-name="P50"><text:span text:style-name="T8">HW rücksetz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3.75cm" svg:y1="25.5cm" svg:x2="2.625cm" svg:y2="24.5cm" draw:start-shape="id137" draw:start-glue-point="5" draw:end-shape="id131" draw:end-glue-point="2" svg:d="M3750 25500c-750 0-1125-333-1125-1000" svg:viewBox="0 0 1126 1001">
          <text:p/>
        </draw:connector>
        <draw:custom-shape draw:style-name="gr99" draw:text-style-name="P51" xml:id="id139" draw:id="id139" draw:layer="layout" svg:width="1.5cm" svg:height="0.5cm" svg:x="2cm" svg:y="20.75cm">
          <text:p text:style-name="P50"><text:span text:style-name="T8">Timeout lösch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2.712cm" svg:y1="21.752cm" svg:x2="2.75cm" svg:y2="21.25cm" draw:start-shape="id138" draw:start-glue-point="0" draw:end-shape="id139" draw:end-glue-point="2" svg:d="M2712 21752c0-376 38-126 38-502" svg:viewBox="0 0 39 503">
          <text:p/>
        </draw:connector>
        <draw:custom-shape draw:style-name="gr78" draw:text-style-name="P55" xml:id="id134" draw:id="id134" draw:layer="layout" svg:width="1.5cm" svg:height="0.5cm" svg:x="2cm" svg:y="19.75cm">
          <text:p text:style-name="P50"><text:span text:style-name="T8">Reset Com Lock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2.75cm" svg:y1="20.75cm" svg:x2="2.75cm" svg:y2="20.25cm" draw:start-shape="id139" draw:start-glue-point="0" draw:end-shape="id134" draw:end-glue-point="2" svg:d="M2750 20750v-500" svg:viewBox="0 0 1 501">
          <text:p/>
        </draw:connector>
        <draw:connector draw:style-name="gr69" draw:text-style-name="P15" draw:layer="layout" draw:type="curve" svg:x1="17.47cm" svg:y1="7cm" svg:x2="17.485cm" svg:y2="7.75cm" draw:start-shape="id114" draw:start-glue-point="2" draw:end-shape="id140" draw:end-glue-point="0" svg:d="M17470 7000c0 562 15 188 15 750" svg:viewBox="0 0 16 751">
          <text:p/>
        </draw:connector>
        <draw:custom-shape draw:style-name="gr77" draw:text-style-name="P54" xml:id="id140" draw:id="id140" draw:layer="layout" svg:width="2.53cm" svg:height="0.5cm" svg:x="16.22cm" svg:y="7.75cm">
          <text:p text:style-name="P50"><text:span text:style-name="T8">Update SBusy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7.485cm" svg:y1="8.25cm" svg:x2="17.485cm" svg:y2="8.75cm" draw:start-shape="id140" draw:start-glue-point="2" draw:end-shape="id141" draw:end-glue-point="0" svg:d="M17485 8250v500" svg:viewBox="0 0 1 501">
          <text:p/>
        </draw:connector>
        <draw:custom-shape draw:style-name="gr18" draw:text-style-name="P26" xml:id="id130" draw:id="id130" draw:layer="layout" svg:width="0.25cm" svg:height="0.25cm" svg:x="11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1cm" svg:y1="22.875cm" svg:x2="5cm" svg:y2="23cm" draw:start-shape="id130" draw:start-glue-point="6" draw:end-shape="id133" draw:end-glue-point="0" svg:d="M11000 22875c-3561 0-2967-188-3577-345s-2423-281-2423 470" svg:viewBox="0 0 6001 589">
          <text:p/>
        </draw:connector>
        <draw:custom-shape draw:style-name="gr18" draw:text-style-name="P26" xml:id="id124" draw:id="id124" draw:layer="layout" svg:width="0.25cm" svg:height="0.25cm" svg:x="17.75cm" svg:y="1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7.875cm" svg:y1="20cm" svg:x2="15cm" svg:y2="22.875cm" draw:start-shape="id124" draw:start-glue-point="8" draw:end-shape="id129" draw:end-glue-point="10" svg:d="M17875 20000c0 1917-958 2875-2875 2875" svg:viewBox="0 0 2876 2876">
          <text:p/>
        </draw:connector>
        <draw:custom-shape draw:style-name="gr18" draw:text-style-name="P26" xml:id="id129" draw:id="id129" draw:layer="layout" svg:width="0.25cm" svg:height="0.25cm" svg:x="14.75cm" svg:y="2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4.75cm" svg:y1="22.875cm" svg:x2="11.25cm" svg:y2="22.875cm" draw:start-shape="id129" draw:start-glue-point="6" draw:end-shape="id130" draw:end-glue-point="10" svg:d="M14750 22875h-3500" svg:viewBox="0 0 3501 1">
          <text:p/>
        </draw:connector>
        <draw:custom-shape draw:style-name="gr82" draw:text-style-name="P60" draw:layer="layout" svg:width="4cm" svg:height="2cm" svg:x="16cm" svg:y="1cm">
          <text:p text:style-name="P59"><text:span text:style-name="T2">Master 2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8" draw:layer="layout" draw:type="curve" svg:x1="12.28cm" svg:y1="9cm" svg:x2="13.75cm" svg:y2="9.375cm" draw:start-shape="id142" draw:start-glue-point="1" draw:end-shape="id115" draw:end-glue-point="6" svg:d="M12280 9000c1102 0 368 375 1470 375" svg:viewBox="0 0 1471 376">
          <text:p/>
        </draw:connector>
        <draw:frame draw:style-name="gr72" draw:text-style-name="P16" draw:layer="layout" svg:width="0.608cm" svg:height="0.489cm" svg:x="10.642cm" svg:y="7cm">
          <draw:text-box>
            <text:p><text:span text:style-name="T8">y</text:span></text:p>
          </draw:text-box>
        </draw:frame>
        <draw:frame draw:style-name="gr73" draw:text-style-name="P16" draw:layer="layout" svg:width="0.616cm" svg:height="0.489cm" svg:x="12cm" svg:y="6cm">
          <draw:text-box>
            <text:p><text:span text:style-name="T8">n</text:span></text:p>
          </draw:text-box>
        </draw:frame>
        <draw:connector draw:style-name="gr69" draw:text-style-name="P15" draw:layer="layout" draw:type="curve" svg:x1="11.125cm" svg:y1="7cm" svg:x2="11.14cm" svg:y2="7.75cm" draw:start-shape="id143" draw:start-glue-point="6" draw:end-shape="id144" draw:end-glue-point="0" svg:d="M11125 7000c0 564 15 189 15 750" svg:viewBox="0 0 16 751">
          <text:p/>
        </draw:connector>
        <draw:custom-shape draw:style-name="gr100" draw:text-style-name="P69" xml:id="id143" draw:id="id143" draw:layer="layout" svg:width="2.25cm" svg:height="1cm" svg:x="10cm" svg:y="6cm">
          <text:p text:style-name="P56"><text:span text:style-name="T8">No</text:span></text:p>
          <text:p text:style-name="P56"><text:span text:style-name="T8">Chec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2.25cm" svg:y1="6.5cm" svg:x2="13.25cm" svg:y2="6.5cm" draw:start-shape="id143" draw:start-glue-point="7" draw:end-shape="id113" draw:end-glue-point="5" svg:d="M12250 6500h1000" svg:viewBox="0 0 1001 1">
          <text:p/>
        </draw:connector>
        <draw:custom-shape draw:style-name="gr101" draw:text-style-name="P58" xml:id="id144" draw:id="id144" draw:layer="layout" svg:width="2.28cm" svg:height="0.5cm" svg:x="10cm" svg:y="7.75cm">
          <text:p text:style-name="P56"><text:span text:style-name="T8">Sbusy = 0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1.14cm" svg:y1="8.25cm" svg:x2="11.14cm" svg:y2="8.75cm" draw:start-shape="id144" draw:start-glue-point="2" draw:end-shape="id142" draw:end-glue-point="0" svg:d="M11140 8250v500" svg:viewBox="0 0 1 501">
          <text:p/>
        </draw:connector>
        <draw:connector draw:style-name="gr67" draw:text-style-name="P28" draw:layer="layout" draw:type="curve" svg:x1="16.22cm" svg:y1="9cm" svg:x2="14cm" svg:y2="9.375cm" draw:start-shape="id141" draw:start-glue-point="3" draw:end-shape="id115" draw:end-glue-point="10" svg:d="M16220 9000c-1663 0-554 375-2220 375" svg:viewBox="0 0 2221 376">
          <text:p/>
        </draw:connector>
        <draw:custom-shape draw:style-name="gr87" draw:text-style-name="P63" xml:id="id142" draw:id="id142" draw:layer="layout" svg:width="2.28cm" svg:height="0.5cm" svg:x="10cm" svg:y="8.75cm">
          <text:p text:style-name="P50"><text:span text:style-name="T8">AckDataTx = 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xml:id="id115" draw:id="id115" draw:layer="layout" svg:width="0.25cm" svg:height="0.249cm" svg:x="13.7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curve" svg:x1="14.75cm" svg:y1="20.25cm" svg:x2="14.765cm" svg:y2="20.75cm" draw:start-shape="id126" draw:start-glue-point="6" draw:end-shape="id127" draw:end-glue-point="0" svg:d="M14750 20250c0 376 15 127 15 500" svg:viewBox="0 0 16 501">
          <text:p/>
        </draw:connector>
        <draw:connector draw:style-name="gr69" draw:text-style-name="P15" draw:layer="layout" draw:type="curve" svg:x1="9.5cm" svg:y1="18.75cm" svg:x2="10.25cm" svg:y2="19.25cm" draw:start-shape="id123" draw:start-glue-point="7" draw:end-shape="id125" draw:end-glue-point="5" svg:d="M9500 18750c564 0 189 500 750 500" svg:viewBox="0 0 751 501">
          <text:p/>
        </draw:connector>
        <draw:frame draw:style-name="gr73" draw:text-style-name="P16" draw:layer="layout" svg:width="0.616cm" svg:height="0.489cm" svg:x="9.634cm" svg:y="18.5cm">
          <draw:text-box>
            <text:p><text:span text:style-name="T8">n</text:span></text:p>
          </draw:text-box>
        </draw:frame>
        <draw:custom-shape draw:style-name="gr102" draw:text-style-name="P69" xml:id="id123" draw:id="id123" draw:layer="layout" svg:width="2.25cm" svg:height="1cm" svg:x="7.25cm" svg:y="18.25cm">
          <text:p text:style-name="P56"><text:span text:style-name="T8">No</text:span></text:p>
          <text:p text:style-name="P56"><text:span text:style-name="T8">Check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2" draw:text-style-name="P16" draw:layer="layout" svg:width="0.608cm" svg:height="0.489cm" svg:x="8.25cm" svg:y="19.261cm">
          <draw:text-box>
            <text:p><text:span text:style-name="T8">y</text:span></text:p>
          </draw:text-box>
        </draw:frame>
        <draw:connector draw:style-name="gr69" draw:text-style-name="P15" draw:layer="layout" draw:type="curve" svg:x1="14.765cm" svg:y1="21.25cm" svg:x2="14.765cm" svg:y2="21.75cm" draw:start-shape="id127" draw:start-glue-point="2" draw:end-shape="id128" draw:end-glue-point="0" svg:d="M14765 21250v500" svg:viewBox="0 0 1 501">
          <text:p/>
        </draw:connector>
        <draw:connector draw:style-name="gr67" draw:text-style-name="P28" draw:layer="layout" draw:type="curve" svg:x1="4.995cm" svg:y1="1.935cm" svg:x2="5cm" svg:y2="4cm" draw:end-shape="id110" draw:end-glue-point="0" svg:d="M4995 1935c0 1173 5 141 5 2065" svg:viewBox="0 0 6 2066">
          <text:p/>
        </draw:connector>
        <draw:custom-shape draw:style-name="gr85" draw:text-style-name="P62" xml:id="id112" draw:id="id112" draw:layer="layout" svg:width="2.5cm" svg:height="1cm" svg:x="3.75cm" svg:y="6cm">
          <text:p text:style-name="P47"><text:span text:style-name="T7">Sync</text:span></text:p>
          <text:p text:style-name="P47"><text:span text:style-name="T7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6.25cm" svg:y1="6.5cm" svg:x2="10cm" svg:y2="6.5cm" draw:start-shape="id112" draw:start-glue-point="7" draw:end-shape="id143" draw:end-glue-point="5" svg:d="M6250 6500h3750" svg:viewBox="0 0 3751 1">
          <text:p/>
        </draw:connector>
        <draw:connector draw:style-name="gr67" draw:text-style-name="P28" draw:layer="layout" draw:type="curve" svg:x1="6.25cm" svg:y1="11.25cm" svg:x2="11.009cm" svg:y2="11.75cm" draw:start-shape="id116" draw:start-glue-point="7" draw:end-shape="id118" draw:end-glue-point="4" svg:d="M6250 11250c2352 0 1959 0 2561-63s2198-188 2198 563" svg:viewBox="0 0 4760 613">
          <text:p/>
        </draw:connector>
        <draw:custom-shape draw:style-name="gr11" draw:text-style-name="P65" xml:id="id121" draw:id="id121" draw:layer="layout" svg:width="2.5cm" svg:height="1cm" svg:x="3.75cm" svg:y="16cm">
          <text:p text:style-name="P47"><text:span text:style-name="T7">Data</text:span></text:p>
          <text:p text:style-name="P47"><text:span text:style-name="T7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5cm" svg:y1="17cm" svg:x2="5cm" svg:y2="18cm" draw:start-shape="id121" draw:start-glue-point="2" draw:end-shape="id122" draw:end-glue-point="0" svg:d="M5000 17000v1000" svg:viewBox="0 0 1 1001">
          <text:p/>
        </draw:connector>
        <draw:custom-shape draw:style-name="gr99" draw:text-style-name="P51" xml:id="id138" draw:id="id138" draw:layer="layout" svg:width="1.5cm" svg:height="0.5cm" svg:x="1.962cm" svg:y="21.752cm">
          <text:p text:style-name="P50"><text:span text:style-name="T8">Stop Timer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2.625cm" svg:y1="23.25cm" svg:x2="2.712cm" svg:y2="22.252cm" draw:end-shape="id138" draw:end-glue-point="2" svg:d="M2625 23250c0-372 87 127 87-998" svg:viewBox="0 0 88 999">
          <text:p/>
        </draw:connector>
        <draw:frame draw:style-name="gr74" draw:text-style-name="P16" draw:layer="layout" svg:width="0.972cm" svg:height="0.489cm" svg:x="6.278cm" svg:y="14.011cm">
          <draw:text-box>
            <text:p><text:span text:style-name="T8">Loop</text:span></text:p>
          </draw:text-box>
        </draw:frame>
        <draw:frame draw:style-name="gr74" draw:text-style-name="P16" draw:layer="layout" svg:width="1.476cm" svg:height="0.489cm" svg:x="6.274cm" svg:y="6cm">
          <draw:text-box>
            <text:p><text:span text:style-name="T8">ComDone</text:span></text:p>
          </draw:text-box>
        </draw:frame>
      </draw:page>
      <draw:page draw:name="page7" draw:style-name="dp1" draw:master-page-name="Standard">
        <draw:custom-shape draw:style-name="gr103" draw:text-style-name="P70" draw:layer="layout" svg:width="5.25cm" svg:height="5.5cm" svg:x="2cm" svg:y="5.5cm">
          <text:p/>
          <draw:enhanced-geometry svg:viewBox="0 0 21600 21600" draw:type="rectangle" draw:enhanced-path="M 0 0 L 21600 0 21600 21600 0 21600 0 0 Z N"/>
        </draw:custom-shape>
        <draw:line draw:style-name="gr32" draw:text-style-name="P28" draw:layer="layout" svg:x1="10cm" svg:y1="2cm" svg:x2="10cm" svg:y2="28cm">
          <text:p/>
        </draw:line>
        <draw:frame draw:style-name="gr33" draw:text-style-name="P3" draw:layer="layout" svg:width="2.222cm" svg:height="0.806cm" svg:x="4.25cm" svg:y="1.444cm">
          <draw:text-box>
            <text:p><text:span text:style-name="T2">Link</text:span></text:p>
          </draw:text-box>
        </draw:frame>
        <draw:custom-shape draw:style-name="gr35" draw:text-style-name="P27" xml:id="id145" draw:id="id145" draw:layer="layout" svg:width="3.25cm" svg:height="0.75cm" draw:transform="skewX (0.0253072741539178) translate (16.5cm 4.5cm)">
          <text:p text:style-name="P9"><text:span text:style-name="T4">HW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3.25cm" svg:height="0.75cm" svg:x="2.75cm" svg:y="3.25cm">
          <text:p text:style-name="P9"><text:span text:style-name="T4">Init</text:span></text:p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2.75cm" svg:height="1.361cm" svg:x="7cm" svg:y="2.889cm">
          <draw:text-box>
            <text:p><text:span text:style-name="T2">Register</text:span></text:p>
          </draw:text-box>
        </draw:frame>
        <draw:custom-shape draw:style-name="gr35" draw:text-style-name="P27" xml:id="id146" draw:id="id146" draw:layer="layout" svg:width="3.25cm" svg:height="0.75cm" svg:x="13cm" svg:y="6.25cm">
          <text:p text:style-name="P9"><text:span text:style-name="T4">Sm(Prepare)</text:span></text:p>
          <draw:enhanced-geometry svg:viewBox="0 0 21600 21600" draw:type="rectangle" draw:enhanced-path="M 0 0 L 21600 0 21600 21600 0 21600 0 0 Z N"/>
        </draw:custom-shape>
        <draw:connector draw:style-name="gr37" draw:text-style-name="P28" draw:layer="layout" draw:type="line" svg:x1="16.491cm" svg:y1="4.875cm" svg:x2="14.625cm" svg:y2="6.25cm" draw:start-shape="id145" draw:start-glue-point="3" draw:end-shape="id146" draw:end-glue-point="0" svg:d="M16491 4875l-1866 1375" svg:viewBox="0 0 1867 1376">
          <text:p/>
        </draw:connector>
        <draw:custom-shape draw:style-name="gr35" draw:text-style-name="P27" xml:id="id147" draw:id="id147" draw:layer="layout" svg:width="3.25cm" svg:height="0.75cm" svg:x="2.75cm" svg:y="6.75cm">
          <text:p text:style-name="P9"><text:span text:style-name="T4">ComStart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3cm" svg:y1="6.625cm" svg:x2="6cm" svg:y2="7.125cm" draw:start-shape="id146" draw:start-glue-point="3" draw:end-shape="id147" draw:end-glue-point="1" svg:d="M13000 6625l-7000 500" svg:viewBox="0 0 7001 501">
          <text:p/>
        </draw:connector>
        <draw:frame draw:style-name="gr104" draw:text-style-name="P72" draw:layer="layout" svg:width="4.5cm" svg:height="1.5cm" svg:x="7.5cm" svg:y="11.5cm">
          <draw:text-box>
            <text:p text:style-name="P71"><text:span text:style-name="T9">ComStartedRx/</text:span><text:span text:style-name="T2">ComStartedTx</text:span></text:p>
          </draw:text-box>
        </draw:frame>
        <draw:connector draw:style-name="gr36" draw:text-style-name="P28" draw:layer="layout" draw:type="line" svg:x1="6cm" svg:y1="3.625cm" svg:x2="11.75cm" svg:y2="3.625cm" draw:end-shape="id148" draw:end-glue-point="3" svg:d="M6000 3625h5750" svg:viewBox="0 0 5751 1">
          <text:p/>
        </draw:connector>
        <draw:custom-shape draw:style-name="gr35" draw:text-style-name="P27" xml:id="id150" draw:id="id150" draw:layer="layout" svg:width="3.25cm" svg:height="0.75cm" svg:x="13cm" svg:y="13.5cm">
          <text:p text:style-name="P9"><text:span text:style-name="T4">Sm(Done)</text:span></text:p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2.75cm" svg:height="0.806cm" svg:x="8.483cm" svg:y="13.976cm">
          <draw:text-box>
            <text:p><text:span text:style-name="T2">Done</text:span></text:p>
          </draw:text-box>
        </draw:frame>
        <draw:connector draw:style-name="gr38" draw:text-style-name="P28" draw:layer="layout" draw:type="line" svg:x1="14.625cm" svg:y1="12.5cm" svg:x2="14.625cm" svg:y2="13.5cm" draw:start-shape="id149" draw:start-glue-point="2" draw:end-shape="id150" draw:end-glue-point="0" svg:d="M14625 12500v1000" svg:viewBox="0 0 1 1001">
          <text:p/>
        </draw:connector>
        <draw:custom-shape draw:style-name="gr105" draw:text-style-name="P30" xml:id="id152" draw:id="id152" draw:layer="layout" svg:width="3.75cm" svg:height="4.75cm" svg:x="15.25cm" svg:y="18cm">
          <text:p/>
          <draw:enhanced-geometry svg:viewBox="0 0 21600 21600" draw:type="rectangle" draw:enhanced-path="M 0 0 L 21600 0 21600 21600 0 21600 0 0 Z N"/>
        </draw:custom-shape>
        <draw:connector draw:style-name="gr38" draw:text-style-name="P28" draw:layer="layout" draw:type="line" svg:x1="15.75cm" svg:y1="15.75cm" svg:x2="17.125cm" svg:y2="18cm" draw:start-shape="id151" draw:start-glue-point="2" draw:end-shape="id152" draw:end-glue-point="0" svg:d="M15750 15750l1375 2250" svg:viewBox="0 0 1376 2251">
          <text:p/>
        </draw:connector>
        <draw:frame draw:style-name="gr33" draw:text-style-name="P3" draw:layer="layout" svg:width="2.75cm" svg:height="0.806cm" svg:x="16.25cm" svg:y="16.194cm">
          <draw:text-box>
            <text:p><text:span text:style-name="T2">Error</text:span></text:p>
          </draw:text-box>
        </draw:frame>
        <draw:custom-shape draw:style-name="gr35" draw:text-style-name="P27" xml:id="id153" draw:id="id153" draw:layer="layout" svg:width="3.25cm" svg:height="0.75cm" svg:x="2.75cm" svg:y="15cm">
          <text:p text:style-name="P9"><text:span text:style-name="T4">ComDone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3cm" svg:y1="13.875cm" svg:x2="6cm" svg:y2="15.375cm" draw:start-shape="id150" draw:start-glue-point="3" draw:end-shape="id153" draw:end-glue-point="1" svg:d="M13000 13875l-7000 1500" svg:viewBox="0 0 7001 1501">
          <text:p/>
        </draw:connector>
        <draw:custom-shape draw:style-name="gr43" draw:text-style-name="P30" xml:id="id154" draw:id="id154" draw:layer="layout" svg:width="3.25cm" svg:height="0.75cm" svg:x="2.75cm" svg:y="21cm">
          <text:p text:style-name="P9"><text:span text:style-name="T4">Error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5.25cm" svg:y1="20.375cm" svg:x2="6cm" svg:y2="21.375cm" draw:start-shape="id152" draw:start-glue-point="3" draw:end-shape="id154" draw:end-glue-point="1" svg:d="M15250 20375l-9250 1000" svg:viewBox="0 0 9251 1001">
          <text:p/>
        </draw:connector>
        <draw:custom-shape draw:style-name="gr44" draw:text-style-name="P30" xml:id="id157" draw:id="id157" draw:layer="layout" svg:width="2.75cm" svg:height="0.75cm" svg:x="15.75cm" svg:y="18.245cm">
          <text:p text:style-name="P9"><text:span text:style-name="T4">Error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155" draw:id="id155" draw:layer="layout" svg:width="3.25cm" svg:height="0.75cm" svg:x="15.5cm" svg:y="19.75cm">
          <text:p text:style-name="P9"><text:span text:style-name="T4">StopHW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7.125cm" svg:y1="20.5cm" svg:x2="17.125cm" svg:y2="21.5cm" draw:start-shape="id155" draw:end-shape="id156" draw:end-glue-point="0" svg:d="M17125 20500v1000" svg:viewBox="0 0 1 1001">
          <text:p/>
        </draw:connector>
        <draw:connector draw:style-name="gr38" draw:text-style-name="P28" draw:layer="layout" draw:type="line" svg:x1="17.125cm" svg:y1="18.995cm" svg:x2="17.125cm" svg:y2="19.75cm" draw:start-shape="id157" draw:start-glue-point="2" svg:d="M17125 18995v755" svg:viewBox="0 0 1 756">
          <text:p/>
        </draw:connector>
        <draw:frame draw:style-name="gr106" draw:text-style-name="P3" draw:layer="layout" svg:width="2.75cm" svg:height="1cm" svg:x="9.25cm" svg:y="1cm">
          <draw:text-box>
            <text:p><text:span text:style-name="T2">Slave</text:span></text:p>
          </draw:text-box>
        </draw:frame>
        <draw:custom-shape draw:style-name="gr35" draw:text-style-name="P27" xml:id="id148" draw:id="id148" draw:layer="layout" svg:width="3.25cm" svg:height="0.75cm" svg:x="11.75cm" svg:y="3.25cm">
          <text:p text:style-name="P9"><text:span text:style-name="T4">SetNod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1.25cm" svg:x="14.75cm" svg:y="4.75cm">
          <draw:text-box>
            <text:p><text:span text:style-name="T2">IRQ</text:span></text:p>
          </draw:text-box>
        </draw:frame>
        <draw:custom-shape draw:style-name="gr35" draw:text-style-name="P27" xml:id="id158" draw:id="id158" draw:layer="layout" svg:width="3.25cm" svg:height="0.75cm" svg:x="2.75cm" svg:y="8.75cm">
          <text:p text:style-name="P9"><text:span text:style-name="T4">SetMsg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4.375cm" svg:y1="7.5cm" svg:x2="4.375cm" svg:y2="8.75cm" draw:start-shape="id147" draw:start-glue-point="2" draw:end-shape="id158" draw:end-glue-point="0" svg:d="M4375 7500v1250" svg:viewBox="0 0 1 1251">
          <text:p/>
        </draw:connector>
        <draw:custom-shape draw:style-name="gr35" draw:text-style-name="P27" xml:id="id159" draw:id="id159" draw:layer="layout" svg:width="3.25cm" svg:height="0.75cm" svg:x="10.5cm" svg:y="9.25cm">
          <text:p text:style-name="P9"><text:span text:style-name="T4">SetMsg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6cm" svg:y1="9.125cm" svg:x2="10.5cm" svg:y2="9.625cm" draw:start-shape="id158" draw:start-glue-point="1" draw:end-shape="id159" draw:end-glue-point="3" svg:d="M6000 9125l4500 500" svg:viewBox="0 0 4501 501">
          <text:p/>
        </draw:connector>
        <draw:custom-shape draw:style-name="gr35" draw:text-style-name="P27" xml:id="id149" draw:id="id149" draw:layer="layout" svg:width="3.25cm" svg:height="0.75cm" svg:x="13cm" svg:y="11.75cm">
          <text:p text:style-name="P9"><text:span text:style-name="T4">Sm(Start)</text:span></text:p>
          <draw:enhanced-geometry svg:viewBox="0 0 21600 21600" draw:type="rectangle" draw:enhanced-path="M 0 0 L 21600 0 21600 21600 0 21600 0 0 Z N"/>
        </draw:custom-shape>
        <draw:connector draw:style-name="gr37" draw:text-style-name="P28" draw:layer="layout" draw:type="line" svg:x1="14.625cm" svg:y1="7cm" svg:x2="14.625cm" svg:y2="11.75cm" draw:start-shape="id146" draw:start-glue-point="2" draw:end-shape="id149" draw:end-glue-point="0" svg:d="M14625 7000v4750" svg:viewBox="0 0 1 4751">
          <text:p/>
        </draw:connector>
        <draw:connector draw:style-name="gr36" draw:text-style-name="P28" draw:layer="layout" draw:type="line" svg:x1="13.75cm" svg:y1="9.625cm" svg:x2="14.625cm" svg:y2="11.75cm" draw:start-shape="id159" draw:start-glue-point="1" draw:end-shape="id149" draw:end-glue-point="0" svg:d="M13750 9625l875 2125" svg:viewBox="0 0 876 2126">
          <text:p/>
        </draw:connector>
        <draw:custom-shape draw:style-name="gr35" draw:text-style-name="P27" xml:id="id160" draw:id="id160" draw:layer="layout" svg:width="3.25cm" svg:height="0.75cm" svg:x="2.75cm" svg:y="12.25cm">
          <text:p text:style-name="P19"><text:span text:style-name="T4">ComStart</text:span></text:p>
          <draw:enhanced-geometry svg:viewBox="0 0 21600 21600" draw:type="rectangle" draw:enhanced-path="M 0 0 L 21600 0 21600 21600 0 21600 0 0 Z N"/>
        </draw:custom-shape>
        <draw:connector draw:style-name="gr36" draw:text-style-name="P28" draw:layer="layout" draw:type="line" svg:x1="13cm" svg:y1="12.125cm" svg:x2="6cm" svg:y2="12.625cm" draw:start-shape="id149" draw:start-glue-point="3" draw:end-shape="id160" draw:end-glue-point="1" svg:d="M13000 12125l-7000 500" svg:viewBox="0 0 7001 501">
          <text:p/>
        </draw:connector>
        <draw:custom-shape draw:style-name="gr107" draw:text-style-name="P28" xml:id="id151" draw:id="id151" draw:layer="layout" svg:width="8.5cm" svg:height="11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56" draw:id="id156" draw:layer="layout" svg:width="3.25cm" svg:height="0.75cm" svg:x="15.5cm" svg:y="21.5cm">
          <text:p text:style-name="P9"><text:span text:style-name="T4">ReInitHw</text:span></text:p>
          <draw:enhanced-geometry svg:viewBox="0 0 21600 21600" draw:type="rectangle" draw:enhanced-path="M 0 0 L 21600 0 21600 21600 0 21600 0 0 Z N"/>
        </draw:custom-shape>
        <draw:frame draw:style-name="gr108" draw:text-style-name="P72" draw:layer="layout" svg:width="4.5cm" svg:height="1.5cm" svg:x="7.5cm" svg:y="6cm">
          <draw:text-box>
            <text:p text:style-name="P71"><text:span text:style-name="T9">ComPrepareRx/</text:span><text:span text:style-name="T2">ComPrepareTx</text:span></text:p>
          </draw:text-box>
        </draw:frame>
        <draw:frame draw:style-name="gr34" draw:text-style-name="P3" draw:layer="layout" svg:width="3.75cm" svg:height="1.361cm" svg:x="13.75cm" svg:y="1.139cm">
          <draw:text-box>
            <text:p text:style-name="P29"><text:span text:style-name="T2">UsartMdHd-Treiber</text:span></text:p>
          </draw:text-box>
        </draw:frame>
      </draw:page>
      <draw:page draw:name="page8" draw:style-name="dp1" draw:master-page-name="Standard">
        <draw:custom-shape draw:style-name="gr71" draw:text-style-name="P51" xml:id="id179" draw:id="id179" draw:layer="layout" svg:width="2.53cm" svg:height="0.5cm" svg:x="7cm" svg:y="8cm">
          <text:p text:style-name="P50"><text:span text:style-name="T8">Set Timeout to 20ms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5.25cm" svg:y1="8.5cm" svg:x2="7.5cm" svg:y2="7.25cm" draw:start-shape="id161" draw:end-shape="id162" draw:end-glue-point="3" svg:d="M5250 8500c1689 0 564-1250 2250-1250" svg:viewBox="0 0 2251 1251">
          <text:p/>
        </draw:connector>
        <draw:custom-shape draw:style-name="gr109" draw:text-style-name="P61" xml:id="id165" draw:id="id165" draw:layer="layout" svg:width="2.25cm" svg:height="1cm" svg:x="9.25cm" svg:y="10.5cm">
          <text:p text:style-name="P44"><text:span text:style-name="T8">Sync 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53" xml:id="id181" draw:id="id181" draw:layer="layout" svg:width="3.25cm" svg:height="1cm" svg:x="7cm" svg:y="14.5cm">
          <text:p text:style-name="P44"><text:span text:style-name="T8">DataR and (!SBusy)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67" xml:id="id162" draw:id="id162" draw:layer="layout" svg:width="1.5cm" svg:height="0.5cm" svg:x="7.5cm" svg:y="7cm">
          <text:p text:style-name="P50"><text:span text:style-name="T8">Sync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0.42cm" svg:y1="13.25cm" svg:x2="8.75cm" svg:y2="13.876cm" draw:start-shape="id163" draw:start-glue-point="2" draw:end-shape="id164" draw:end-glue-point="10" svg:d="M10420 13250c0 418-556 626-1670 626" svg:viewBox="0 0 1671 627">
          <text:p/>
        </draw:connector>
        <draw:frame draw:style-name="gr72" draw:text-style-name="P16" draw:layer="layout" svg:width="0.608cm" svg:height="0.489cm" svg:x="8.142cm" svg:y="10.261cm">
          <draw:text-box>
            <text:p><text:span text:style-name="T8">y</text:span></text:p>
          </draw:text-box>
        </draw:frame>
        <draw:connector draw:style-name="gr67" draw:text-style-name="P28" draw:layer="layout" draw:type="curve" svg:x1="11.5cm" svg:y1="11cm" svg:x2="15.75cm" svg:y2="11cm" draw:start-shape="id165" draw:start-glue-point="7" draw:end-shape="id166" draw:end-glue-point="5" svg:d="M11500 11000h4250" svg:viewBox="0 0 4251 1">
          <text:p/>
        </draw:connector>
        <draw:frame draw:style-name="gr73" draw:text-style-name="P16" draw:layer="layout" svg:width="0.616cm" svg:height="0.489cm" svg:x="9.134cm" svg:y="9.261cm">
          <draw:text-box>
            <text:p><text:span text:style-name="T8">n</text:span></text:p>
          </draw:text-box>
        </draw:frame>
        <draw:custom-shape draw:style-name="gr95" draw:text-style-name="P66" xml:id="id166" draw:id="id166" draw:layer="layout" svg:width="2.25cm" svg:height="0.5cm" svg:x="15.75cm" svg:y="10.75cm">
          <text:p text:style-name="P47"><text:span text:style-name="T7">End Err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1.375cm" svg:y1="11cm" svg:x2="1.375cm" svg:y2="7cm" draw:start-shape="id167" draw:start-glue-point="4" draw:end-shape="id168" draw:end-glue-point="8" svg:d="M1375 11000v-4000" svg:viewBox="0 0 1 4001">
          <text:p/>
        </draw:connector>
        <draw:custom-shape draw:style-name="gr87" draw:text-style-name="P63" xml:id="id163" draw:id="id163" draw:layer="layout" svg:width="2.28cm" svg:height="0.5cm" svg:x="9.28cm" svg:y="12.75cm">
          <text:p text:style-name="P50"><text:span text:style-name="T8">Update AckDataTx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.323cm" svg:y1="28.433cm" svg:x2="1.375cm" svg:y2="16.25cm" draw:end-shape="id169" draw:end-glue-point="8" svg:d="M1323 28433c0-8760 52-2669 52-12183" svg:viewBox="0 0 53 12184">
          <text:p/>
        </draw:connector>
        <draw:connector draw:style-name="gr69" draw:text-style-name="P15" draw:layer="layout" draw:type="curve" svg:x1="10.375cm" svg:y1="11.5cm" svg:x2="10.39cm" svg:y2="12cm" draw:start-shape="id165" draw:start-glue-point="6" draw:end-shape="id170" draw:end-glue-point="0" svg:d="M10375 11500c0 376 15 127 15 500" svg:viewBox="0 0 16 501">
          <text:p/>
        </draw:connector>
        <draw:custom-shape draw:style-name="gr101" draw:text-style-name="P54" xml:id="id170" draw:id="id170" draw:layer="layout" svg:width="2.28cm" svg:height="0.5cm" svg:x="9.25cm" svg:y="12cm">
          <text:p text:style-name="P50"><text:span text:style-name="T8">Update MBusy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0.39cm" svg:y1="12.5cm" svg:x2="10.42cm" svg:y2="12.75cm" draw:start-shape="id170" draw:start-glue-point="2" draw:end-shape="id163" draw:end-glue-point="0" svg:d="M10390 12500c0 187 30 63 30 250" svg:viewBox="0 0 31 251">
          <text:p/>
        </draw:connector>
        <draw:connector draw:style-name="gr67" draw:text-style-name="P28" draw:layer="layout" draw:type="curve" svg:x1="11cm" svg:y1="23.875cm" svg:x2="4.019cm" svg:y2="25.007cm" draw:start-shape="id171" draw:start-glue-point="6" draw:end-shape="id172" draw:end-glue-point="4" svg:d="M11000 23875c-4654 0-6981 377-6981 1132" svg:viewBox="0 0 6982 1133">
          <text:p/>
        </draw:connector>
        <draw:custom-shape draw:style-name="gr10" draw:text-style-name="P17" xml:id="id173" draw:id="id173" draw:layer="layout" svg:width="2.5cm" svg:height="1cm" svg:x="2.75cm" svg:y="1.5cm">
          <text:p text:style-name="P13"><text:span text:style-name="T7">Star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5.25cm" svg:y1="2cm" svg:x2="6.25cm" svg:y2="2cm" draw:start-shape="id173" draw:start-glue-point="7" draw:end-shape="id174" draw:end-glue-point="3" svg:d="M5250 2000h1000" svg:viewBox="0 0 1001 1">
          <text:p/>
        </draw:connector>
        <draw:custom-shape draw:style-name="gr110" draw:text-style-name="P57" xml:id="id174" draw:id="id174" draw:layer="layout" svg:width="2.53cm" svg:height="0.5cm" svg:x="6.25cm" svg:y="1.75cm">
          <text:p text:style-name="P56"><text:span text:style-name="T8">AckDataTx = 1</text:span></text:p>
          <text:p text:style-name="P56"><text:span text:style-name="T8">AckDataRx = 0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8.78cm" svg:y1="2cm" svg:x2="9.47cm" svg:y2="2cm" draw:start-shape="id174" draw:start-glue-point="1" draw:end-shape="id175" draw:end-glue-point="3" svg:d="M8780 2000h690" svg:viewBox="0 0 691 1">
          <text:p/>
        </draw:connector>
        <draw:custom-shape draw:style-name="gr111" draw:text-style-name="P58" xml:id="id175" draw:id="id175" draw:layer="layout" svg:width="2.53cm" svg:height="0.5cm" svg:x="9.47cm" svg:y="1.75cm">
          <text:p text:style-name="P56"><text:span text:style-name="T8">SBusy = 0</text:span></text:p>
          <text:p text:style-name="P56"><text:span text:style-name="T8">MBusy = 0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0.735cm" svg:y1="2.25cm" svg:x2="4cm" svg:y2="4cm" draw:start-shape="id175" draw:start-glue-point="2" draw:end-shape="id176" draw:end-glue-point="0" svg:d="M10735 2250c0 1312-6735 438-6735 1750" svg:viewBox="0 0 6736 1751">
          <text:p/>
        </draw:connector>
        <draw:custom-shape draw:style-name="gr18" draw:text-style-name="P26" xml:id="id167" draw:id="id167" draw:layer="layout" svg:width="0.25cm" svg:height="0.25cm" svg:x="1.25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2" xml:id="id176" draw:id="id176" draw:layer="layout" svg:width="2.5cm" svg:height="1cm" svg:x="2.75cm" svg:y="4cm">
          <text:p text:style-name="P47"><text:span text:style-name="T7">Sync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5" draw:text-style-name="P62" xml:id="id161" draw:id="id161" draw:layer="layout" svg:width="2.5cm" svg:height="1cm" svg:x="2.75cm" svg:y="8cm">
          <text:p text:style-name="P47"><text:span text:style-name="T7">Sync</text:span></text:p>
          <text:p text:style-name="P47"><text:span text:style-name="T7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5.25cm" svg:y1="4.5cm" svg:x2="6.5cm" svg:y2="4.5cm" draw:start-shape="id176" draw:start-glue-point="7" draw:end-shape="id177" draw:end-glue-point="3" svg:d="M5250 4500h1250" svg:viewBox="0 0 1251 1">
          <text:p/>
        </draw:connector>
        <draw:connector draw:style-name="gr67" draw:text-style-name="P28" draw:layer="layout" draw:type="curve" svg:x1="4cm" svg:y1="7cm" svg:x2="4cm" svg:y2="8cm" draw:start-shape="id178" draw:end-shape="id161" draw:end-glue-point="0" svg:d="M4000 7000v1000" svg:viewBox="0 0 1 1001">
          <text:p/>
        </draw:connector>
        <draw:connector draw:style-name="gr69" draw:text-style-name="P15" draw:layer="layout" draw:type="curve" svg:x1="1.375cm" svg:y1="6.75cm" svg:x2="2.75cm" svg:y2="4.5cm" draw:start-shape="id168" draw:start-glue-point="4" draw:end-shape="id176" draw:end-glue-point="5" svg:d="M1375 6750c0-1500 458-2250 1375-2250" svg:viewBox="0 0 1376 2251">
          <text:p/>
        </draw:connector>
        <draw:custom-shape draw:style-name="gr18" draw:text-style-name="P26" xml:id="id168" draw:id="id168" draw:layer="layout" svg:width="0.25cm" svg:height="0.25cm" svg:x="1.25cm" svg:y="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73" draw:layer="layout" svg:width="1.51cm" svg:height="0.5cm" svg:x="3.99cm" svg:y="7.25cm">
          <draw:text-box>
            <text:p text:style-name="P71"><text:span text:style-name="T8">ComDone</text:span></text:p>
          </draw:text-box>
        </draw:frame>
        <draw:connector draw:style-name="gr69" draw:text-style-name="P15" draw:layer="layout" draw:type="curve" svg:x1="1.375cm" svg:y1="16cm" svg:x2="1.375cm" svg:y2="11.25cm" draw:start-shape="id169" draw:start-glue-point="4" draw:end-shape="id167" draw:end-glue-point="8" svg:d="M1375 16000v-4750" svg:viewBox="0 0 1 4751">
          <text:p/>
        </draw:connector>
        <draw:custom-shape draw:style-name="gr18" draw:text-style-name="P26" xml:id="id169" draw:id="id169" draw:layer="layout" svg:width="0.25cm" svg:height="0.25cm" svg:x="1.25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177" draw:id="id177" draw:layer="layout" svg:width="2.5cm" svg:height="0.5cm" svg:x="6.5cm" svg:y="4.25cm">
          <text:p text:style-name="P50"><text:span text:style-name="T8">SetMsg(SyncR)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8.265cm" svg:y1="8.5cm" svg:x2="8.25cm" svg:y2="9.25cm" draw:start-shape="id179" draw:start-glue-point="2" draw:end-shape="id180" draw:end-glue-point="4" svg:d="M8265 8500c0 562-15 188-15 750" svg:viewBox="0 0 16 751">
          <text:p/>
        </draw:connector>
        <draw:connector draw:style-name="gr8" draw:text-style-name="P15" draw:layer="layout" draw:type="curve" svg:x1="8.25cm" svg:y1="7.5cm" svg:x2="8.265cm" svg:y2="8cm" draw:start-shape="id162" draw:start-glue-point="2" draw:end-shape="id179" draw:end-glue-point="0" svg:d="M8250 7500c0 375 15 125 15 500" svg:viewBox="0 0 16 501">
          <text:p/>
        </draw:connector>
        <draw:connector draw:style-name="gr69" draw:text-style-name="P15" draw:layer="layout" draw:type="curve" svg:x1="10.25cm" svg:y1="15cm" svg:x2="15.75cm" svg:y2="14.625cm" draw:start-shape="id181" draw:start-glue-point="7" draw:end-shape="id182" draw:end-glue-point="5" svg:d="M10250 15000c4126 0 1377-375 5500-375" svg:viewBox="0 0 5501 376">
          <text:p/>
        </draw:connector>
        <draw:custom-shape draw:style-name="gr11" draw:text-style-name="P65" xml:id="id184" draw:id="id184" draw:layer="layout" svg:width="2.5cm" svg:height="1cm" svg:x="2.75cm" svg:y="18cm">
          <text:p text:style-name="P47"><text:span text:style-name="T13">DataWait</text:span></text:p>
          <text:p text:style-name="P47"><text:span text:style-name="T13">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6cm" svg:y1="17.25cm" svg:x2="4cm" svg:y2="18cm" draw:start-shape="id183" draw:start-glue-point="3" draw:end-shape="id184" draw:end-glue-point="0" svg:d="M6000 17250c-1334 0-2000 250-2000 750" svg:viewBox="0 0 2001 751">
          <text:p/>
        </draw:connector>
        <draw:connector draw:style-name="gr69" draw:text-style-name="P15" draw:layer="layout" draw:type="curve" svg:x1="4cm" svg:y1="19cm" svg:x2="4cm" svg:y2="20cm" draw:start-shape="id184" draw:start-glue-point="2" draw:end-shape="id185" svg:d="M4000 19000v1000" svg:viewBox="0 0 1 1001">
          <text:p/>
        </draw:connector>
        <draw:connector draw:style-name="gr69" draw:text-style-name="P15" draw:layer="layout" draw:type="curve" svg:x1="5.25cm" svg:y1="16.5cm" svg:x2="7.25cm" svg:y2="17cm" draw:start-shape="id186" draw:start-glue-point="7" draw:end-shape="id183" draw:end-glue-point="0" svg:d="M5250 16500c1334 0 2000 166 2000 500" svg:viewBox="0 0 2001 501">
          <text:p/>
        </draw:connector>
        <draw:custom-shape draw:style-name="gr83" draw:text-style-name="P51" xml:id="id183" draw:id="id183" draw:layer="layout" svg:width="2.5cm" svg:height="0.5cm" svg:x="6cm" svg:y="17cm">
          <text:p text:style-name="P50"><text:span text:style-name="T8">SetMsg(DataR)</text:span></text:p>
          <draw:enhanced-geometry svg:viewBox="0 0 21600 21600" draw:type="rectangle" draw:enhanced-path="M 0 0 L 21600 0 21600 21600 0 21600 0 0 Z N"/>
        </draw:custom-shape>
        <draw:custom-shape draw:style-name="gr11" draw:text-style-name="P65" xml:id="id185" draw:id="id185" draw:layer="layout" svg:width="2.5cm" svg:height="1cm" svg:x="2.75cm" svg:y="20cm">
          <text:p text:style-name="P47"><text:span text:style-name="T13">DataDone</text:span></text:p>
          <text:p text:style-name="P47"><text:span text:style-name="T13">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6" draw:text-style-name="P61" xml:id="id188" draw:id="id188" draw:layer="layout" svg:width="2.5cm" svg:height="1cm" svg:x="10cm" svg:y="19.5cm">
          <text:p text:style-name="P44"><text:span text:style-name="T8">Check-sum 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0cm" svg:y1="19cm" svg:x2="11.25cm" svg:y2="19.5cm" draw:start-shape="id187" draw:start-glue-point="7" draw:end-shape="id188" draw:end-glue-point="4" svg:d="M10000 19000c834 0 1250 166 1250 500" svg:viewBox="0 0 1251 501">
          <text:p/>
        </draw:connector>
        <draw:custom-shape draw:style-name="gr86" draw:text-style-name="P61" xml:id="id189" draw:id="id189" draw:layer="layout" svg:width="2.5cm" svg:height="1cm" svg:x="12.5cm" svg:y="20.75cm">
          <text:p text:style-name="P44"><text:span text:style-name="T8">IsNew-Data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2.5cm" svg:y1="20cm" svg:x2="13.75cm" svg:y2="20.75cm" draw:start-shape="id188" draw:start-glue-point="7" draw:end-shape="id189" svg:d="M12500 20000c834 0 1250 250 1250 750" svg:viewBox="0 0 1251 751">
          <text:p/>
        </draw:connector>
        <draw:connector draw:style-name="gr67" draw:text-style-name="P28" draw:layer="layout" draw:type="curve" svg:x1="13.75cm" svg:y1="21.75cm" svg:x2="13.735cm" svg:y2="22.5cm" draw:start-shape="id189" draw:start-glue-point="6" draw:end-shape="id190" draw:end-glue-point="0" svg:d="M13750 21750c0 564-15 189-15 750" svg:viewBox="0 0 16 751">
          <text:p/>
        </draw:connector>
        <draw:custom-shape draw:style-name="gr71" draw:text-style-name="P51" xml:id="id190" draw:id="id190" draw:layer="layout" svg:width="2.53cm" svg:height="0.5cm" svg:x="12.47cm" svg:y="22.5cm">
          <text:p text:style-name="P50"><text:span text:style-name="T8">Put Data</text:span></text:p>
          <draw:enhanced-geometry svg:viewBox="0 0 21600 21600" draw:type="rectangle" draw:enhanced-path="M 0 0 L 21600 0 21600 21600 0 21600 0 0 Z N"/>
        </draw:custom-shape>
        <draw:custom-shape draw:style-name="gr96" draw:text-style-name="P63" xml:id="id191" draw:id="id191" draw:layer="layout" svg:width="2.53cm" svg:height="0.5cm" svg:x="12.44cm" svg:y="23.65cm">
          <text:p text:style-name="P50"><text:span text:style-name="T8">AckDataRx = 1</text:span></text:p>
          <draw:enhanced-geometry svg:viewBox="0 0 21600 21600" draw:type="rectangle" draw:enhanced-path="M 0 0 L 21600 0 21600 21600 0 21600 0 0 Z N"/>
        </draw:custom-shape>
        <draw:frame draw:style-name="gr72" draw:text-style-name="P16" draw:layer="layout" svg:width="0.608cm" svg:height="0.489cm" svg:x="12.392cm" svg:y="19.511cm">
          <draw:text-box>
            <text:p><text:span text:style-name="T8">y</text:span></text:p>
          </draw:text-box>
        </draw:frame>
        <draw:connector draw:style-name="gr67" draw:text-style-name="P28" draw:layer="layout" draw:type="curve" svg:x1="12.44cm" svg:y1="23.9cm" svg:x2="11.25cm" svg:y2="23.875cm" draw:start-shape="id191" draw:start-glue-point="3" draw:end-shape="id171" draw:end-glue-point="10" svg:d="M12440 23900c-891 0-296-25-1190-25" svg:viewBox="0 0 1191 26">
          <text:p/>
        </draw:connector>
        <draw:connector draw:style-name="gr67" draw:text-style-name="P28" draw:layer="layout" draw:type="curve" svg:x1="10cm" svg:y1="20cm" svg:x2="11cm" svg:y2="21.125cm" draw:start-shape="id188" draw:start-glue-point="5" draw:end-shape="id192" draw:end-glue-point="6" svg:d="M10000 20000c-751 0-1251 1125 1000 1125" svg:viewBox="0 0 1635 1126">
          <text:p/>
        </draw:connector>
        <draw:custom-shape draw:style-name="gr18" draw:text-style-name="P26" xml:id="id171" draw:id="id171" draw:layer="layout" svg:width="0.25cm" svg:height="0.25cm" svg:x="11cm" svg:y="2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5cm" svg:y1="21.25cm" svg:x2="14.97cm" svg:y2="23.9cm" draw:start-shape="id189" draw:start-glue-point="7" draw:end-shape="id191" draw:end-glue-point="1" svg:d="M15000 21250c753 0 768 2650-30 2650" svg:viewBox="0 0 598 2651">
          <text:p/>
        </draw:connector>
        <draw:custom-shape draw:style-name="gr86" draw:text-style-name="P69" xml:id="id180" draw:id="id180" draw:layer="layout" svg:width="2.5cm" svg:height="1cm" svg:x="7cm" svg:y="9.25cm">
          <text:p text:style-name="P56"><text:span text:style-name="T8">No</text:span></text:p>
          <text:p text:style-name="P56"><text:span text:style-name="T8">Chec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9.5cm" svg:y1="9.75cm" svg:x2="10.375cm" svg:y2="10.5cm" draw:start-shape="id180" draw:end-shape="id165" draw:end-glue-point="4" svg:d="M9500 9750c584 0 875 250 875 750" svg:viewBox="0 0 876 751">
          <text:p/>
        </draw:connector>
        <draw:connector draw:style-name="gr69" draw:text-style-name="P15" draw:layer="layout" draw:type="curve" svg:x1="8.25cm" svg:y1="10.25cm" svg:x2="6.86cm" svg:y2="12cm" draw:start-shape="id180" draw:start-glue-point="6" draw:end-shape="id193" draw:end-glue-point="0" svg:d="M8250 10250c0 1314-1390 439-1390 1750" svg:viewBox="0 0 1391 1751">
          <text:p/>
        </draw:connector>
        <draw:custom-shape draw:style-name="gr101" draw:text-style-name="P54" xml:id="id193" draw:id="id193" draw:layer="layout" svg:width="2.28cm" svg:height="0.5cm" svg:x="5.72cm" svg:y="12cm">
          <text:p text:style-name="P50"><text:span text:style-name="T8">Mbusy = 0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6.86cm" svg:y1="12.5cm" svg:x2="6.86cm" svg:y2="12.75cm" draw:start-shape="id193" draw:start-glue-point="2" draw:end-shape="id194" draw:end-glue-point="0" svg:d="M6860 12500v250" svg:viewBox="0 0 1 251">
          <text:p/>
        </draw:connector>
        <draw:connector draw:style-name="gr67" draw:text-style-name="P28" draw:layer="layout" draw:type="curve" svg:x1="6.86cm" svg:y1="13.25cm" svg:x2="8.5cm" svg:y2="13.876cm" draw:start-shape="id194" draw:start-glue-point="2" draw:end-shape="id164" draw:end-glue-point="6" svg:d="M6860 13250c0 418 546 626 1640 626" svg:viewBox="0 0 1641 627">
          <text:p/>
        </draw:connector>
        <draw:custom-shape draw:style-name="gr87" draw:text-style-name="P63" xml:id="id194" draw:id="id194" draw:layer="layout" svg:width="2.28cm" svg:height="0.5cm" svg:x="5.72cm" svg:y="12.75cm">
          <text:p text:style-name="P50"><text:span text:style-name="T8">AckDataTx = 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xml:id="id164" draw:id="id164" draw:layer="layout" svg:width="0.25cm" svg:height="0.249cm" svg:x="8.5cm" svg:y="1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8.625cm" svg:y1="14cm" svg:x2="8.625cm" svg:y2="14.5cm" draw:start-shape="id164" draw:start-glue-point="8" draw:end-shape="id181" draw:end-glue-point="4" svg:d="M8625 14000v500" svg:viewBox="0 0 1 501">
          <text:p/>
        </draw:connector>
        <draw:custom-shape draw:style-name="gr113" draw:text-style-name="P69" xml:id="id187" draw:id="id187" draw:layer="layout" svg:width="2.5cm" svg:height="1cm" svg:x="7.5cm" svg:y="18.5cm">
          <text:p text:style-name="P56"><text:span text:style-name="T8">No</text:span></text:p>
          <text:p text:style-name="P56"><text:span text:style-name="T8">Check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8.75cm" svg:y1="19.5cm" svg:x2="12.47cm" svg:y2="22.75cm" draw:start-shape="id187" draw:start-glue-point="6" draw:end-shape="id190" draw:end-glue-point="3" svg:d="M8750 19500c0 2167 1240 3250 3720 3250" svg:viewBox="0 0 3721 3251">
          <text:p/>
        </draw:connector>
        <draw:frame draw:style-name="gr72" draw:text-style-name="P16" draw:layer="layout" svg:width="0.608cm" svg:height="0.489cm" svg:x="13.75cm" svg:y="21.75cm">
          <draw:text-box>
            <text:p><text:span text:style-name="T8">y</text:span></text:p>
          </draw:text-box>
        </draw:frame>
        <draw:custom-shape draw:style-name="gr82" draw:text-style-name="P60" draw:layer="layout" svg:width="4cm" svg:height="2cm" svg:x="16cm" svg:y="1cm">
          <text:p text:style-name="P59"><text:span text:style-name="T2">Slave 1/2</text:span></text:p>
          <draw:enhanced-geometry svg:viewBox="0 0 21600 21600" draw:type="rectangle" draw:enhanced-path="M 0 0 L 21600 0 21600 21600 0 21600 0 0 Z N"/>
        </draw:custom-shape>
        <draw:frame draw:style-name="gr72" draw:text-style-name="P16" draw:layer="layout" svg:width="0.608cm" svg:height="0.489cm" svg:x="7.5cm" svg:y="19.25cm">
          <draw:text-box>
            <text:p><text:span text:style-name="T8">y</text:span></text:p>
          </draw:text-box>
        </draw:frame>
        <draw:custom-shape draw:style-name="gr85" draw:text-style-name="P62" xml:id="id178" draw:id="id178" draw:layer="layout" svg:width="2.5cm" svg:height="1cm" svg:x="2.75cm" svg:y="6cm">
          <text:p text:style-name="P47"><text:span text:style-name="T7">Sync</text:span></text:p>
          <text:p text:style-name="P47"><text:span text:style-name="T7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7.75cm" svg:y1="4.75cm" svg:x2="4cm" svg:y2="6cm" draw:end-shape="id178" draw:end-glue-point="0" svg:d="M7750 4750c0 562-3750-62-3750 1250" svg:viewBox="0 0 3751 1251">
          <text:p/>
        </draw:connector>
        <draw:frame draw:style-name="gr72" draw:text-style-name="P16" draw:layer="layout" svg:width="0.608cm" svg:height="0.489cm" svg:x="10.17cm" svg:y="11.415cm">
          <draw:text-box>
            <text:p><text:span text:style-name="T8">y</text:span></text:p>
          </draw:text-box>
        </draw:frame>
        <draw:custom-shape draw:style-name="gr114" draw:text-style-name="P48" xml:id="id182" draw:id="id182" draw:layer="layout" svg:width="2.5cm" svg:height="0.75cm" svg:x="15.75cm" svg:y="14.25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5" xml:id="id186" draw:id="id186" draw:layer="layout" svg:width="2.5cm" svg:height="1cm" svg:x="2.75cm" svg:y="16cm">
          <text:p text:style-name="P47"><text:span text:style-name="T13">Data</text:span></text:p>
          <text:p text:style-name="P47"><text:span text:style-name="T13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7cm" svg:y1="15cm" svg:x2="4cm" svg:y2="16cm" draw:start-shape="id181" draw:start-glue-point="5" draw:end-shape="id186" draw:end-glue-point="0" svg:d="M7000 15000c-2000 0-3000 333-3000 1000" svg:viewBox="0 0 3001 1001">
          <text:p/>
        </draw:connector>
        <draw:custom-shape draw:style-name="gr18" draw:text-style-name="P26" xml:id="id192" draw:id="id192" draw:layer="layout" svg:width="0.25cm" svg:height="0.25cm" svg:x="11cm" svg:y="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2.5cm" svg:y1="21.25cm" svg:x2="11.25cm" svg:y2="21.125cm" draw:start-shape="id189" draw:start-glue-point="5" draw:end-shape="id192" draw:end-glue-point="10" svg:d="M12500 21250c-936 0-311-125-1250-125" svg:viewBox="0 0 1251 126">
          <text:p/>
        </draw:connector>
        <draw:connector draw:style-name="gr67" draw:text-style-name="P28" draw:layer="layout" draw:type="curve" svg:x1="11.125cm" svg:y1="21.25cm" svg:x2="11.125cm" svg:y2="23.75cm" draw:start-shape="id192" draw:start-glue-point="8" draw:end-shape="id171" draw:end-glue-point="4" svg:d="M11125 21250v2500" svg:viewBox="0 0 1 2501">
          <text:p/>
        </draw:connector>
        <draw:custom-shape draw:style-name="gr115" draw:text-style-name="P62" xml:id="id195" draw:id="id195" draw:layer="layout" svg:width="2.5cm" svg:height="0.75cm" svg:x="2.75cm" svg:y="27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5.25cm" svg:y1="20.5cm" svg:x2="7.5cm" svg:y2="19cm" draw:start-shape="id185" draw:end-shape="id187" draw:end-glue-point="5" svg:d="M5250 20500c1689 0 564-1500 2250-1500" svg:viewBox="0 0 2251 1501">
          <text:p/>
        </draw:connector>
        <draw:custom-shape draw:style-name="gr86" draw:text-style-name="P61" xml:id="id172" draw:id="id172" draw:layer="layout" svg:width="2.5cm" svg:height="1cm" svg:x="2.769cm" svg:y="25.007cm">
          <text:p text:style-name="P44"><text:span text:style-name="T8">One</text:span></text:p>
          <text:p text:style-name="P44"><text:span text:style-name="T8">Way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28" draw:layer="layout" draw:type="curve" svg:x1="4.019cm" svg:y1="26.007cm" svg:x2="4cm" svg:y2="27cm" draw:start-shape="id172" draw:start-glue-point="6" draw:end-shape="id195" draw:end-glue-point="0" svg:d="M4019 26007c0 745-19 249-19 993" svg:viewBox="0 0 20 994">
          <text:p/>
        </draw:connector>
        <draw:frame draw:style-name="gr73" draw:text-style-name="P16" draw:layer="layout" svg:width="0.616cm" svg:height="0.489cm" svg:x="3.519cm" svg:y="26.007cm">
          <draw:text-box>
            <text:p><text:span text:style-name="T8">n</text:span></text:p>
          </draw:text-box>
        </draw:frame>
        <draw:custom-shape draw:style-name="gr87" draw:text-style-name="P63" xml:id="id196" draw:id="id196" draw:layer="layout" svg:width="2.28cm" svg:height="0.5cm" svg:x="6.75cm" svg:y="25.25cm">
          <text:p text:style-name="P50"><text:span text:style-name="T8">AckDataTx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5" draw:layer="layout" draw:type="curve" svg:x1="5.269cm" svg:y1="25.507cm" svg:x2="6.75cm" svg:y2="25.5cm" draw:start-shape="id172" draw:start-glue-point="7" draw:end-shape="id196" draw:end-glue-point="3" svg:d="M5269 25507c1111 0 371-7 1481-7" svg:viewBox="0 0 1482 8">
          <text:p/>
        </draw:connector>
        <draw:frame draw:style-name="gr72" draw:text-style-name="P16" draw:layer="layout" svg:width="0.608cm" svg:height="0.489cm" svg:x="5.269cm" svg:y="25.018cm">
          <draw:text-box>
            <text:p><text:span text:style-name="T8">y</text:span></text:p>
          </draw:text-box>
        </draw:frame>
        <draw:custom-shape draw:style-name="gr88" draw:text-style-name="P42" xml:id="id197" draw:id="id197" draw:layer="layout" svg:width="2.25cm" svg:height="0.5cm" svg:x="16cm" svg:y="25.25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9.03cm" svg:y1="25.5cm" svg:x2="16cm" svg:y2="25.5cm" draw:start-shape="id196" draw:start-glue-point="1" draw:end-shape="id197" draw:end-glue-point="5" svg:d="M9030 25500h6970" svg:viewBox="0 0 6971 1">
          <text:p/>
        </draw:connector>
        <draw:frame draw:style-name="gr112" draw:text-style-name="P73" draw:layer="layout" svg:width="1.51cm" svg:height="0.5cm" svg:x="5.24cm" svg:y="4cm">
          <draw:text-box>
            <text:p text:style-name="P71"><text:span text:style-name="T8">Loop</text:span></text:p>
          </draw:text-box>
        </draw:frame>
        <draw:frame draw:style-name="gr112" draw:text-style-name="P73" draw:layer="layout" svg:width="1.51cm" svg:height="0.5cm" svg:x="5.24cm" svg:y="8cm">
          <draw:text-box>
            <text:p text:style-name="P71"><text:span text:style-name="T8">Loop</text:span></text:p>
          </draw:text-box>
        </draw:frame>
        <draw:frame draw:style-name="gr112" draw:text-style-name="P73" draw:layer="layout" svg:width="1.51cm" svg:height="0.5cm" svg:x="3.99cm" svg:y="19.25cm">
          <draw:text-box>
            <text:p text:style-name="P71"><text:span text:style-name="T8">ComDone</text:span></text:p>
          </draw:text-box>
        </draw:frame>
        <draw:frame draw:style-name="gr112" draw:text-style-name="P73" draw:layer="layout" svg:width="1.51cm" svg:height="0.5cm" svg:x="5.24cm" svg:y="20cm">
          <draw:text-box>
            <text:p text:style-name="P71"><text:span text:style-name="T8">Loop</text:span></text:p>
          </draw:text-box>
        </draw:frame>
        <draw:frame draw:style-name="gr112" draw:text-style-name="P73" draw:layer="layout" svg:width="1.51cm" svg:height="0.5cm" svg:x="5.24cm" svg:y="16cm">
          <draw:text-box>
            <text:p text:style-name="P71"><text:span text:style-name="T8">Loop</text:span></text:p>
          </draw:text-box>
        </draw:frame>
      </draw:page>
      <draw:page draw:name="page9" draw:style-name="dp1" draw:master-page-name="Standard">
        <draw:custom-shape draw:style-name="gr64" draw:text-style-name="P48" xml:id="id227" draw:id="id227" draw:layer="layout" svg:width="2.5cm" svg:height="1cm" svg:x="2.75cm" svg:y="8cm">
          <text:p text:style-name="P47"><text:span text:style-name="T7">Sync</text:span></text:p>
          <text:p text:style-name="P47"><text:span text:style-name="T7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4" draw:text-style-name="P48" xml:id="id203" draw:id="id203" draw:layer="layout" svg:width="2.5cm" svg:height="1cm" svg:x="2.75cm" svg:y="10cm">
          <text:p text:style-name="P47"><text:span text:style-name="T7">Sync</text:span></text:p>
          <text:p text:style-name="P47"><text:span text:style-name="T7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0" draw:text-style-name="P66" xml:id="id213" draw:id="id213" draw:layer="layout" svg:width="2.5cm" svg:height="1cm" svg:x="2.772cm" svg:y="26cm">
          <text:p text:style-name="P47"><text:span text:style-name="T7">End</text:span></text:p>
          <text:p text:style-name="P47"><text:span text:style-name="T7">Err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42" xml:id="id211" draw:id="id211" draw:layer="layout" svg:width="2.5cm" svg:height="1cm" svg:x="2.772cm" svg:y="24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5.25cm" svg:y1="4.5cm" svg:x2="6.5cm" svg:y2="4.5cm" draw:start-shape="id198" draw:start-glue-point="7" draw:end-shape="id199" draw:end-glue-point="3" svg:d="M5250 4500h1250" svg:viewBox="0 0 1251 1">
          <text:p/>
        </draw:connector>
        <draw:custom-shape draw:style-name="gr70" draw:text-style-name="P52" xml:id="id200" draw:id="id200" draw:layer="layout" svg:width="2.5cm" svg:height="1cm" svg:x="8.25cm" svg:y="4.845cm">
          <text:p text:style-name="P44"><text:span text:style-name="T8">Ack</text:span></text:p>
          <text:p text:style-name="P44"><text:span text:style-name="T8">DataT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9.5cm" svg:y1="4.845cm" svg:x2="11.72cm" svg:y2="4.095cm" draw:start-shape="id200" draw:start-glue-point="4" draw:end-shape="id201" draw:end-glue-point="3" svg:d="M9500 4845c0-500 740-750 2220-750" svg:viewBox="0 0 2221 751">
          <text:p/>
        </draw:connector>
        <draw:custom-shape draw:style-name="gr71" draw:text-style-name="P51" xml:id="id201" draw:id="id201" draw:layer="layout" svg:width="2.53cm" svg:height="0.5cm" svg:x="11.72cm" svg:y="3.845cm">
          <text:p text:style-name="P50"><text:span text:style-name="T8">Get Data</text:span></text:p>
          <draw:enhanced-geometry svg:viewBox="0 0 21600 21600" draw:type="rectangle" draw:enhanced-path="M 0 0 L 21600 0 21600 21600 0 21600 0 0 Z N"/>
        </draw:custom-shape>
        <draw:custom-shape draw:style-name="gr71" draw:text-style-name="P51" xml:id="id206" draw:id="id206" draw:layer="layout" svg:width="2.53cm" svg:height="0.5cm" svg:x="11.72cm" svg:y="5.595cm">
          <text:p text:style-name="P50"><text:span text:style-name="T8">MsgCntTx++ </text:span></text:p>
          <draw:enhanced-geometry svg:viewBox="0 0 21600 21600" draw:type="rectangle" draw:enhanced-path="M 0 0 L 21600 0 21600 21600 0 21600 0 0 Z N"/>
        </draw:custom-shape>
        <draw:custom-shape draw:style-name="gr71" draw:text-style-name="P51" xml:id="id217" draw:id="id217" draw:layer="layout" svg:width="2.53cm" svg:height="0.5cm" svg:x="13.27cm" svg:y="7.391cm">
          <text:p text:style-name="P50"><text:span text:style-name="T8">Create Sync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7.75cm" svg:y1="8.75cm" svg:x2="4cm" svg:y2="10cm" draw:start-shape="id202" draw:start-glue-point="2" draw:end-shape="id203" draw:end-glue-point="0" svg:d="M7750 8750c0 937-3750 313-3750 1250" svg:viewBox="0 0 3751 1251">
          <text:p/>
        </draw:connector>
        <draw:connector draw:style-name="gr69" draw:text-style-name="P15" draw:layer="layout" draw:type="curve" svg:x1="14.25cm" svg:y1="4.095cm" svg:x2="16.395cm" svg:y2="4.345cm" draw:start-shape="id201" draw:start-glue-point="1" draw:end-shape="id204" draw:end-glue-point="4" svg:d="M14250 4095c778 0 648-126 990-251s1155-250 1155 501" svg:viewBox="0 0 2146 596">
          <text:p/>
        </draw:connector>
        <draw:custom-shape draw:style-name="gr71" draw:text-style-name="P51" xml:id="id205" draw:id="id205" draw:layer="layout" svg:width="2.53cm" svg:height="0.5cm" svg:x="11.72cm" svg:y="4.595cm">
          <text:p text:style-name="P50"><text:span text:style-name="T8">Checksumme berechnen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2.985cm" svg:y1="5.095cm" svg:x2="12.985cm" svg:y2="5.595cm" draw:start-shape="id205" draw:start-glue-point="2" draw:end-shape="id206" draw:end-glue-point="0" svg:d="M12985 5095v500" svg:viewBox="0 0 1 501">
          <text:p/>
        </draw:connector>
        <draw:frame draw:style-name="gr72" draw:text-style-name="P16" draw:layer="layout" svg:width="0.608cm" svg:height="0.489cm" svg:x="9.642cm" svg:y="3.856cm">
          <draw:text-box>
            <text:p><text:span text:style-name="T8">y</text:span></text:p>
          </draw:text-box>
        </draw:frame>
        <draw:frame draw:style-name="gr73" draw:text-style-name="P16" draw:layer="layout" svg:width="0.616cm" svg:height="0.489cm" svg:x="9.5cm" svg:y="5.856cm">
          <draw:text-box>
            <text:p><text:span text:style-name="T8">n</text:span></text:p>
          </draw:text-box>
        </draw:frame>
        <draw:connector draw:style-name="gr69" draw:text-style-name="P15" draw:layer="layout" draw:type="curve" svg:x1="1.375cm" svg:y1="12.532cm" svg:x2="1.375cm" svg:y2="4cm" draw:start-shape="id207" draw:start-glue-point="4" draw:end-shape="id208" draw:end-glue-point="8" svg:d="M1375 12532v-8532" svg:viewBox="0 0 1 8533">
          <text:p/>
        </draw:connector>
        <draw:custom-shape draw:style-name="gr18" draw:text-style-name="P26" xml:id="id210" draw:id="id210" draw:layer="layout" svg:width="0.25cm" svg:height="0.25cm" svg:x="1.772cm" svg:y="2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.897cm" svg:y1="25.25cm" svg:x2="1.897cm" svg:y2="24.75cm" draw:start-shape="id209" draw:start-glue-point="0" draw:end-shape="id210" draw:end-glue-point="8" svg:d="M1897 25250v-500" svg:viewBox="0 0 1 501">
          <text:p/>
        </draw:connector>
        <draw:connector draw:style-name="gr67" draw:text-style-name="P28" draw:layer="layout" draw:type="curve" svg:x1="2.772cm" svg:y1="24.5cm" svg:x2="2.022cm" svg:y2="24.625cm" draw:start-shape="id211" draw:start-glue-point="5" draw:end-shape="id210" draw:end-glue-point="10" svg:d="M2772 24500c-561 0-186 125-750 125" svg:viewBox="0 0 751 126">
          <text:p/>
        </draw:connector>
        <draw:frame draw:style-name="gr74" draw:text-style-name="P16" draw:layer="layout" svg:width="0.972cm" svg:height="0.489cm" svg:x="1.55cm" svg:y="26.261cm">
          <draw:text-box>
            <text:p><text:span text:style-name="T8">Loop</text:span></text:p>
          </draw:text-box>
        </draw:frame>
        <draw:frame draw:style-name="gr74" draw:text-style-name="P16" draw:layer="layout" svg:width="0.972cm" svg:height="0.489cm" svg:x="2.022cm" svg:y="24.511cm">
          <draw:text-box>
            <text:p><text:span text:style-name="T8">Loop</text:span></text:p>
          </draw:text-box>
        </draw:frame>
        <draw:custom-shape draw:style-name="gr97" draw:text-style-name="P68" xml:id="id212" draw:id="id212" draw:layer="layout" svg:width="0.999cm" svg:height="0.999cm" svg:x="8.273cm" svg:y="26.001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98" draw:text-style-name="P16" draw:layer="layout" svg:width="1.895cm" svg:height="0.965cm" svg:x="6.127cm" svg:y="26.035cm">
          <draw:text-box>
            <text:p><text:span text:style-name="T8">Any HW error</text:span><text:span text:style-name="T8"><text:line-break/></text:span><text:span text:style-name="T8"><text:line-break/></text:span><text:span text:style-name="T8">Timeout</text:span></text:p>
          </draw:text-box>
        </draw:frame>
        <draw:connector draw:style-name="gr67" draw:text-style-name="P28" draw:layer="layout" draw:type="curve" svg:x1="8.273cm" svg:y1="26.5cm" svg:x2="5.272cm" svg:y2="26.5cm" draw:start-shape="id212" draw:start-glue-point="3" draw:end-shape="id213" draw:end-glue-point="7" svg:d="M8273 26500h-3001" svg:viewBox="0 0 3002 1">
          <text:p/>
        </draw:connector>
        <draw:custom-shape draw:style-name="gr76" draw:text-style-name="P51" xml:id="id209" draw:id="id209" draw:layer="layout" svg:width="1.75cm" svg:height="0.5cm" svg:x="1.022cm" svg:y="25.25cm">
          <text:p text:style-name="P50"><text:span text:style-name="T8">HW rücksetz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2.772cm" svg:y1="26.5cm" svg:x2="1.897cm" svg:y2="25.75cm" draw:start-shape="id213" draw:start-glue-point="5" draw:end-shape="id209" draw:end-glue-point="2" svg:d="M2772 26500c-584 0-875-250-875-750" svg:viewBox="0 0 876 751">
          <text:p/>
        </draw:connector>
        <draw:custom-shape draw:style-name="gr99" draw:text-style-name="P51" xml:id="id215" draw:id="id215" draw:layer="layout" svg:width="1.5cm" svg:height="0.5cm" svg:x="1.022cm" svg:y="21.75cm">
          <text:p text:style-name="P50"><text:span text:style-name="T8">Timeout lösch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.75cm" svg:y1="22.874cm" svg:x2="1.772cm" svg:y2="22.25cm" draw:start-shape="id214" draw:start-glue-point="0" draw:end-shape="id215" draw:end-glue-point="2" svg:d="M1750 22874c0-468 22-156 22-624" svg:viewBox="0 0 23 625">
          <text:p/>
        </draw:connector>
        <draw:connector draw:style-name="gr69" draw:text-style-name="P15" draw:layer="layout" draw:type="curve" svg:x1="12.985cm" svg:y1="6.095cm" svg:x2="12.985cm" svg:y2="6.595cm" draw:start-shape="id206" draw:start-glue-point="2" draw:end-shape="id216" draw:end-glue-point="0" svg:d="M12985 6095v500" svg:viewBox="0 0 1 501">
          <text:p/>
        </draw:connector>
        <draw:connector draw:style-name="gr69" draw:text-style-name="P15" draw:layer="layout" draw:type="curve" svg:x1="9.5cm" svg:y1="5.845cm" svg:x2="11.72cm" svg:y2="6.845cm" draw:start-shape="id200" draw:start-glue-point="6" draw:end-shape="id216" draw:end-glue-point="3" svg:d="M9500 5845c0 667 740 1000 2220 1000" svg:viewBox="0 0 2221 1001">
          <text:p/>
        </draw:connector>
        <draw:custom-shape draw:style-name="gr77" draw:text-style-name="P54" xml:id="id216" draw:id="id216" draw:layer="layout" svg:width="2.53cm" svg:height="0.5cm" svg:x="11.72cm" svg:y="6.595cm">
          <text:p text:style-name="P50"><text:span text:style-name="T8">Update SBusy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2.985cm" svg:y1="7.095cm" svg:x2="13.27cm" svg:y2="7.641cm" draw:start-shape="id216" draw:start-glue-point="2" draw:end-shape="id217" draw:end-glue-point="3" svg:d="M12985 7095c0 364 95 546 285 546" svg:viewBox="0 0 286 547">
          <text:p/>
        </draw:connector>
        <draw:connector draw:style-name="gr67" draw:text-style-name="P28" draw:layer="layout" draw:type="curve" svg:x1="1.772cm" svg:y1="21.75cm" svg:x2="1.397cm" svg:y2="19.25cm" draw:start-shape="id215" draw:start-glue-point="0" draw:end-shape="id218" draw:end-glue-point="8" svg:d="M1772 21750c0-1873-375-624-375-2500" svg:viewBox="0 0 376 2501">
          <text:p/>
        </draw:connector>
        <draw:custom-shape draw:style-name="gr83" draw:text-style-name="P51" xml:id="id219" draw:id="id219" draw:layer="layout" svg:width="2.5cm" svg:height="0.5cm" svg:x="13.25cm" svg:y="8.345cm">
          <text:p text:style-name="P50"><text:span text:style-name="T8">SetMsg(SyncT)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4.535cm" svg:y1="7.891cm" svg:x2="14.5cm" svg:y2="8.345cm" draw:start-shape="id217" draw:start-glue-point="2" draw:end-shape="id219" draw:end-glue-point="0" svg:d="M14535 7891c0 340-35 114-35 454" svg:viewBox="0 0 36 455">
          <text:p/>
        </draw:connector>
        <draw:custom-shape draw:style-name="gr18" draw:text-style-name="P26" xml:id="id207" draw:id="id207" draw:layer="layout" svg:width="0.25cm" svg:height="0.25cm" svg:x="1.25cm" svg:y="12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curve" svg:x1="6.894cm" svg:y1="13cm" svg:x2="4cm" svg:y2="15cm" draw:start-shape="id220" draw:start-glue-point="6" draw:end-shape="id221" draw:end-glue-point="0" svg:d="M6894 13000c0 1501-2894 502-2894 2000" svg:viewBox="0 0 2895 2001">
          <text:p/>
        </draw:connector>
        <draw:custom-shape draw:style-name="gr93" draw:text-style-name="P53" xml:id="id220" draw:id="id220" draw:layer="layout" svg:width="3.25cm" svg:height="1cm" svg:x="5.269cm" svg:y="12cm">
          <text:p text:style-name="P44"><text:span text:style-name="T8">DataT and (!MBusy)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5.25cm" svg:y1="10.5cm" svg:x2="6.894cm" svg:y2="12cm" draw:start-shape="id203" draw:start-glue-point="7" draw:end-shape="id220" draw:end-glue-point="4" svg:d="M5250 10500c1096 0 1644 500 1644 1500" svg:viewBox="0 0 1645 1501">
          <text:p/>
        </draw:connector>
        <draw:frame draw:style-name="gr74" draw:text-style-name="P16" draw:layer="layout" svg:width="1.476cm" svg:height="0.489cm" svg:x="5.25cm" svg:y="10.011cm">
          <draw:text-box>
            <text:p><text:span text:style-name="T8">ComDone</text:span></text:p>
          </draw:text-box>
        </draw:frame>
        <draw:connector draw:style-name="gr69" draw:text-style-name="P15" draw:layer="layout" draw:type="curve" svg:x1="1.375cm" svg:y1="3.75cm" svg:x2="2.25cm" svg:y2="2.5cm" draw:start-shape="id208" draw:start-glue-point="4" draw:end-shape="id222" draw:end-glue-point="2" svg:d="M1375 3750c0-936 875-311 875-1250" svg:viewBox="0 0 876 1251">
          <text:p/>
        </draw:connector>
        <draw:custom-shape draw:style-name="gr18" draw:text-style-name="P26" xml:id="id208" draw:id="id208" draw:layer="layout" svg:width="0.25cm" svg:height="0.25cm" svg:x="1.25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9" xml:id="id223" draw:id="id223" draw:layer="layout" svg:width="2.5cm" svg:height="1cm" svg:x="2.772cm" svg:y="19cm">
          <text:p text:style-name="P47"><text:span text:style-name="T13">Data</text:span></text:p>
          <text:p text:style-name="P47"><text:span text:style-name="T13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5.269cm" svg:y1="12.5cm" svg:x2="1.5cm" svg:y2="12.657cm" draw:start-shape="id220" draw:start-glue-point="5" draw:end-shape="id207" draw:end-glue-point="10" svg:d="M5269 12500c-2826 0-942 157-3769 157" svg:viewBox="0 0 3770 158">
          <text:p/>
        </draw:connector>
        <draw:frame draw:style-name="gr72" draw:text-style-name="P16" draw:layer="layout" svg:width="0.608cm" svg:height="0.489cm" svg:x="6.161cm" svg:y="13cm">
          <draw:text-box>
            <text:p><text:span text:style-name="T8">y</text:span></text:p>
          </draw:text-box>
        </draw:frame>
        <draw:connector draw:style-name="gr8" draw:text-style-name="P15" draw:layer="layout" draw:type="curve" svg:x1="5.272cm" svg:y1="19.5cm" svg:x2="6.772cm" svg:y2="19.5cm" draw:start-shape="id223" draw:start-glue-point="7" draw:end-shape="id224" draw:end-glue-point="3" svg:d="M5272 19500h1500" svg:viewBox="0 0 1501 1">
          <text:p/>
        </draw:connector>
        <draw:custom-shape draw:style-name="gr83" draw:text-style-name="P74" xml:id="id224" draw:id="id224" draw:layer="layout" svg:width="2.5cm" svg:height="0.5cm" svg:x="6.772cm" svg:y="19.25cm">
          <text:p text:style-name="P56"><text:span text:style-name="T8">Start DataT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.397cm" svg:y1="19cm" svg:x2="1.375cm" svg:y2="12.782cm" draw:start-shape="id218" draw:start-glue-point="4" draw:end-shape="id207" draw:end-glue-point="8" svg:d="M1397 19000c0-4662-22-1553-22-6218" svg:viewBox="0 0 23 6219">
          <text:p/>
        </draw:connector>
        <draw:custom-shape draw:style-name="gr18" draw:text-style-name="P26" xml:id="id218" draw:id="id218" draw:layer="layout" svg:width="0.25cm" svg:height="0.25cm" svg:x="1.272cm" svg:y="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curve" svg:x1="8.022cm" svg:y1="19.75cm" svg:x2="4.022cm" svg:y2="21cm" draw:start-shape="id224" draw:start-glue-point="2" draw:end-shape="id225" draw:end-glue-point="0" svg:d="M8022 19750c0 313-1000 625-2000 625s-2000 313-2000 625" svg:viewBox="0 0 4001 1251">
          <text:p/>
        </draw:connector>
        <draw:custom-shape draw:style-name="gr65" draw:text-style-name="P49" xml:id="id225" draw:id="id225" draw:layer="layout" svg:width="2.5cm" svg:height="1cm" svg:x="2.772cm" svg:y="21cm">
          <text:p text:style-name="P47"><text:span text:style-name="T13">Data</text:span></text:p>
          <text:p text:style-name="P47"><text:span text:style-name="T13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4.022cm" svg:y1="22cm" svg:x2="4.022cm" svg:y2="24cm" draw:start-shape="id225" draw:start-glue-point="2" draw:end-shape="id211" draw:end-glue-point="0" svg:d="M4022 22000v2000" svg:viewBox="0 0 1 2001">
          <text:p/>
        </draw:connector>
        <draw:frame draw:style-name="gr74" draw:text-style-name="P16" draw:layer="layout" svg:width="1.476cm" svg:height="0.489cm" svg:x="4.046cm" svg:y="22.25cm">
          <draw:text-box>
            <text:p><text:span text:style-name="T8">ComDone</text:span></text:p>
          </draw:text-box>
        </draw:frame>
        <draw:connector draw:style-name="gr67" draw:text-style-name="P28" draw:layer="layout" draw:type="curve" svg:x1="4cm" svg:y1="7cm" svg:x2="4cm" svg:y2="8cm" draw:start-shape="id226" draw:end-shape="id227" draw:end-glue-point="0" svg:d="M4000 7000v1000" svg:viewBox="0 0 1 1001">
          <text:p/>
        </draw:connector>
        <draw:custom-shape draw:style-name="gr84" draw:text-style-name="P61" xml:id="id204" draw:id="id204" draw:layer="layout" svg:width="2.211cm" svg:height="1cm" svg:x="15.289cm" svg:y="4.345cm">
          <text:p text:style-name="P44"><text:span text:style-name="T8">No</text:span></text:p>
          <text:p text:style-name="P44"><text:span text:style-name="T8">Chec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15.289cm" svg:y1="4.845cm" svg:x2="14.25cm" svg:y2="4.845cm" draw:start-shape="id204" draw:start-glue-point="5" draw:end-shape="id205" draw:end-glue-point="1" svg:d="M15289 4845h-1039" svg:viewBox="0 0 1040 1">
          <text:p/>
        </draw:connector>
        <draw:connector draw:style-name="gr69" draw:text-style-name="P15" draw:layer="layout" draw:type="curve" svg:x1="16.395cm" svg:y1="5.345cm" svg:x2="16.485cm" svg:y2="6.595cm" draw:start-shape="id204" draw:start-glue-point="6" draw:end-shape="id228" draw:end-glue-point="0" svg:d="M16395 5345c0 939 90 314 90 1250" svg:viewBox="0 0 91 1251">
          <text:p/>
        </draw:connector>
        <draw:custom-shape draw:style-name="gr77" draw:text-style-name="P54" xml:id="id228" draw:id="id228" draw:layer="layout" svg:width="2.53cm" svg:height="0.5cm" svg:x="15.22cm" svg:y="6.595cm">
          <text:p text:style-name="P50"><text:span text:style-name="T8">Sbusy = 0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6.485cm" svg:y1="7.095cm" svg:x2="15.8cm" svg:y2="7.641cm" draw:start-shape="id228" draw:start-glue-point="2" draw:end-shape="id217" draw:end-glue-point="1" svg:d="M16485 7095c0 364-228 546-685 546" svg:viewBox="0 0 686 547">
          <text:p/>
        </draw:connector>
        <draw:frame draw:style-name="gr73" draw:text-style-name="P16" draw:layer="layout" svg:width="0.616cm" svg:height="0.489cm" svg:x="14.884cm" svg:y="4.356cm">
          <draw:text-box>
            <text:p><text:span text:style-name="T8">n</text:span></text:p>
          </draw:text-box>
        </draw:frame>
        <draw:frame draw:style-name="gr72" draw:text-style-name="P16" draw:layer="layout" svg:width="0.608cm" svg:height="0.489cm" svg:x="16.25cm" svg:y="5.345cm">
          <draw:text-box>
            <text:p><text:span text:style-name="T8">y</text:span></text:p>
          </draw:text-box>
        </draw:frame>
        <draw:custom-shape draw:style-name="gr82" draw:text-style-name="P60" draw:layer="layout" svg:width="4cm" svg:height="2cm" svg:x="16cm" svg:y="1cm">
          <text:p text:style-name="P59"><text:span text:style-name="T2">Slave 2/2</text:span></text:p>
          <draw:enhanced-geometry svg:viewBox="0 0 21600 21600" draw:type="rectangle" draw:enhanced-path="M 0 0 L 21600 0 21600 21600 0 21600 0 0 Z N"/>
        </draw:custom-shape>
        <draw:custom-shape draw:style-name="gr115" draw:text-style-name="P62" xml:id="id222" draw:id="id222" draw:layer="layout" svg:width="2.5cm" svg:height="0.75cm" svg:x="1cm" svg:y="1.75cm">
          <text:p text:style-name="P47"><text:span text:style-name="T7">Sync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4" draw:text-style-name="P48" xml:id="id198" draw:id="id198" draw:layer="layout" svg:width="2.5cm" svg:height="1cm" svg:x="2.75cm" svg:y="4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51" xml:id="id199" draw:id="id199" draw:layer="layout" svg:width="1.75cm" svg:height="0.5cm" svg:x="6.5cm" svg:y="4.25cm">
          <text:p text:style-name="P50"><text:span text:style-name="T8">Start Timer </text:span></text:p>
          <text:p text:style-name="P50"><text:span text:style-name="T8">75us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7.375cm" svg:y1="4.75cm" svg:x2="8.25cm" svg:y2="5.345cm" draw:start-shape="id199" draw:start-glue-point="2" draw:end-shape="id200" draw:end-glue-point="5" svg:d="M7375 4750c0 397 291 595 875 595" svg:viewBox="0 0 876 596">
          <text:p/>
        </draw:connector>
        <draw:frame draw:style-name="gr89" draw:text-style-name="P64" draw:layer="layout" svg:width="1.476cm" svg:height="0.727cm" svg:x="4cm" svg:y="7.023cm">
          <draw:text-box>
            <text:p text:style-name="P29"><text:span text:style-name="T8">Timer</text:span></text:p>
            <text:p text:style-name="P29"><text:span text:style-name="T8">75us</text:span></text:p>
          </draw:text-box>
        </draw:frame>
        <draw:custom-shape draw:style-name="gr83" draw:text-style-name="P51" xml:id="id202" draw:id="id202" draw:layer="layout" svg:width="2.5cm" svg:height="0.5cm" svg:x="6.5cm" svg:y="8.25cm">
          <text:p text:style-name="P50"><text:span text:style-name="T8">Start SyncT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5.25cm" svg:y1="8.5cm" svg:x2="6.5cm" svg:y2="8.5cm" draw:start-shape="id227" draw:start-glue-point="7" draw:end-shape="id202" draw:end-glue-point="3" svg:d="M5250 8500h1250" svg:viewBox="0 0 1251 1">
          <text:p/>
        </draw:connector>
        <draw:custom-shape draw:style-name="gr65" draw:text-style-name="P49" xml:id="id221" draw:id="id221" draw:layer="layout" svg:width="2.5cm" svg:height="1cm" svg:x="2.75cm" svg:y="15cm">
          <text:p text:style-name="P47"><text:span text:style-name="T13">Data</text:span></text:p>
          <text:p text:style-name="P47"><text:span text:style-name="T13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5.25cm" svg:y1="15.5cm" svg:x2="6.75cm" svg:y2="15.5cm" draw:start-shape="id221" draw:start-glue-point="7" draw:end-shape="id229" svg:d="M5250 15500h1500" svg:viewBox="0 0 1501 1">
          <text:p/>
        </draw:connector>
        <draw:custom-shape draw:style-name="gr76" draw:text-style-name="P51" xml:id="id229" draw:id="id229" draw:layer="layout" svg:width="1.75cm" svg:height="0.5cm" svg:x="6.75cm" svg:y="15.25cm">
          <text:p text:style-name="P50"><text:span text:style-name="T8">Start Timer </text:span></text:p>
          <text:p text:style-name="P50"><text:span text:style-name="T8">75us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4.022cm" svg:y1="18cm" svg:x2="4.022cm" svg:y2="19cm" draw:start-shape="id230" draw:start-glue-point="2" draw:end-shape="id223" draw:end-glue-point="0" svg:d="M4022 18000v1000" svg:viewBox="0 0 1 1001">
          <text:p/>
        </draw:connector>
        <draw:frame draw:style-name="gr89" draw:text-style-name="P64" draw:layer="layout" svg:width="1.476cm" svg:height="0.727cm" svg:x="4cm" svg:y="18cm">
          <draw:text-box>
            <text:p text:style-name="P29"><text:span text:style-name="T8">Timer</text:span></text:p>
            <text:p text:style-name="P29"><text:span text:style-name="T8">75us</text:span></text:p>
          </draw:text-box>
        </draw:frame>
        <draw:custom-shape draw:style-name="gr99" draw:text-style-name="P51" xml:id="id214" draw:id="id214" draw:layer="layout" svg:width="1.5cm" svg:height="0.5cm" svg:x="1cm" svg:y="22.874cm">
          <text:p text:style-name="P50"><text:span text:style-name="T8">Timer stopp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.897cm" svg:y1="24.5cm" svg:x2="1.75cm" svg:y2="23.374cm" draw:start-shape="id210" draw:start-glue-point="4" draw:end-shape="id214" svg:d="M1897 24500c0-844-147-282-147-1126" svg:viewBox="0 0 148 1127">
          <text:p/>
        </draw:connector>
        <draw:custom-shape draw:style-name="gr65" draw:text-style-name="P49" xml:id="id230" draw:id="id230" draw:layer="layout" svg:width="2.5cm" svg:height="1cm" svg:x="2.772cm" svg:y="17cm">
          <text:p text:style-name="P47"><text:span text:style-name="T13">Data</text:span></text:p>
          <text:p text:style-name="P47"><text:span text:style-name="T13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7.625cm" svg:y1="15.75cm" svg:x2="4.022cm" svg:y2="17cm" draw:start-shape="id229" draw:start-glue-point="2" draw:end-shape="id230" svg:d="M7625 15750c0 937-3603 313-3603 1250" svg:viewBox="0 0 3604 1251">
          <text:p/>
        </draw:connector>
        <draw:custom-shape draw:style-name="gr64" draw:text-style-name="P48" xml:id="id226" draw:id="id226" draw:layer="layout" svg:width="2.5cm" svg:height="1cm" svg:x="2.75cm" svg:y="6cm">
          <text:p text:style-name="P47"><text:span text:style-name="T7">Sync</text:span></text:p>
          <text:p text:style-name="P47"><text:span text:style-name="T7">WaitFor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13.25cm" svg:y1="8.595cm" svg:x2="5.25cm" svg:y2="6.5cm" draw:start-shape="id219" draw:start-glue-point="3" draw:end-shape="id226" svg:d="M13250 8595c-5998 0-1999-2095-8000-2095" svg:viewBox="0 0 8001 2096">
          <text:p/>
        </draw:connector>
        <draw:frame draw:style-name="gr112" draw:text-style-name="P73" draw:layer="layout" svg:width="1.51cm" svg:height="0.5cm" svg:x="5.24cm" svg:y="4cm">
          <draw:text-box>
            <text:p text:style-name="P71"><text:span text:style-name="T8">Loop</text:span></text:p>
          </draw:text-box>
        </draw:frame>
        <draw:frame draw:style-name="gr112" draw:text-style-name="P73" draw:layer="layout" svg:width="1.51cm" svg:height="0.5cm" svg:x="5.25cm" svg:y="15cm">
          <draw:text-box>
            <text:p text:style-name="P71"><text:span text:style-name="T8">Loop</text:span></text:p>
          </draw:text-box>
        </draw:frame>
        <draw:frame draw:style-name="gr112" draw:text-style-name="P73" draw:layer="layout" svg:width="1.51cm" svg:height="0.5cm" svg:x="5.25cm" svg:y="19cm">
          <draw:text-box>
            <text:p text:style-name="P71"><text:span text:style-name="T8">ComStart</text:span></text:p>
          </draw:text-box>
        </draw:frame>
        <draw:frame draw:style-name="gr112" draw:text-style-name="P73" draw:layer="layout" svg:width="1.51cm" svg:height="0.5cm" svg:x="5.24cm" svg:y="8cm">
          <draw:text-box>
            <text:p text:style-name="P71"><text:span text:style-name="T8">ComStart</text:span></text:p>
          </draw:text-box>
        </draw:frame>
      </draw:page>
      <draw:page draw:name="page10" draw:style-name="dp1" draw:master-page-name="Standard">
        <draw:custom-shape draw:style-name="gr71" draw:text-style-name="P51" xml:id="id244" draw:id="id244" draw:layer="layout" svg:width="2.53cm" svg:height="0.5cm" svg:x="10.22cm" svg:y="7cm">
          <text:p text:style-name="P50"><text:span text:style-name="T8">Set Timeout to 20ms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4cm" svg:y1="7cm" svg:x2="4cm" svg:y2="8cm" draw:start-shape="id231" draw:start-glue-point="2" draw:end-shape="id232" draw:end-glue-point="0" svg:d="M4000 7000v1000" svg:viewBox="0 0 1 1001">
          <text:p/>
        </draw:connector>
        <draw:custom-shape draw:style-name="gr93" draw:text-style-name="P53" xml:id="id246" draw:id="id246" draw:layer="layout" svg:width="3.25cm" svg:height="1cm" svg:x="6.75cm" svg:y="9.25cm">
          <text:p text:style-name="P44"><text:span text:style-name="T8">DataR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67" xml:id="id243" draw:id="id243" draw:layer="layout" svg:width="1.5cm" svg:height="0.5cm" svg:x="7.5cm" svg:y="7cm">
          <text:p text:style-name="P50"><text:span text:style-name="T8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5" draw:layer="layout" draw:type="curve" svg:x1="1.375cm" svg:y1="11cm" svg:x2="1.375cm" svg:y2="7cm" draw:start-shape="id233" draw:start-glue-point="4" draw:end-shape="id234" draw:end-glue-point="8" svg:d="M1375 11000v-4000" svg:viewBox="0 0 1 4001">
          <text:p/>
        </draw:connector>
        <draw:connector draw:style-name="gr67" draw:text-style-name="P28" draw:layer="layout" draw:type="curve" svg:x1="1.323cm" svg:y1="28.433cm" svg:x2="1.375cm" svg:y2="16.25cm" draw:end-shape="id235" draw:end-glue-point="8" svg:d="M1323 28433c0-8760 52-2669 52-12183" svg:viewBox="0 0 53 12184">
          <text:p/>
        </draw:connector>
        <draw:connector draw:style-name="gr67" draw:text-style-name="P28" draw:layer="layout" draw:type="curve" svg:x1="10.735cm" svg:y1="14.75cm" svg:x2="10.75cm" svg:y2="15.507cm" draw:start-shape="id236" draw:start-glue-point="2" draw:end-shape="id237" draw:end-glue-point="4" svg:d="M10735 14750c0 568 15 190 15 757" svg:viewBox="0 0 16 758">
          <text:p/>
        </draw:connector>
        <draw:custom-shape draw:style-name="gr10" draw:text-style-name="P17" xml:id="id238" draw:id="id238" draw:layer="layout" svg:width="2.5cm" svg:height="1cm" svg:x="2.75cm" svg:y="1.5cm">
          <text:p text:style-name="P13"><text:span text:style-name="T7">Star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5.25cm" svg:y1="2cm" svg:x2="6.25cm" svg:y2="2cm" draw:start-shape="id238" draw:start-glue-point="7" draw:end-shape="id239" draw:end-glue-point="3" svg:d="M5250 2000h1000" svg:viewBox="0 0 1001 1">
          <text:p/>
        </draw:connector>
        <draw:custom-shape draw:style-name="gr116" draw:text-style-name="P57" xml:id="id239" draw:id="id239" draw:layer="layout" svg:width="2.53cm" svg:height="0.5cm" svg:x="6.25cm" svg:y="1.75cm">
          <text:p text:style-name="P56"><text:span text:style-name="T8">AckDataTx = 1</text:span></text:p>
          <text:p text:style-name="P56"><text:span text:style-name="T8">AckDataRx = 0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8.78cm" svg:y1="2cm" svg:x2="9.47cm" svg:y2="2cm" draw:start-shape="id239" draw:start-glue-point="1" draw:end-shape="id240" draw:end-glue-point="3" svg:d="M8780 2000h690" svg:viewBox="0 0 691 1">
          <text:p/>
        </draw:connector>
        <draw:custom-shape draw:style-name="gr117" draw:text-style-name="P58" xml:id="id240" draw:id="id240" draw:layer="layout" svg:width="2.53cm" svg:height="0.5cm" svg:x="9.47cm" svg:y="1.75cm">
          <text:p text:style-name="P56"><text:span text:style-name="T8">SBusy = 0</text:span></text:p>
          <text:p text:style-name="P56"><text:span text:style-name="T8">MBusy = 0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curve" svg:x1="10.735cm" svg:y1="2.25cm" svg:x2="4cm" svg:y2="4cm" draw:start-shape="id240" draw:start-glue-point="2" draw:end-shape="id241" draw:end-glue-point="0" svg:d="M10735 2250c0 1312-6735 438-6735 1750" svg:viewBox="0 0 6736 1751">
          <text:p/>
        </draw:connector>
        <draw:custom-shape draw:style-name="gr18" draw:text-style-name="P26" xml:id="id233" draw:id="id233" draw:layer="layout" svg:width="0.25cm" svg:height="0.25cm" svg:x="1.25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2" xml:id="id241" draw:id="id241" draw:layer="layout" svg:width="2.5cm" svg:height="1cm" svg:x="2.75cm" svg:y="4cm">
          <text:p text:style-name="P47"><text:span text:style-name="T7">Sync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5" draw:text-style-name="P62" xml:id="id232" draw:id="id232" draw:layer="layout" svg:width="2.5cm" svg:height="1cm" svg:x="2.75cm" svg:y="8cm">
          <text:p text:style-name="P47"><text:span text:style-name="T7">Sync</text:span></text:p>
          <text:p text:style-name="P47"><text:span text:style-name="T7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5.25cm" svg:y1="4.5cm" svg:x2="6.75cm" svg:y2="4.5cm" draw:start-shape="id241" draw:start-glue-point="7" draw:end-shape="id242" draw:end-glue-point="3" svg:d="M5250 4500h1500" svg:viewBox="0 0 1501 1">
          <text:p/>
        </draw:connector>
        <draw:connector draw:style-name="gr67" draw:text-style-name="P28" draw:layer="layout" draw:type="curve" svg:x1="5.25cm" svg:y1="8.5cm" svg:x2="7.5cm" svg:y2="7.25cm" draw:start-shape="id232" draw:start-glue-point="7" draw:end-shape="id243" draw:end-glue-point="3" svg:d="M5250 8500c1689 0 564-1250 2250-1250" svg:viewBox="0 0 2251 1251">
          <text:p/>
        </draw:connector>
        <draw:connector draw:style-name="gr69" draw:text-style-name="P15" draw:layer="layout" draw:type="curve" svg:x1="1.375cm" svg:y1="6.75cm" svg:x2="2.75cm" svg:y2="4.5cm" draw:start-shape="id234" draw:start-glue-point="4" draw:end-shape="id241" draw:end-glue-point="5" svg:d="M1375 6750c0-1500 458-2250 1375-2250" svg:viewBox="0 0 1376 2251">
          <text:p/>
        </draw:connector>
        <draw:custom-shape draw:style-name="gr18" draw:text-style-name="P26" xml:id="id234" draw:id="id234" draw:layer="layout" svg:width="0.25cm" svg:height="0.25cm" svg:x="1.25cm" svg:y="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curve" svg:x1="1.375cm" svg:y1="16cm" svg:x2="1.375cm" svg:y2="11.25cm" draw:start-shape="id235" draw:start-glue-point="4" draw:end-shape="id233" draw:end-glue-point="8" svg:d="M1375 16000v-4750" svg:viewBox="0 0 1 4751">
          <text:p/>
        </draw:connector>
        <draw:custom-shape draw:style-name="gr18" draw:text-style-name="P26" xml:id="id235" draw:id="id235" draw:layer="layout" svg:width="0.25cm" svg:height="0.25cm" svg:x="1.25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242" draw:id="id242" draw:layer="layout" svg:width="2.5cm" svg:height="0.5cm" svg:x="6.75cm" svg:y="4.25cm">
          <text:p text:style-name="P50"><text:span text:style-name="T8">SetMsg(SyncR)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1.485cm" svg:y1="7.5cm" svg:x2="11.5cm" svg:y2="8cm" draw:start-shape="id244" draw:start-glue-point="2" draw:end-shape="id245" draw:end-glue-point="0" svg:d="M11485 7500c0 375 15 125 15 500" svg:viewBox="0 0 16 501">
          <text:p/>
        </draw:connector>
        <draw:connector draw:style-name="gr8" draw:text-style-name="P15" draw:layer="layout" draw:type="curve" svg:x1="9cm" svg:y1="7.25cm" svg:x2="10.22cm" svg:y2="7.25cm" draw:start-shape="id243" draw:start-glue-point="1" draw:end-shape="id244" draw:end-glue-point="3" svg:d="M9000 7250h1220" svg:viewBox="0 0 1221 1">
          <text:p/>
        </draw:connector>
        <draw:connector draw:style-name="gr69" draw:text-style-name="P15" draw:layer="layout" draw:type="curve" svg:x1="10cm" svg:y1="9.75cm" svg:x2="16.5cm" svg:y2="9.875cm" draw:start-shape="id246" draw:start-glue-point="7" draw:end-shape="id247" draw:end-glue-point="5" svg:d="M10000 9750c4876 0 1627 125 6500 125" svg:viewBox="0 0 6501 126">
          <text:p/>
        </draw:connector>
        <draw:custom-shape draw:style-name="gr11" draw:text-style-name="P65" xml:id="id249" draw:id="id249" draw:layer="layout" svg:width="2.5cm" svg:height="1cm" svg:x="2.75cm" svg:y="12cm">
          <text:p text:style-name="P47"><text:span text:style-name="T13">Data</text:span></text:p>
          <text:p text:style-name="P47"><text:span text:style-name="T13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6cm" svg:y1="11.25cm" svg:x2="4cm" svg:y2="12cm" draw:start-shape="id248" draw:start-glue-point="3" draw:end-shape="id249" draw:end-glue-point="0" svg:d="M6000 11250c-1334 0-2000 250-2000 750" svg:viewBox="0 0 2001 751">
          <text:p/>
        </draw:connector>
        <draw:connector draw:style-name="gr69" draw:text-style-name="P15" draw:layer="layout" draw:type="curve" svg:x1="5.25cm" svg:y1="10.5cm" svg:x2="7.25cm" svg:y2="11cm" draw:start-shape="id250" draw:start-glue-point="7" draw:end-shape="id248" draw:end-glue-point="0" svg:d="M5250 10500c1334 0 2000 166 2000 500" svg:viewBox="0 0 2001 501">
          <text:p/>
        </draw:connector>
        <draw:custom-shape draw:style-name="gr83" draw:text-style-name="P51" xml:id="id248" draw:id="id248" draw:layer="layout" svg:width="2.5cm" svg:height="0.5cm" svg:x="6cm" svg:y="11cm">
          <text:p text:style-name="P50"><text:span text:style-name="T8">SetMsg(DataR)</text:span></text:p>
          <draw:enhanced-geometry svg:viewBox="0 0 21600 21600" draw:type="rectangle" draw:enhanced-path="M 0 0 L 21600 0 21600 21600 0 21600 0 0 Z N"/>
        </draw:custom-shape>
        <draw:custom-shape draw:style-name="gr11" draw:text-style-name="P65" xml:id="id253" draw:id="id253" draw:layer="layout" svg:width="2.5cm" svg:height="1cm" svg:x="2.75cm" svg:y="14cm">
          <text:p text:style-name="P47"><text:span text:style-name="T13">Data</text:span></text:p>
          <text:p text:style-name="P47"><text:span text:style-name="T13">Don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8" draw:text-style-name="P51" xml:id="id251" draw:id="id251" draw:layer="layout" svg:width="1.53cm" svg:height="0.5cm" svg:x="6.97cm" svg:y="14.25cm">
          <text:p text:style-name="P50"><text:span text:style-name="T8">Put Data</text:span></text:p>
          <draw:enhanced-geometry svg:viewBox="0 0 21600 21600" draw:type="rectangle" draw:enhanced-path="M 0 0 L 21600 0 21600 21600 0 21600 0 0 Z N"/>
        </draw:custom-shape>
        <draw:custom-shape draw:style-name="gr96" draw:text-style-name="P63" xml:id="id236" draw:id="id236" draw:layer="layout" svg:width="2.53cm" svg:height="0.5cm" svg:x="9.47cm" svg:y="14.25cm">
          <text:p text:style-name="P50"><text:span text:style-name="T8">AckDataRx = 1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8.5cm" svg:y1="14.5cm" svg:x2="9.47cm" svg:y2="14.5cm" draw:start-shape="id251" draw:start-glue-point="1" draw:end-shape="id236" draw:end-glue-point="3" svg:d="M8500 14500h970" svg:viewBox="0 0 971 1">
          <text:p/>
        </draw:connector>
        <draw:custom-shape draw:style-name="gr119" draw:text-style-name="P54" xml:id="id245" draw:id="id245" draw:layer="layout" svg:width="2.5cm" svg:height="0.5cm" svg:x="10.25cm" svg:y="8cm">
          <text:p text:style-name="P50"><text:span text:style-name="T8">Mbusy = 0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0.25cm" svg:y1="8.25cm" svg:x2="9.5cm" svg:y2="8.25cm" draw:start-shape="id245" draw:start-glue-point="3" draw:end-shape="id252" draw:end-glue-point="1" svg:d="M10250 8250h-750" svg:viewBox="0 0 751 1">
          <text:p/>
        </draw:connector>
        <draw:connector draw:style-name="gr67" draw:text-style-name="P28" draw:layer="layout" draw:type="curve" svg:x1="8.36cm" svg:y1="8.5cm" svg:x2="8.375cm" svg:y2="9.25cm" draw:start-shape="id252" draw:start-glue-point="2" draw:end-shape="id246" draw:end-glue-point="4" svg:d="M8360 8500c0 562 15 188 15 750" svg:viewBox="0 0 16 751">
          <text:p/>
        </draw:connector>
        <draw:custom-shape draw:style-name="gr87" draw:text-style-name="P63" xml:id="id252" draw:id="id252" draw:layer="layout" svg:width="2.28cm" svg:height="0.5cm" svg:x="7.22cm" svg:y="8cm">
          <text:p text:style-name="P50"><text:span text:style-name="T8">AckDataTx = 1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5.25cm" svg:y1="14.5cm" svg:x2="6.97cm" svg:y2="14.5cm" draw:start-shape="id253" draw:start-glue-point="7" draw:end-shape="id251" draw:end-glue-point="3" svg:d="M5250 14500h1720" svg:viewBox="0 0 1721 1">
          <text:p/>
        </draw:connector>
        <draw:custom-shape draw:style-name="gr85" draw:text-style-name="P62" xml:id="id231" draw:id="id231" draw:layer="layout" svg:width="2.5cm" svg:height="1cm" svg:x="2.75cm" svg:y="6cm">
          <text:p text:style-name="P47"><text:span text:style-name="T7">Sync</text:span></text:p>
          <text:p text:style-name="P47"><text:span text:style-name="T7">WaitFor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7.75cm" svg:y1="4.75cm" svg:x2="4cm" svg:y2="6cm" draw:end-shape="id231" draw:end-glue-point="0" svg:d="M7750 4750c0 562-3750-62-3750 1250" svg:viewBox="0 0 3751 1251">
          <text:p/>
        </draw:connector>
        <draw:custom-shape draw:style-name="gr114" draw:text-style-name="P48" xml:id="id247" draw:id="id247" draw:layer="layout" svg:width="2.5cm" svg:height="0.75cm" svg:x="16.5cm" svg:y="9.5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5" xml:id="id250" draw:id="id250" draw:layer="layout" svg:width="2.5cm" svg:height="1cm" svg:x="2.75cm" svg:y="10cm">
          <text:p text:style-name="P47"><text:span text:style-name="T13">Data</text:span></text:p>
          <text:p text:style-name="P47"><text:span text:style-name="T13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6.75cm" svg:y1="9.75cm" svg:x2="4cm" svg:y2="10cm" draw:start-shape="id246" draw:start-glue-point="5" draw:end-shape="id250" draw:end-glue-point="0" svg:d="M6750 9750c-1123 0-935-126-1342-251s-1408-250-1408 501" svg:viewBox="0 0 2751 596">
          <text:p/>
        </draw:connector>
        <draw:custom-shape draw:style-name="gr115" draw:text-style-name="P62" xml:id="id254" draw:id="id254" draw:layer="layout" svg:width="2.5cm" svg:height="0.75cm" svg:x="2.75cm" svg:y="16.25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6" draw:text-style-name="P61" xml:id="id237" draw:id="id237" draw:layer="layout" svg:width="2.5cm" svg:height="1cm" svg:x="9.5cm" svg:y="15.507cm">
          <text:p text:style-name="P44"><text:span text:style-name="T8">One</text:span></text:p>
          <text:p text:style-name="P44"><text:span text:style-name="T8">Way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28" draw:layer="layout" draw:type="curve" svg:x1="9.5cm" svg:y1="16.007cm" svg:x2="4cm" svg:y2="16.25cm" draw:start-shape="id237" draw:start-glue-point="5" draw:end-shape="id254" draw:end-glue-point="0" svg:d="M9500 16007c-3186 0-2654-129-3233-256s-2267-252-2267 499" svg:viewBox="0 0 5501 596">
          <text:p/>
        </draw:connector>
        <draw:frame draw:style-name="gr73" draw:text-style-name="P16" draw:layer="layout" svg:width="0.616cm" svg:height="0.489cm" svg:x="9.134cm" svg:y="15.511cm">
          <draw:text-box>
            <text:p><text:span text:style-name="T8">n</text:span></text:p>
          </draw:text-box>
        </draw:frame>
        <draw:custom-shape draw:style-name="gr87" draw:text-style-name="P63" xml:id="id255" draw:id="id255" draw:layer="layout" svg:width="2.28cm" svg:height="0.5cm" svg:x="13.47cm" svg:y="15.507cm">
          <text:p text:style-name="P50"><text:span text:style-name="T8">AckDataTx = 1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2cm" svg:y1="16.007cm" svg:x2="13.47cm" svg:y2="15.757cm" draw:start-shape="id237" draw:start-glue-point="7" draw:end-shape="id255" draw:end-glue-point="3" svg:d="M12000 16007c1104 0 369-250 1470-250" svg:viewBox="0 0 1471 251">
          <text:p/>
        </draw:connector>
        <draw:frame draw:style-name="gr72" draw:text-style-name="P16" draw:layer="layout" svg:width="0.608cm" svg:height="0.489cm" svg:x="12cm" svg:y="15.518cm">
          <draw:text-box>
            <text:p><text:span text:style-name="T8">y</text:span></text:p>
          </draw:text-box>
        </draw:frame>
        <draw:custom-shape draw:style-name="gr88" draw:text-style-name="P42" xml:id="id256" draw:id="id256" draw:layer="layout" svg:width="2.25cm" svg:height="0.5cm" svg:x="17.25cm" svg:y="15.5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15.75cm" svg:y1="15.757cm" svg:x2="17.25cm" svg:y2="15.75cm" draw:start-shape="id255" draw:start-glue-point="1" draw:end-shape="id256" draw:end-glue-point="5" svg:d="M15750 15757c1125 0 375-7 1500-7" svg:viewBox="0 0 1501 8">
          <text:p/>
        </draw:connector>
        <draw:custom-shape draw:style-name="gr82" draw:text-style-name="P60" draw:layer="layout" svg:width="4cm" svg:height="2cm" svg:x="16cm" svg:y="1cm">
          <text:p text:style-name="P59"><text:span text:style-name="T2">Slave</text:span></text:p>
          <text:p text:style-name="P59"><text:span text:style-name="T2">Reduced</text:span></text:p>
          <text:p text:style-name="P59"><text:span text:style-name="T2">NoCheck only</text:span></text:p>
          <draw:enhanced-geometry svg:viewBox="0 0 21600 21600" draw:type="rectangle" draw:enhanced-path="M 0 0 L 21600 0 21600 21600 0 21600 0 0 Z N"/>
        </draw:custom-shape>
        <draw:frame draw:style-name="gr72" draw:text-style-name="P16" draw:layer="layout" svg:width="0.608cm" svg:height="0.489cm" svg:x="6.25cm" svg:y="9.261cm">
          <draw:text-box>
            <text:p><text:span text:style-name="T8">y</text:span></text:p>
          </draw:text-box>
        </draw:frame>
        <draw:frame draw:style-name="gr74" draw:text-style-name="P16" draw:layer="layout" svg:width="1.476cm" svg:height="0.489cm" svg:x="4cm" svg:y="7.011cm">
          <draw:text-box>
            <text:p><text:span text:style-name="T8">ComDone</text:span></text:p>
          </draw:text-box>
        </draw:frame>
        <draw:frame draw:style-name="gr74" draw:text-style-name="P16" draw:layer="layout" svg:width="1.476cm" svg:height="0.489cm" svg:x="5.25cm" svg:y="7.761cm">
          <draw:text-box>
            <text:p><text:span text:style-name="T8">Loop</text:span></text:p>
          </draw:text-box>
        </draw:frame>
        <draw:frame draw:style-name="gr74" draw:text-style-name="P16" draw:layer="layout" svg:width="1.476cm" svg:height="0.489cm" svg:x="5.274cm" svg:y="14cm">
          <draw:text-box>
            <text:p><text:span text:style-name="T8">Loop</text:span></text:p>
          </draw:text-box>
        </draw:frame>
        <draw:connector draw:style-name="gr8" draw:text-style-name="P15" draw:layer="layout" draw:type="curve" svg:x1="4cm" svg:y1="13cm" svg:x2="4cm" svg:y2="14cm" draw:start-shape="id249" draw:start-glue-point="2" draw:end-shape="id253" draw:end-glue-point="0" svg:d="M4000 13000v1000" svg:viewBox="0 0 1 1001">
          <text:p/>
        </draw:connector>
        <draw:frame draw:style-name="gr74" draw:text-style-name="P16" draw:layer="layout" svg:width="1.476cm" svg:height="0.489cm" svg:x="4.024cm" svg:y="13.25cm">
          <draw:text-box>
            <text:p><text:span text:style-name="T8">ComDone</text:span></text:p>
          </draw:text-box>
        </draw:frame>
        <draw:frame draw:style-name="gr74" draw:text-style-name="P16" draw:layer="layout" svg:width="1.476cm" svg:height="0.489cm" svg:x="5.25cm" svg:y="4.011cm">
          <draw:text-box>
            <text:p><text:span text:style-name="T8">Loop</text:span></text:p>
          </draw:text-box>
        </draw:frame>
        <draw:frame draw:style-name="gr74" draw:text-style-name="P16" draw:layer="layout" svg:width="1.476cm" svg:height="0.489cm" svg:x="5.25cm" svg:y="10.011cm">
          <draw:text-box>
            <text:p><text:span text:style-name="T8">Loop</text:span></text:p>
          </draw:text-box>
        </draw:frame>
      </draw:page>
      <draw:page draw:name="page11" draw:style-name="dp1" draw:master-page-name="Standard">
        <draw:custom-shape draw:style-name="gr64" draw:text-style-name="P48" xml:id="id278" draw:id="id278" draw:layer="layout" svg:width="2.5cm" svg:height="1cm" svg:x="2.25cm" svg:y="8cm">
          <text:p text:style-name="P47"><text:span text:style-name="T7">Sync</text:span></text:p>
          <text:p text:style-name="P47"><text:span text:style-name="T7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4" draw:text-style-name="P48" xml:id="id260" draw:id="id260" draw:layer="layout" svg:width="2.5cm" svg:height="1cm" svg:x="2.25cm" svg:y="10cm">
          <text:p text:style-name="P47"><text:span text:style-name="T7">Sync</text:span></text:p>
          <text:p text:style-name="P47"><text:span text:style-name="T7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0" draw:text-style-name="P66" xml:id="id267" draw:id="id267" draw:layer="layout" svg:width="2.5cm" svg:height="1cm" svg:x="2.772cm" svg:y="25.5cm">
          <text:p text:style-name="P47"><text:span text:style-name="T7">End</text:span></text:p>
          <text:p text:style-name="P47"><text:span text:style-name="T7">Err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42" xml:id="id265" draw:id="id265" draw:layer="layout" svg:width="2.5cm" svg:height="1cm" svg:x="2.772cm" svg:y="23.5cm">
          <text:p text:style-name="P41"><text:span text:style-name="T7">En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4.75cm" svg:y1="4.5cm" svg:x2="7.5cm" svg:y2="4.5cm" draw:start-shape="id257" draw:start-glue-point="7" draw:end-shape="id258" svg:d="M4750 4500h2750" svg:viewBox="0 0 2751 1">
          <text:p/>
        </draw:connector>
        <draw:custom-shape draw:style-name="gr71" draw:text-style-name="P51" xml:id="id268" draw:id="id268" draw:layer="layout" svg:width="2.53cm" svg:height="0.5cm" svg:x="10.5cm" svg:y="5.25cm">
          <text:p text:style-name="P50"><text:span text:style-name="T8">Create Sync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8.5cm" svg:y1="8.75cm" svg:x2="3.5cm" svg:y2="10cm" draw:start-shape="id259" draw:start-glue-point="2" draw:end-shape="id260" draw:end-glue-point="0" svg:d="M8500 8750c0 937-5000 313-5000 1250" svg:viewBox="0 0 5001 1251">
          <text:p/>
        </draw:connector>
        <draw:connector draw:style-name="gr69" draw:text-style-name="P15" draw:layer="layout" draw:type="curve" svg:x1="1.375cm" svg:y1="11.75cm" svg:x2="1.375cm" svg:y2="4cm" draw:start-shape="id261" draw:start-glue-point="4" draw:end-shape="id262" draw:end-glue-point="8" svg:d="M1375 11750v-7750" svg:viewBox="0 0 1 7751">
          <text:p/>
        </draw:connector>
        <draw:custom-shape draw:style-name="gr18" draw:text-style-name="P26" xml:id="id264" draw:id="id264" draw:layer="layout" svg:width="0.25cm" svg:height="0.25cm" svg:x="1.772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28" draw:layer="layout" draw:type="curve" svg:x1="1.897cm" svg:y1="24.75cm" svg:x2="1.897cm" svg:y2="24.25cm" draw:start-shape="id263" draw:start-glue-point="0" draw:end-shape="id264" draw:end-glue-point="8" svg:d="M1897 24750v-500" svg:viewBox="0 0 1 501">
          <text:p/>
        </draw:connector>
        <draw:connector draw:style-name="gr67" draw:text-style-name="P28" draw:layer="layout" draw:type="curve" svg:x1="2.772cm" svg:y1="24cm" svg:x2="2.022cm" svg:y2="24.125cm" draw:start-shape="id265" draw:start-glue-point="5" draw:end-shape="id264" draw:end-glue-point="10" svg:d="M2772 24000c-561 0-186 125-750 125" svg:viewBox="0 0 751 126">
          <text:p/>
        </draw:connector>
        <draw:frame draw:style-name="gr74" draw:text-style-name="P16" draw:layer="layout" svg:width="0.972cm" svg:height="0.489cm" svg:x="1.55cm" svg:y="25.761cm">
          <draw:text-box>
            <text:p><text:span text:style-name="T8">Loop</text:span></text:p>
          </draw:text-box>
        </draw:frame>
        <draw:frame draw:style-name="gr74" draw:text-style-name="P16" draw:layer="layout" svg:width="0.972cm" svg:height="0.489cm" svg:x="2.022cm" svg:y="24.011cm">
          <draw:text-box>
            <text:p><text:span text:style-name="T8">Loop</text:span></text:p>
          </draw:text-box>
        </draw:frame>
        <draw:custom-shape draw:style-name="gr97" draw:text-style-name="P68" xml:id="id266" draw:id="id266" draw:layer="layout" svg:width="0.999cm" svg:height="0.999cm" svg:x="8.273cm" svg:y="25.501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98" draw:text-style-name="P16" draw:layer="layout" svg:width="1.895cm" svg:height="0.965cm" svg:x="6.127cm" svg:y="25.535cm">
          <draw:text-box>
            <text:p><text:span text:style-name="T8">Any HW error</text:span><text:span text:style-name="T8"><text:line-break/></text:span><text:span text:style-name="T8"><text:line-break/></text:span><text:span text:style-name="T8">Timeout</text:span></text:p>
          </draw:text-box>
        </draw:frame>
        <draw:connector draw:style-name="gr67" draw:text-style-name="P28" draw:layer="layout" draw:type="curve" svg:x1="8.273cm" svg:y1="26cm" svg:x2="5.272cm" svg:y2="26cm" draw:start-shape="id266" draw:start-glue-point="3" draw:end-shape="id267" draw:end-glue-point="7" svg:d="M8273 26000h-3001" svg:viewBox="0 0 3002 1">
          <text:p/>
        </draw:connector>
        <draw:custom-shape draw:style-name="gr76" draw:text-style-name="P51" xml:id="id263" draw:id="id263" draw:layer="layout" svg:width="1.75cm" svg:height="0.5cm" svg:x="1.022cm" svg:y="24.75cm">
          <text:p text:style-name="P50"><text:span text:style-name="T8">HW rücksetz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2.772cm" svg:y1="26cm" svg:x2="1.897cm" svg:y2="25.25cm" draw:start-shape="id267" draw:start-glue-point="5" draw:end-shape="id263" draw:end-glue-point="2" svg:d="M2772 26000c-584 0-875-250-875-750" svg:viewBox="0 0 876 751">
          <text:p/>
        </draw:connector>
        <draw:custom-shape draw:style-name="gr99" draw:text-style-name="P51" xml:id="id275" draw:id="id275" draw:layer="layout" svg:width="1.5cm" svg:height="0.5cm" svg:x="1.022cm" svg:y="21.25cm">
          <text:p text:style-name="P50"><text:span text:style-name="T8">Timeout löschen</text:span></text:p>
          <draw:enhanced-geometry svg:viewBox="0 0 21600 21600" draw:type="rectangle" draw:enhanced-path="M 0 0 L 21600 0 21600 21600 0 21600 0 0 Z N"/>
        </draw:custom-shape>
        <draw:custom-shape draw:style-name="gr83" draw:text-style-name="P51" xml:id="id269" draw:id="id269" draw:layer="layout" svg:width="2.5cm" svg:height="0.5cm" svg:x="7.25cm" svg:y="5.25cm">
          <text:p text:style-name="P50"><text:span text:style-name="T8">SetMsg(SyncT)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0.5cm" svg:y1="5.5cm" svg:x2="9.75cm" svg:y2="5.5cm" draw:start-shape="id268" draw:start-glue-point="3" draw:end-shape="id269" draw:end-glue-point="1" svg:d="M10500 5500h-750" svg:viewBox="0 0 751 1">
          <text:p/>
        </draw:connector>
        <draw:custom-shape draw:style-name="gr18" draw:text-style-name="P26" xml:id="id261" draw:id="id261" draw:layer="layout" svg:width="0.25cm" svg:height="0.25cm" svg:x="1.25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curve" svg:x1="6.625cm" svg:y1="12.5cm" svg:x2="3.5cm" svg:y2="14cm" draw:start-shape="id270" draw:start-glue-point="6" draw:end-shape="id271" draw:end-glue-point="0" svg:d="M6625 12500c0 1126-3125 377-3125 1500" svg:viewBox="0 0 3126 1501">
          <text:p/>
        </draw:connector>
        <draw:custom-shape draw:style-name="gr120" draw:text-style-name="P53" xml:id="id270" draw:id="id270" draw:layer="layout" svg:width="3.25cm" svg:height="1.25cm" svg:x="5cm" svg:y="11.25cm">
          <text:p text:style-name="P44"><text:span text:style-name="T8">Data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15" draw:layer="layout" draw:type="curve" svg:x1="4.75cm" svg:y1="10.5cm" svg:x2="6.625cm" svg:y2="11.25cm" draw:start-shape="id260" draw:start-glue-point="7" draw:end-shape="id270" draw:end-glue-point="4" svg:d="M4750 10500c1250 0 1875 250 1875 750" svg:viewBox="0 0 1876 751">
          <text:p/>
        </draw:connector>
        <draw:frame draw:style-name="gr74" draw:text-style-name="P16" draw:layer="layout" svg:width="1.476cm" svg:height="0.489cm" svg:x="4.774cm" svg:y="10.011cm">
          <draw:text-box>
            <text:p><text:span text:style-name="T8">ComDone</text:span></text:p>
          </draw:text-box>
        </draw:frame>
        <draw:connector draw:style-name="gr69" draw:text-style-name="P15" draw:layer="layout" draw:type="curve" svg:x1="1.375cm" svg:y1="3.75cm" svg:x2="2.25cm" svg:y2="2.5cm" draw:start-shape="id262" draw:start-glue-point="4" draw:end-shape="id272" draw:end-glue-point="2" svg:d="M1375 3750c0-936 875-311 875-1250" svg:viewBox="0 0 876 1251">
          <text:p/>
        </draw:connector>
        <draw:custom-shape draw:style-name="gr18" draw:text-style-name="P26" xml:id="id262" draw:id="id262" draw:layer="layout" svg:width="0.25cm" svg:height="0.25cm" svg:x="1.25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9" xml:id="id273" draw:id="id273" draw:layer="layout" svg:width="2.5cm" svg:height="1cm" svg:x="2.272cm" svg:y="18cm">
          <text:p text:style-name="P47"><text:span text:style-name="T13">Data</text:span></text:p>
          <text:p text:style-name="P47"><text:span text:style-name="T13">Star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5cm" svg:y1="11.875cm" svg:x2="1.5cm" svg:y2="11.875cm" draw:start-shape="id270" draw:start-glue-point="5" draw:end-shape="id261" draw:end-glue-point="10" svg:d="M5000 11875h-3500" svg:viewBox="0 0 3501 1">
          <text:p/>
        </draw:connector>
        <draw:frame draw:style-name="gr72" draw:text-style-name="P16" draw:layer="layout" svg:width="0.608cm" svg:height="0.489cm" svg:x="6.5cm" svg:y="12.5cm">
          <draw:text-box>
            <text:p><text:span text:style-name="T8">y</text:span></text:p>
          </draw:text-box>
        </draw:frame>
        <draw:connector draw:style-name="gr8" draw:text-style-name="P15" draw:layer="layout" draw:type="curve" svg:x1="4.772cm" svg:y1="18.5cm" svg:x2="6.272cm" svg:y2="18.5cm" draw:start-shape="id273" draw:start-glue-point="7" draw:end-shape="id274" draw:end-glue-point="3" svg:d="M4772 18500h1500" svg:viewBox="0 0 1501 1">
          <text:p/>
        </draw:connector>
        <draw:custom-shape draw:style-name="gr83" draw:text-style-name="P74" xml:id="id274" draw:id="id274" draw:layer="layout" svg:width="2.5cm" svg:height="0.5cm" svg:x="6.272cm" svg:y="18.25cm">
          <text:p text:style-name="P56"><text:span text:style-name="T8">SetMsg(DataT)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.772cm" svg:y1="21.25cm" svg:x2="1.375cm" svg:y2="12cm" draw:start-shape="id275" draw:start-glue-point="0" draw:end-shape="id261" draw:end-glue-point="8" svg:d="M1772 21250c0-6936-397-2311-397-9250" svg:viewBox="0 0 398 9251">
          <text:p/>
        </draw:connector>
        <draw:connector draw:style-name="gr69" draw:text-style-name="P15" draw:layer="layout" draw:type="curve" svg:x1="7.522cm" svg:y1="18.75cm" svg:x2="3.522cm" svg:y2="20cm" draw:start-shape="id274" draw:start-glue-point="2" draw:end-shape="id276" draw:end-glue-point="0" svg:d="M7522 18750c0 313-1000 625-2000 625s-2000 313-2000 625" svg:viewBox="0 0 4001 1251">
          <text:p/>
        </draw:connector>
        <draw:custom-shape draw:style-name="gr65" draw:text-style-name="P49" xml:id="id276" draw:id="id276" draw:layer="layout" svg:width="2.5cm" svg:height="1cm" svg:x="2.272cm" svg:y="20cm">
          <text:p text:style-name="P47"><text:span text:style-name="T13">Data</text:span></text:p>
          <text:p text:style-name="P47"><text:span text:style-name="T13">Don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4.772cm" svg:y1="20.5cm" svg:x2="4.022cm" svg:y2="23.5cm" draw:start-shape="id276" draw:start-glue-point="7" draw:end-shape="id265" draw:end-glue-point="0" svg:d="M4772 20500c753 0 628 876 252 1158s-1002-31-1002 1842" svg:viewBox="0 0 1302 3001">
          <text:p/>
        </draw:connector>
        <draw:frame draw:style-name="gr74" draw:text-style-name="P16" draw:layer="layout" svg:width="1.476cm" svg:height="0.489cm" svg:x="4.796cm" svg:y="20.011cm">
          <draw:text-box>
            <text:p><text:span text:style-name="T8">ComDone</text:span></text:p>
          </draw:text-box>
        </draw:frame>
        <draw:connector draw:style-name="gr67" draw:text-style-name="P28" draw:layer="layout" draw:type="curve" svg:x1="3.5cm" svg:y1="7cm" svg:x2="3.5cm" svg:y2="8cm" draw:start-shape="id277" draw:start-glue-point="2" draw:end-shape="id278" draw:end-glue-point="0" svg:d="M3500 7000v1000" svg:viewBox="0 0 1 1001">
          <text:p/>
        </draw:connector>
        <draw:custom-shape draw:style-name="gr77" draw:text-style-name="P54" xml:id="id280" draw:id="id280" draw:layer="layout" svg:width="2.53cm" svg:height="0.5cm" svg:x="10.5cm" svg:y="4.25cm">
          <text:p text:style-name="P50"><text:span text:style-name="T8">Sbusy = 0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5.015cm" svg:y1="4.75cm" svg:x2="13.03cm" svg:y2="5.5cm" draw:start-shape="id279" draw:start-glue-point="2" draw:end-shape="id268" draw:end-glue-point="1" svg:d="M15015 4750c0 500-661 750-1985 750" svg:viewBox="0 0 1986 751">
          <text:p/>
        </draw:connector>
        <draw:custom-shape draw:style-name="gr82" draw:text-style-name="P60" draw:layer="layout" svg:width="4cm" svg:height="2cm" svg:x="16cm" svg:y="1cm">
          <text:p text:style-name="P59"><text:span text:style-name="T2">Slave 2/2</text:span></text:p>
          <draw:enhanced-geometry svg:viewBox="0 0 21600 21600" draw:type="rectangle" draw:enhanced-path="M 0 0 L 21600 0 21600 21600 0 21600 0 0 Z N"/>
        </draw:custom-shape>
        <draw:custom-shape draw:style-name="gr115" draw:text-style-name="P62" xml:id="id272" draw:id="id272" draw:layer="layout" svg:width="2.5cm" svg:height="0.75cm" svg:x="1cm" svg:y="1.75cm">
          <text:p text:style-name="P47"><text:span text:style-name="T7">Sync</text:span></text:p>
          <text:p text:style-name="P47"><text:span text:style-name="T7">PrepareR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4" draw:text-style-name="P48" xml:id="id257" draw:id="id257" draw:layer="layout" svg:width="2.5cm" svg:height="1cm" svg:x="2.25cm" svg:y="4cm">
          <text:p text:style-name="P47"><text:span text:style-name="T7">Sync</text:span></text:p>
          <text:p text:style-name="P47"><text:span text:style-name="T7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51" xml:id="id258" draw:id="id258" draw:layer="layout" svg:width="1.75cm" svg:height="0.5cm" svg:x="7.5cm" svg:y="4.25cm">
          <text:p text:style-name="P50"><text:span text:style-name="T8">Start Timer </text:span></text:p>
          <text:p text:style-name="P50"><text:span text:style-name="T8">75us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9.25cm" svg:y1="4.5cm" svg:x2="10.5cm" svg:y2="4.5cm" draw:start-shape="id258" draw:start-glue-point="1" draw:end-shape="id280" draw:end-glue-point="3" svg:d="M9250 4500h1250" svg:viewBox="0 0 1251 1">
          <text:p/>
        </draw:connector>
        <draw:frame draw:style-name="gr89" draw:text-style-name="P64" draw:layer="layout" svg:width="1.476cm" svg:height="0.727cm" svg:x="3.274cm" svg:y="7cm">
          <draw:text-box>
            <text:p text:style-name="P29"><text:span text:style-name="T8">Timer</text:span></text:p>
            <text:p text:style-name="P29"><text:span text:style-name="T8">75us</text:span></text:p>
          </draw:text-box>
        </draw:frame>
        <draw:custom-shape draw:style-name="gr83" draw:text-style-name="P51" xml:id="id259" draw:id="id259" draw:layer="layout" svg:width="2.5cm" svg:height="0.5cm" svg:x="7.25cm" svg:y="8.25cm">
          <text:p text:style-name="P50"><text:span text:style-name="T8">Start SyncT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4.75cm" svg:y1="8.5cm" svg:x2="7.25cm" svg:y2="8.5cm" draw:start-shape="id278" draw:start-glue-point="7" draw:end-shape="id259" draw:end-glue-point="3" svg:d="M4750 8500h2500" svg:viewBox="0 0 2501 1">
          <text:p/>
        </draw:connector>
        <draw:custom-shape draw:style-name="gr65" draw:text-style-name="P49" xml:id="id271" draw:id="id271" draw:layer="layout" svg:width="2.5cm" svg:height="1cm" svg:x="2.25cm" svg:y="14cm">
          <text:p text:style-name="P47"><text:span text:style-name="T13">Data</text:span></text:p>
          <text:p text:style-name="P47"><text:span text:style-name="T13">Prepare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9" draw:text-style-name="P15" draw:layer="layout" draw:type="curve" svg:x1="4.75cm" svg:y1="14.5cm" svg:x2="6cm" svg:y2="14.75cm" draw:start-shape="id271" draw:start-glue-point="7" draw:end-shape="id281" draw:end-glue-point="3" svg:d="M4750 14500c939 0 314 250 1250 250" svg:viewBox="0 0 1251 251">
          <text:p/>
        </draw:connector>
        <draw:custom-shape draw:style-name="gr76" draw:text-style-name="P51" xml:id="id281" draw:id="id281" draw:layer="layout" svg:width="1.75cm" svg:height="0.5cm" svg:x="6cm" svg:y="14.5cm">
          <text:p text:style-name="P50"><text:span text:style-name="T8">Start Timer </text:span></text:p>
          <text:p text:style-name="P50"><text:span text:style-name="T8">75us</text:span></text:p>
          <draw:enhanced-geometry svg:viewBox="0 0 21600 21600" draw:type="rectangle" draw:enhanced-path="M 0 0 L 21600 0 21600 21600 0 21600 0 0 Z N"/>
        </draw:custom-shape>
        <draw:frame draw:style-name="gr89" draw:text-style-name="P64" draw:layer="layout" svg:width="1.476cm" svg:height="0.727cm" svg:x="3.5cm" svg:y="17.023cm">
          <draw:text-box>
            <text:p text:style-name="P29"><text:span text:style-name="T8">Timer</text:span></text:p>
            <text:p text:style-name="P29"><text:span text:style-name="T8">75us</text:span></text:p>
          </draw:text-box>
        </draw:frame>
        <draw:frame draw:style-name="gr74" draw:text-style-name="P16" draw:layer="layout" svg:width="1.476cm" svg:height="0.489cm" svg:x="4.905cm" svg:y="8.48cm">
          <draw:text-box>
            <text:p><text:span text:style-name="T8">ComStart</text:span></text:p>
          </draw:text-box>
        </draw:frame>
        <draw:frame draw:style-name="gr74" draw:text-style-name="P16" draw:layer="layout" svg:width="1.476cm" svg:height="0.489cm" svg:x="4.772cm" svg:y="18.011cm">
          <draw:text-box>
            <text:p><text:span text:style-name="T8">ComStart</text:span></text:p>
          </draw:text-box>
        </draw:frame>
        <draw:custom-shape draw:style-name="gr99" draw:text-style-name="P51" xml:id="id282" draw:id="id282" draw:layer="layout" svg:width="1.5cm" svg:height="0.5cm" svg:x="1cm" svg:y="22.382cm">
          <text:p text:style-name="P50"><text:span text:style-name="T8">Timer stoppen</text:span></text:p>
          <draw:enhanced-geometry svg:viewBox="0 0 21600 21600" draw:type="rectangle" draw:enhanced-path="M 0 0 L 21600 0 21600 21600 0 21600 0 0 Z N"/>
        </draw:custom-shape>
        <draw:connector draw:style-name="gr67" draw:text-style-name="P28" draw:layer="layout" draw:type="curve" svg:x1="1.897cm" svg:y1="24cm" svg:x2="1.75cm" svg:y2="22.882cm" draw:end-shape="id282" draw:end-glue-point="2" svg:d="M1897 24000c0-462-147 97-147-1118" svg:viewBox="0 0 148 1119">
          <text:p/>
        </draw:connector>
        <draw:connector draw:style-name="gr67" draw:text-style-name="P28" draw:layer="layout" draw:type="curve" svg:x1="1.75cm" svg:y1="22.382cm" svg:x2="1.772cm" svg:y2="21.75cm" draw:start-shape="id282" draw:start-glue-point="0" draw:end-shape="id275" draw:end-glue-point="2" svg:d="M1750 22382c0-474 22-158 22-632" svg:viewBox="0 0 23 633">
          <text:p/>
        </draw:connector>
        <draw:custom-shape draw:style-name="gr71" draw:text-style-name="P51" xml:id="id279" draw:id="id279" draw:layer="layout" svg:width="2.53cm" svg:height="0.5cm" svg:x="13.75cm" svg:y="4.25cm">
          <text:p text:style-name="P50"><text:span text:style-name="T8">Get Data</text:span></text:p>
          <draw:enhanced-geometry svg:viewBox="0 0 21600 21600" draw:type="rectangle" draw:enhanced-path="M 0 0 L 21600 0 21600 21600 0 21600 0 0 Z N"/>
        </draw:custom-shape>
        <draw:connector draw:style-name="gr69" draw:text-style-name="P15" draw:layer="layout" draw:type="curve" svg:x1="13.03cm" svg:y1="4.5cm" svg:x2="13.75cm" svg:y2="4.5cm" draw:start-shape="id280" draw:start-glue-point="1" draw:end-shape="id279" draw:end-glue-point="3" svg:d="M13030 4500h720" svg:viewBox="0 0 721 1">
          <text:p/>
        </draw:connector>
        <draw:custom-shape draw:style-name="gr65" draw:text-style-name="P49" xml:id="id283" draw:id="id283" draw:layer="layout" svg:width="2.5cm" svg:height="1cm" svg:x="2.25cm" svg:y="16cm">
          <text:p text:style-name="P47"><text:span text:style-name="T13">Data</text:span></text:p>
          <text:p text:style-name="P47"><text:span text:style-name="T13">Wai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15" draw:layer="layout" draw:type="curve" svg:x1="3.5cm" svg:y1="17cm" svg:x2="3.522cm" svg:y2="18cm" draw:start-shape="id283" draw:start-glue-point="2" draw:end-shape="id273" draw:end-glue-point="0" svg:d="M3500 17000c0 751 22 252 22 1000" svg:viewBox="0 0 23 1001">
          <text:p/>
        </draw:connector>
        <draw:connector draw:style-name="gr69" draw:text-style-name="P15" draw:layer="layout" draw:type="curve" svg:x1="3.5cm" svg:y1="15cm" svg:x2="3.5cm" svg:y2="16cm" draw:end-shape="id283" draw:end-glue-point="0" svg:d="M3500 15000v1000" svg:viewBox="0 0 1 1001">
          <text:p/>
        </draw:connector>
        <draw:frame draw:style-name="gr89" draw:text-style-name="P64" draw:layer="layout" svg:width="1.476cm" svg:height="0.727cm" svg:x="3.5cm" svg:y="15.023cm">
          <draw:text-box>
            <text:p text:style-name="P29"><text:span text:style-name="T8">Loop</text:span></text:p>
          </draw:text-box>
        </draw:frame>
        <draw:custom-shape draw:style-name="gr64" draw:text-style-name="P48" xml:id="id277" draw:id="id277" draw:layer="layout" svg:width="2.5cm" svg:height="1cm" svg:x="2.25cm" svg:y="6cm">
          <text:p text:style-name="P47"><text:span text:style-name="T7">Sync</text:span></text:p>
          <text:p text:style-name="P47"><text:span text:style-name="T7">WaitT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7" draw:text-style-name="P28" draw:layer="layout" draw:type="curve" svg:x1="7.25cm" svg:y1="5.5cm" svg:x2="3.5cm" svg:y2="6cm" draw:start-shape="id269" draw:start-glue-point="3" draw:end-shape="id277" draw:end-glue-point="0" svg:d="M7250 5500c-1873 0-1561 0-2030-63s-1720-188-1720 563" svg:viewBox="0 0 3751 6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10:45:41.277000000</meta:creation-date>
    <meta:generator>LibreOffice/24.2.3.2$Windows_X86_64 LibreOffice_project/433d9c2ded56988e8a90e6b2e771ee4e6a5ab2ba</meta:generator>
    <dc:date>2024-12-20T11:39:12.497000000</dc:date>
    <meta:editing-duration>PT7H18M8S</meta:editing-duration>
    <meta:editing-cycles>55</meta:editing-cycles>
    <meta:print-date>2024-12-17T13:05:56.595000000</meta:print-date>
    <meta:document-statistic meta:object-count="768"/>
  </office:meta>
</office:document-meta>
</file>